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 manifest:media-type=""/>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 manifest:media-type=""/>
  <manifest:file-entry manifest:full-path="ObjectReplacements/Object 92" manifest:media-type="application/x-openoffice-gdimetafile;windows_formatname=&quot;GDIMetaFile&quot;"/>
  <manifest:file-entry manifest:full-path="ObjectReplacements/Object 17" manifest:media-type=""/>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
  <manifest:file-entry manifest:full-path="ObjectReplacements/Object 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60" manifest:media-type="application/x-openoffice-gdimetafile;windows_formatname=&quot;GDIMetaFile&quot;"/>
  <manifest:file-entry manifest:full-path="ObjectReplacements/Object 13" manifest:media-type=""/>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 manifest:media-type=""/>
  <manifest:file-entry manifest:full-path="ObjectReplacements/Object 28" manifest:media-type="application/x-openoffice-gdimetafile;windows_formatname=&quot;GDIMetaFile&quot;"/>
  <manifest:file-entry manifest:full-path="ObjectReplacements/Object 12" manifest:media-type=""/>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meta.xml" manifest:media-type="text/xml"/>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3" manifest:media-type="application/vnd.oasis.opendocument.formula"/>
  <manifest:file-entry manifest:full-path="content.xml" manifest:media-type="text/xml"/>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styles.xml" manifest:media-type="text/xml"/>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57/content.xml" manifest:media-type="text/xml"/>
  <manifest:file-entry manifest:full-path="Object 57/settings.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Configurations2/" manifest:media-type="application/vnd.sun.xml.ui.configuration"/>
  <manifest:file-entry manifest:full-path="Object 10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A9" style:family="table-cell">
      <style:table-cell-properties fo:padding="0.199cm" fo:border-left="0.5pt solid #000000" fo:border-right="0.5pt solid #000000" fo:border-top="none" fo:border-bottom="0.5pt solid #000000" style:writing-mode="lr-tb"/>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Table33" style:family="table">
      <style:table-properties style:width="17.759cm" style:rel-width="90%" fo:margin-top="0cm" fo:margin-bottom="0cm" table:align="center" style:writing-mode="lr-tb"/>
    </style:style>
    <style:style style:name="Table33.A" style:family="table-column">
      <style:table-column-properties style:column-width="10.509cm" style:rel-column-width="38783*"/>
    </style:style>
    <style:style style:name="Table33.B" style:family="table-column">
      <style:table-column-properties style:column-width="7.25cm" style:rel-column-width="26751*"/>
    </style:style>
    <style:style style:name="Table33.1" style:family="table-row">
      <style:table-row-properties fo:keep-together="auto"/>
    </style:style>
    <style:style style:name="Table33.A1" style:family="table-cell">
      <style:table-cell-properties fo:padding="0.199cm" fo:border="0.5pt solid #000000" style:writing-mode="lr-tb"/>
    </style:style>
    <style:style style:name="Table34" style:family="table">
      <style:table-properties style:width="17.759cm" style:rel-width="90%" fo:margin-top="0cm" fo:margin-bottom="0cm" table:align="center" style:writing-mode="lr-tb"/>
    </style:style>
    <style:style style:name="Table34.A" style:family="table-column">
      <style:table-column-properties style:column-width="10.509cm" style:rel-column-width="38783*"/>
    </style:style>
    <style:style style:name="Table34.B" style:family="table-column">
      <style:table-column-properties style:column-width="7.25cm" style:rel-column-width="26751*"/>
    </style:style>
    <style:style style:name="Table34.1" style:family="table-row">
      <style:table-row-properties fo:keep-together="auto"/>
    </style:style>
    <style:style style:name="Table34.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21" style:family="paragraph" style:parent-style-name="Standard">
      <style:text-properties style:font-name="Cambria Math2"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6"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2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8"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9"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text-properties officeooo:paragraph-rsid="0169e36f"/>
    </style:style>
    <style:style style:name="P3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4"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style:font-name="Cambria Math" fo:font-size="9pt" fo:language="en" fo:country="US" officeooo:rsid="0169e36f" officeooo:paragraph-rsid="0169e36f" style:letter-kerning="false" style:font-name-asian="Calibri2" style:language-asian="en" style:country-asian="US" style:font-name-complex="Tahoma"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ambria Math2" fo:font-size="9pt" fo:language="en" fo:country="AU" officeooo:rsid="0169e36f" officeooo:paragraph-rsid="0169e36f" style:font-size-asian="9pt" style:font-name-complex="Tahoma" style:font-size-complex="9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8" style:family="paragraph" style:parent-style-name="Standard" style:list-style-name="">
      <style:paragraph-properties fo:margin-left="0.501cm" fo:margin-top="0cm" fo:margin-bottom="0cm" style:contextual-spacing="true" fo:text-indent="0cm" style:auto-text-indent="false" fo:keep-with-next="always"/>
    </style:style>
    <style:style style:name="P39" style:family="paragraph" style:parent-style-name="List_20_Paragraph" style:list-style-name="WWNum2"/>
    <style:style style:name="P40" style:family="paragraph" style:parent-style-name="List_20_Paragraph" style:list-style-name="WWNum2">
      <style:text-properties officeooo:paragraph-rsid="004c5ffd"/>
    </style:style>
    <style:style style:name="P41" style:family="paragraph" style:parent-style-name="List_20_Paragraph" style:list-style-name="WWNum2">
      <style:paragraph-properties>
        <style:tab-stops>
          <style:tab-stop style:position="19.72cm" style:type="right"/>
        </style:tab-stops>
      </style:paragraph-properties>
    </style:style>
    <style:style style:name="P42" style:family="paragraph" style:parent-style-name="List_20_Paragraph" style:list-style-name="WWNum2">
      <style:text-properties officeooo:paragraph-rsid="01151965"/>
    </style:style>
    <style:style style:name="P43" style:family="paragraph" style:parent-style-name="List_20_Paragraph" style:list-style-name="WWNum2">
      <style:text-properties officeooo:paragraph-rsid="00f6510f"/>
    </style:style>
    <style:style style:name="P44" style:family="paragraph" style:parent-style-name="Standard">
      <style:text-properties style:font-name="Cambria Math" fo:font-size="9pt" officeooo:rsid="003c5367" style:font-size-asian="9pt" style:font-size-complex="9pt"/>
    </style:style>
    <style:style style:name="P45" style:family="paragraph" style:parent-style-name="Standard">
      <style:text-properties style:font-name="Cambria Math" fo:font-size="9pt" officeooo:paragraph-rsid="011ace48" style:font-size-asian="9pt" style:font-size-complex="9pt"/>
    </style:style>
    <style:style style:name="P46" style:family="paragraph" style:parent-style-name="Standard">
      <style:paragraph-properties fo:margin-left="0.63cm"/>
    </style:style>
    <style:style style:name="P4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49"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50" style:family="paragraph" style:parent-style-name="List_20_Paragraph" style:list-style-name="WWNum7">
      <style:paragraph-properties>
        <style:tab-stops>
          <style:tab-stop style:position="19.72cm" style:type="right"/>
        </style:tab-stops>
      </style:paragraph-properties>
    </style:style>
    <style:style style:name="P51"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2" style:family="paragraph" style:parent-style-name="List_20_Paragraph" style:list-style-name="WWNum7">
      <style:paragraph-properties>
        <style:tab-stops>
          <style:tab-stop style:position="19.72cm" style:type="right"/>
        </style:tab-stops>
      </style:paragraph-properties>
      <style:text-properties officeooo:paragraph-rsid="008b33b5"/>
    </style:style>
    <style:style style:name="P53"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55" style:family="paragraph" style:parent-style-name="List_20_Paragraph" style:list-style-name="WWNum8"/>
    <style:style style:name="P56" style:family="paragraph" style:parent-style-name="Standard">
      <style:text-properties style:font-name="Cambria Math2" fo:font-size="9pt" fo:language="en" fo:country="AU" style:font-size-asian="9pt" style:font-name-complex="Tahoma" style:font-size-complex="9pt"/>
    </style:style>
    <style:style style:name="P57"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61"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6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5"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90"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178d233" style:font-size-asian="9pt" style:font-weight-asian="bold" style:font-name-complex="Tahoma" style:font-size-complex="9pt">
        <loext:char-complex-color loext:theme-type="dark1" loext:color-type="theme"/>
      </style:text-properties>
    </style:style>
    <style:style style:name="P10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78d233"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2" fo:font-size="9pt" fo:language="en" fo:country="US" fo:font-weight="normal" officeooo:rsid="0177ed45" officeooo:paragraph-rsid="0178d233" style:letter-kerning="false" style:font-name-asian="Calibri2" style:font-size-asian="9pt" style:language-asian="en" style:country-asian="US" style:font-weight-asian="normal" style:font-name-complex="Tahoma" style:font-size-complex="9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font-weight="normal" officeooo:rsid="0177ed45" officeooo:paragraph-rsid="0178d233"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78d233" fo:hyphenate="false" fo:hyphenation-remain-char-count="2" fo:hyphenation-push-char-count="2" loext:hyphenation-no-caps="false" loext:hyphenation-no-last-word="false" loext:hyphenation-word-char-count="5" loext:hyphenation-zone="no-limit"/>
    </style:style>
    <style:style style:name="P104"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0"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1"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3"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text-align="start" style:justify-single-word="false"/>
      <style:text-properties fo:color="#2e8b57" loext:opacity="100%" fo:font-size="12pt" fo:language="en" fo:country="US" officeooo:paragraph-rsid="0049a2a9"/>
    </style:style>
    <style:style style:name="P115"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6"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7"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9"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2"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0"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officeooo:paragraph-rsid="01613ccb"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32"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184dd"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33926"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paragraph-rsid="003e90c9" style:font-size-asian="9pt" style:font-size-complex="9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15b739c"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2477cc"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officeooo:paragraph-rsid="015814d3"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list-style-name="">
      <style:paragraph-properties fo:margin-left="0cm" fo:margin-top="0cm" fo:margin-bottom="0cm" style:contextual-spacing="true" fo:text-align="end" style:justify-single-word="false" fo:orphans="2" fo:widows="2" fo:hyphenation-ladder-count="no-limit" fo:hyphenation-keep="auto" loext:hyphenation-keep-type="column" fo:text-indent="0cm" style:auto-text-indent="false"/>
      <style:text-properties fo:font-size="12pt" officeooo:rsid="014ffdd8" officeooo:paragraph-rsid="014ffdd8"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officeooo:paragraph-rsid="014ca8d1"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text-properties officeooo:rsid="0169e36f" officeooo:paragraph-rsid="016f1e26"/>
    </style:style>
    <style:style style:name="P154"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officeooo:paragraph-rsid="016f1e26"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5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718180" officeooo:paragraph-rsid="01718180"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ourier" fo:font-size="9pt" fo:language="en" fo:country="AU" officeooo:rsid="01718180" officeooo:paragraph-rsid="01718180"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officeooo:rsid="0170352b" officeooo:paragraph-rsid="0170352b"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style:font-name="Cambria Math2" fo:font-size="9pt" fo:language="en" fo:country="US" officeooo:paragraph-rsid="016f1e26"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12pt" officeooo:paragraph-rsid="01718180"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718180" officeooo:paragraph-rsid="0173237c"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ourier" fo:font-size="9pt" fo:language="en" fo:country="AU" officeooo:rsid="01718180" officeooo:paragraph-rsid="0173237c"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8pt" fo:language="en" fo:country="AU" officeooo:rsid="016ee086" officeooo:paragraph-rsid="016f1e26" style:font-name-asian="MS Mincho" style:font-size-asian="8pt" style:font-name-complex="Times New Roman1" style:font-size-complex="8pt"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7afe82"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officeooo:paragraph-rsid="016f1e26" style:font-size-asian="9pt" style:font-weight-asian="bold" style:font-name-complex="Tahoma" style:font-size-complex="9pt">
        <loext:char-complex-color loext:theme-type="dark1" loext:color-type="theme"/>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2" fo:font-size="9pt" fo:language="en" fo:country="US" officeooo:rsid="00ab7ba0" style:font-size-asian="9pt" style:font-name-complex="Times New Roman1" style:font-size-complex="9pt"/>
    </style:style>
    <style:style style:name="T22" style:family="text">
      <style:text-properties style:font-name="Cambria Math2" fo:font-size="9pt" fo:language="en" fo:country="US" officeooo:rsid="00acb3d4" style:font-size-asian="9pt" style:font-name-complex="Times New Roman1" style:font-size-complex="9pt"/>
    </style:style>
    <style:style style:name="T23" style:family="text">
      <style:text-properties style:font-name="Cambria Math2" fo:font-size="9pt" fo:language="en" fo:country="US" officeooo:rsid="00ae5c4d" style:font-size-asian="9pt" style:font-name-complex="Times New Roman1" style:font-size-complex="9pt"/>
    </style:style>
    <style:style style:name="T24" style:family="text">
      <style:text-properties style:font-name="Cambria Math2" fo:font-size="9pt" fo:language="en" fo:country="US" officeooo:rsid="00b63a81" style:font-size-asian="9pt" style:font-name-complex="Times New Roman1" style:font-size-complex="9pt"/>
    </style:style>
    <style:style style:name="T25" style:family="text">
      <style:text-properties style:font-name="Cambria Math2" fo:font-size="9pt" fo:language="en" fo:country="US" officeooo:rsid="00b23c5e" style:font-size-asian="9pt" style:font-name-complex="Times New Roman1" style:font-size-complex="9pt"/>
    </style:style>
    <style:style style:name="T26" style:family="text">
      <style:text-properties style:font-name="Cambria Math2" fo:font-size="9pt" fo:language="en" fo:country="US" officeooo:rsid="00bc2436" style:font-size-asian="9pt" style:font-name-complex="Times New Roman1" style:font-size-complex="9pt"/>
    </style:style>
    <style:style style:name="T27" style:family="text">
      <style:text-properties style:font-name="Cambria Math2" fo:font-size="9pt" fo:language="en" fo:country="US" officeooo:rsid="00b3ff7f" style:font-size-asian="9pt" style:font-name-complex="Times New Roman1" style:font-size-complex="9pt"/>
    </style:style>
    <style:style style:name="T28" style:family="text">
      <style:text-properties style:font-name="Cambria Math2" fo:font-size="9pt" fo:language="en" fo:country="US" officeooo:rsid="00bc311f" style:font-size-asian="9pt" style:font-name-complex="Times New Roman1" style:font-size-complex="9pt"/>
    </style:style>
    <style:style style:name="T29" style:family="text">
      <style:text-properties style:font-name="Cambria Math2" fo:font-size="9pt" fo:language="en" fo:country="US" officeooo:rsid="00beba83" style:font-size-asian="9pt" style:font-name-complex="Times New Roman1" style:font-size-complex="9pt"/>
    </style:style>
    <style:style style:name="T30" style:family="text">
      <style:text-properties style:font-name="Cambria Math2" fo:font-size="9pt" fo:language="en" fo:country="US" officeooo:rsid="00bc13aa" style:font-size-asian="9pt" style:font-name-complex="Times New Roman1" style:font-size-complex="9pt"/>
    </style:style>
    <style:style style:name="T31" style:family="text">
      <style:text-properties style:font-name="Cambria Math2" fo:font-size="9pt" fo:language="en" fo:country="US" officeooo:rsid="00b822fa" style:font-size-asian="9pt" style:font-name-complex="Times New Roman1" style:font-size-complex="9pt"/>
    </style:style>
    <style:style style:name="T32" style:family="text">
      <style:text-properties style:font-name="Cambria Math2" fo:font-size="9pt" fo:language="en" fo:country="US" officeooo:rsid="00bcf402" style:font-size-asian="9pt" style:font-name-complex="Times New Roman1" style:font-size-complex="9pt"/>
    </style:style>
    <style:style style:name="T33" style:family="text">
      <style:text-properties style:font-name="Cambria Math2" fo:font-size="9pt" fo:language="en" fo:country="US" officeooo:rsid="00b6cd80" style:font-size-asian="9pt" style:font-name-complex="Times New Roman1" style:font-size-complex="9pt"/>
    </style:style>
    <style:style style:name="T34" style:family="text">
      <style:text-properties style:font-name="Cambria Math2" fo:font-size="9pt" fo:language="en" fo:country="US" officeooo:rsid="00b45229" style:font-size-asian="9pt" style:font-name-complex="Times New Roman1" style:font-size-complex="9pt"/>
    </style:style>
    <style:style style:name="T35" style:family="text">
      <style:text-properties style:font-name="Cambria Math2" fo:font-size="9pt" fo:language="en" fo:country="US" officeooo:rsid="00aec1ec" style:font-size-asian="9pt" style:font-name-complex="Times New Roman1" style:font-size-complex="9pt"/>
    </style:style>
    <style:style style:name="T36" style:family="text">
      <style:text-properties style:font-name="Cambria Math2" fo:font-size="9pt" fo:language="en" fo:country="US" officeooo:rsid="00ba5f55" style:font-size-asian="9pt" style:font-name-complex="Times New Roman1" style:font-size-complex="9pt"/>
    </style:style>
    <style:style style:name="T37" style:family="text">
      <style:text-properties style:font-name="Cambria Math2" fo:font-size="9pt" fo:language="en" fo:country="US" officeooo:rsid="00b85f42" style:font-size-asian="9pt" style:font-name-complex="Times New Roman1" style:font-size-complex="9pt"/>
    </style:style>
    <style:style style:name="T38" style:family="text">
      <style:text-properties style:font-name="Cambria Math2" fo:font-size="9pt" fo:language="en" fo:country="US" officeooo:rsid="00b11333" style:font-size-asian="9pt" style:font-name-complex="Times New Roman1" style:font-size-complex="9pt"/>
    </style:style>
    <style:style style:name="T39" style:family="text">
      <style:text-properties style:font-name="Cambria Math2" fo:font-size="9pt" fo:language="en" fo:country="US" officeooo:rsid="00c0a379" style:font-size-asian="9pt" style:font-name-complex="Times New Roman1" style:font-size-complex="9pt"/>
    </style:style>
    <style:style style:name="T40" style:family="text">
      <style:text-properties style:font-name="Cambria Math2" fo:font-size="9pt" fo:language="en" fo:country="US" officeooo:rsid="00b057bc" style:font-size-asian="9pt" style:font-name-complex="Times New Roman1" style:font-size-complex="9pt"/>
    </style:style>
    <style:style style:name="T41" style:family="text">
      <style:text-properties style:font-name="Cambria Math2" fo:font-size="9pt" fo:language="en" fo:country="US" officeooo:rsid="00c0aec1" style:font-size-asian="9pt" style:font-name-complex="Times New Roman1" style:font-size-complex="9pt"/>
    </style:style>
    <style:style style:name="T42" style:family="text">
      <style:text-properties style:font-name="Cambria Math2" fo:font-size="9pt" fo:language="en" fo:country="US" officeooo:rsid="00c22488" style:font-size-asian="9pt" style:font-name-complex="Times New Roman1" style:font-size-complex="9pt"/>
    </style:style>
    <style:style style:name="T43" style:family="text">
      <style:text-properties style:font-name="Cambria Math2" fo:font-size="9pt" fo:language="en" fo:country="US" officeooo:rsid="00c360ef" style:font-size-asian="9pt" style:font-name-complex="Times New Roman1" style:font-size-complex="9pt"/>
    </style:style>
    <style:style style:name="T44" style:family="text">
      <style:text-properties style:font-name="Cambria Math2" fo:font-size="9pt" fo:language="en" fo:country="US" officeooo:rsid="00c5ff16" style:font-size-asian="9pt" style:font-name-complex="Times New Roman1" style:font-size-complex="9pt"/>
    </style:style>
    <style:style style:name="T45" style:family="text">
      <style:text-properties style:font-name="Cambria Math2" fo:font-size="9pt" fo:language="en" fo:country="US" officeooo:rsid="00c6ec6d" style:font-size-asian="9pt" style:font-name-complex="Times New Roman1" style:font-size-complex="9pt"/>
    </style:style>
    <style:style style:name="T46" style:family="text">
      <style:text-properties style:font-name="Cambria Math2" fo:font-size="9pt" fo:language="en" fo:country="US" officeooo:rsid="00c48423" style:font-size-asian="9pt" style:font-name-complex="Times New Roman1" style:font-size-complex="9pt"/>
    </style:style>
    <style:style style:name="T47" style:family="text">
      <style:text-properties style:font-name="Cambria Math2" fo:font-size="9pt" fo:language="en" fo:country="US" officeooo:rsid="00c74456" style:font-size-asian="9pt" style:font-name-complex="Times New Roman1" style:font-size-complex="9pt"/>
    </style:style>
    <style:style style:name="T48" style:family="text">
      <style:text-properties style:font-name="Cambria Math2" fo:font-size="9pt" fo:language="en" fo:country="US" officeooo:rsid="00fa8e1d" style:font-size-asian="9pt" style:font-name-complex="Times New Roman1" style:font-size-complex="9pt"/>
    </style:style>
    <style:style style:name="T49" style:family="text">
      <style:text-properties style:font-name="Cambria Math2" fo:font-size="9pt" fo:language="en" fo:country="US" officeooo:rsid="00fbee0c" style:font-size-asian="9pt" style:font-name-complex="Times New Roman1" style:font-size-complex="9pt"/>
    </style:style>
    <style:style style:name="T50" style:family="text">
      <style:text-properties style:font-name="Cambria Math2" fo:font-size="9pt" fo:language="en" fo:country="US" officeooo:rsid="00fc2db6" style:font-size-asian="9pt" style:font-name-complex="Times New Roman1" style:font-size-complex="9pt"/>
    </style:style>
    <style:style style:name="T51" style:family="text">
      <style:text-properties style:font-name="Cambria Math2" fo:font-size="9pt" fo:language="en" fo:country="US" officeooo:rsid="0109782a" style:font-size-asian="9pt" style:font-name-complex="Times New Roman1" style:font-size-complex="9pt"/>
    </style:style>
    <style:style style:name="T52" style:family="text">
      <style:text-properties style:font-name="Cambria Math2" fo:font-size="9pt" fo:language="en" fo:country="US" officeooo:rsid="010963f2" style:font-size-asian="9pt" style:font-name-complex="Times New Roman1" style:font-size-complex="9pt"/>
    </style:style>
    <style:style style:name="T53" style:family="text">
      <style:text-properties style:font-name="Cambria Math2" fo:font-size="9pt" fo:language="en" fo:country="US" officeooo:rsid="00a37ac8" style:font-size-asian="9pt" style:font-name-complex="Times New Roman1" style:font-size-complex="9pt"/>
    </style:style>
    <style:style style:name="T54" style:family="text">
      <style:text-properties style:font-name="Cambria Math2" fo:font-size="9pt" fo:language="en" fo:country="US" officeooo:rsid="01073167" style:font-size-asian="9pt" style:font-name-complex="Times New Roman1" style:font-size-complex="9pt"/>
    </style:style>
    <style:style style:name="T55" style:family="text">
      <style:text-properties style:font-name="Cambria Math2" fo:font-size="9pt" fo:language="en" fo:country="US" officeooo:rsid="00ff192a" style:font-size-asian="9pt" style:font-name-complex="Times New Roman1" style:font-size-complex="9pt"/>
    </style:style>
    <style:style style:name="T56" style:family="text">
      <style:text-properties style:font-name="Cambria Math2" fo:font-size="9pt" fo:language="en" fo:country="US" officeooo:rsid="010843bf" style:font-size-asian="9pt" style:font-name-complex="Times New Roman1" style:font-size-complex="9pt"/>
    </style:style>
    <style:style style:name="T57" style:family="text">
      <style:text-properties style:font-name="Cambria Math2" fo:font-size="9pt" fo:language="en" fo:country="US" officeooo:rsid="010008dc" style:font-size-asian="9pt" style:font-name-complex="Times New Roman1" style:font-size-complex="9pt"/>
    </style:style>
    <style:style style:name="T58" style:family="text">
      <style:text-properties style:font-name="Times" fo:font-size="9pt" fo:language="en" fo:country="US" style:font-size-asian="9pt" style:font-name-complex="Times1" style:font-size-complex="9pt"/>
    </style:style>
    <style:style style:name="T59" style:family="text">
      <style:text-properties style:font-name="Cambria Math2" fo:font-size="9pt" fo:language="en" fo:country="US" officeooo:rsid="00a4585a" style:font-size-asian="9pt" style:font-name-complex="Times New Roman1" style:font-size-complex="9pt"/>
    </style:style>
    <style:style style:name="T60" style:family="text">
      <style:text-properties style:font-name="Cambria Math2" fo:font-size="9pt" fo:language="en" fo:country="US" officeooo:rsid="00a70c85" style:font-size-asian="9pt" style:font-name-complex="Times New Roman1" style:font-size-complex="9pt"/>
    </style:style>
    <style:style style:name="T61" style:family="text">
      <style:text-properties style:font-name="Cambria Math2" fo:font-size="9pt" fo:language="en" fo:country="US" officeooo:rsid="0100adfa" style:font-size-asian="9pt" style:font-name-complex="Times New Roman1" style:font-size-complex="9pt"/>
    </style:style>
    <style:style style:name="T62" style:family="text">
      <style:text-properties style:font-name="Cambria Math2" fo:font-size="9pt" fo:language="en" fo:country="US" officeooo:rsid="00a5557a" style:font-size-asian="9pt" style:font-name-complex="Times New Roman1" style:font-size-complex="9pt"/>
    </style:style>
    <style:style style:name="T63" style:family="text">
      <style:text-properties style:font-name="Cambria Math2" fo:font-size="9pt" fo:language="en" fo:country="US" officeooo:rsid="013ba6ca" style:font-size-asian="9pt" style:font-name-complex="Times New Roman1" style:font-size-complex="9pt"/>
    </style:style>
    <style:style style:name="T64" style:family="text">
      <style:text-properties style:font-name="Cambria Math2" fo:font-size="9pt" fo:language="en" fo:country="US" officeooo:rsid="00ca1261" style:font-size-asian="9pt" style:font-name-complex="Times New Roman1" style:font-size-complex="9pt"/>
    </style:style>
    <style:style style:name="T65" style:family="text">
      <style:text-properties style:font-name="Cambria Math2" fo:font-size="9pt" fo:language="en" fo:country="US" officeooo:rsid="01033baf" style:font-size-asian="9pt" style:font-name-complex="Times New Roman1" style:font-size-complex="9pt"/>
    </style:style>
    <style:style style:name="T66" style:family="text">
      <style:text-properties style:font-name="Cambria Math2" fo:font-size="9pt" fo:language="en" fo:country="US" officeooo:rsid="0105a7bc" style:font-size-asian="9pt" style:font-name-complex="Times New Roman1" style:font-size-complex="9pt"/>
    </style:style>
    <style:style style:name="T67"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2" fo:font-size="9pt" fo:language="en" fo:country="US" style:font-size-asian="9pt" style:font-name-complex="Cambria Math3" style:font-size-complex="9pt"/>
    </style:style>
    <style:style style:name="T69" style:family="text">
      <style:text-properties style:font-name="Cambria Math2" fo:font-size="9pt" fo:language="en" fo:country="GB" style:font-size-asian="9pt" style:font-name-complex="Times New Roman1" style:font-size-complex="9pt"/>
    </style:style>
    <style:style style:name="T70"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2" fo:font-size="9pt" fo:language="en" fo:country="US" style:font-size-asian="9pt" style:font-name-complex="Tahoma" style:font-size-complex="9pt"/>
    </style:style>
    <style:style style:name="T73" style:family="text">
      <style:text-properties style:font-name="Cambria Math2" fo:font-size="9pt" fo:language="en" fo:country="US" fo:font-style="italic" style:font-size-asian="9pt" style:font-style-asian="italic" style:font-name-complex="Tahoma" style:font-size-complex="9pt"/>
    </style:style>
    <style:style style:name="T74" style:family="text">
      <style:text-properties style:font-name="Cambria Math2" fo:font-size="9pt" fo:language="en" fo:country="US" fo:font-style="italic" style:font-size-asian="9pt" style:font-style-asian="italic" style:font-name-complex="Times New Roman1" style:font-size-complex="9pt"/>
    </style:style>
    <style:style style:name="T75" style:family="text">
      <style:text-properties style:font-name="Cambria Math2" fo:font-size="9pt" fo:language="en" fo:country="US" officeooo:rsid="010ad915" style:font-size-asian="9pt" style:font-name-complex="Tahoma" style:font-size-complex="9pt"/>
    </style:style>
    <style:style style:name="T76" style:family="text">
      <style:text-properties style:font-name="Cambria Math2" fo:font-size="9pt" fo:language="en" fo:country="AU" style:font-size-asian="9pt" style:font-name-complex="Tahoma" style:font-size-complex="9pt"/>
    </style:style>
    <style:style style:name="T77" style:family="text">
      <style:text-properties style:font-name="Cambria Math2" fo:font-size="9pt" fo:language="en" fo:country="US" officeooo:rsid="010cc2e2" style:font-size-asian="9pt" style:font-name-complex="Tahoma" style:font-size-complex="9pt"/>
    </style:style>
    <style:style style:name="T78" style:family="text">
      <style:text-properties style:font-name="Cambria Math2" fo:font-size="9pt" fo:language="en" fo:country="US" officeooo:rsid="00d41314" style:font-size-asian="9pt" style:font-name-complex="Tahoma" style:font-size-complex="9pt"/>
    </style:style>
    <style:style style:name="T79" style:family="text">
      <style:text-properties style:font-name="Cambria Math2" fo:font-size="9pt" fo:language="en" fo:country="US" officeooo:rsid="00d970cb" style:font-size-asian="9pt" style:font-name-complex="Tahoma" style:font-size-complex="9pt"/>
    </style:style>
    <style:style style:name="T80" style:family="text">
      <style:text-properties style:font-name="Cambria Math2" fo:font-size="9pt" fo:language="en" fo:country="US" officeooo:rsid="01113912" style:font-size-asian="9pt" style:font-name-complex="Tahoma" style:font-size-complex="9pt"/>
    </style:style>
    <style:style style:name="T81" style:family="text">
      <style:text-properties style:font-name="Cambria Math2"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2" fo:font-size="9pt" fo:language="en" fo:country="US" fo:font-style="normal" style:font-size-asian="9pt" style:font-style-asian="normal" style:font-name-complex="Tahoma" style:font-size-complex="9pt" style:font-style-complex="normal"/>
    </style:style>
    <style:style style:name="T84" style:family="text">
      <style:text-properties style:font-name="Cambria Math2" fo:font-size="9pt" fo:language="en" fo:country="US" fo:font-style="normal" officeooo:rsid="01121010" style:font-size-asian="9pt" style:font-style-asian="normal" style:font-name-complex="Tahoma" style:font-size-complex="9pt" style:font-style-complex="normal"/>
    </style:style>
    <style:style style:name="T85" style:family="text">
      <style:text-properties style:font-name="Cambria Math2" fo:font-size="9pt" fo:language="en" fo:country="US" fo:font-style="normal" officeooo:rsid="00dc37a3" style:font-size-asian="9pt" style:font-style-asian="normal" style:font-name-complex="Tahoma" style:font-size-complex="9pt" style:font-style-complex="normal"/>
    </style:style>
    <style:style style:name="T86" style:family="text">
      <style:text-properties style:font-name="Cambria Math2" fo:font-size="9pt" fo:language="en" fo:country="US" fo:font-style="normal" officeooo:rsid="00d19c51" style:font-size-asian="9pt" style:font-style-asian="normal" style:font-name-complex="Tahoma" style:font-size-complex="9pt" style:font-style-complex="normal"/>
    </style:style>
    <style:style style:name="T87" style:family="text">
      <style:text-properties style:font-name="Cambria Math2" fo:font-size="9pt" fo:language="en" fo:country="US" fo:font-style="italic" officeooo:rsid="00dc37a3" style:font-size-asian="9pt" style:font-style-asian="italic" style:font-name-complex="Tahoma" style:font-size-complex="9pt" style:font-style-complex="normal"/>
    </style:style>
    <style:style style:name="T88" style:family="text">
      <style:text-properties style:font-name="Cambria Math2" fo:font-size="9pt" fo:language="en" fo:country="US" fo:font-style="normal" officeooo:rsid="010fa0a2" style:font-size-asian="9pt" style:font-style-asian="normal" style:font-name-complex="Tahoma" style:font-size-complex="9pt" style:font-style-complex="normal"/>
    </style:style>
    <style:style style:name="T89" style:family="text">
      <style:text-properties style:font-name="Cambria Math2" fo:font-size="9pt" fo:language="en" fo:country="US" officeooo:rsid="00dc37a3" style:font-size-asian="9pt" style:font-name-complex="Tahoma" style:font-size-complex="9pt"/>
    </style:style>
    <style:style style:name="T90" style:family="text">
      <style:text-properties style:font-name="Cambria Math2" fo:font-size="9pt" fo:language="en" fo:country="US" officeooo:rsid="00ddf848" style:font-size-asian="9pt" style:font-name-complex="Tahoma" style:font-size-complex="9pt"/>
    </style:style>
    <style:style style:name="T91" style:family="text">
      <style:text-properties style:font-name="Cambria Math2" fo:font-size="9pt" fo:language="en" fo:country="US" officeooo:rsid="00d730ca" style:font-size-asian="9pt" style:font-name-complex="Tahoma" style:font-size-complex="9pt"/>
    </style:style>
    <style:style style:name="T92" style:family="text">
      <style:text-properties style:font-name="Cambria Math2" fo:font-size="9pt" fo:language="en" fo:country="US" officeooo:rsid="00e2d1db" style:font-size-asian="9pt" style:font-name-complex="Tahoma" style:font-size-complex="9pt"/>
    </style:style>
    <style:style style:name="T93" style:family="text">
      <style:text-properties style:font-name="Cambria Math2" fo:font-size="9pt" fo:language="en" fo:country="US" officeooo:rsid="00df141b" style:font-size-asian="9pt" style:font-name-complex="Tahoma" style:font-size-complex="9pt"/>
    </style:style>
    <style:style style:name="T94" style:family="text">
      <style:text-properties style:font-name="Cambria Math2" fo:font-size="9pt" fo:language="en" fo:country="US" officeooo:rsid="00e12119" style:font-size-asian="9pt" style:font-name-complex="Tahoma" style:font-size-complex="9pt"/>
    </style:style>
    <style:style style:name="T95" style:family="text">
      <style:text-properties style:font-name="Cambria Math2" fo:font-size="9pt" fo:language="en" fo:country="US" officeooo:rsid="0113e713" style:font-size-asian="9pt" style:font-name-complex="Tahoma" style:font-size-complex="9pt"/>
    </style:style>
    <style:style style:name="T96" style:family="text">
      <style:text-properties style:font-name="Cambria Math2" fo:font-size="9pt" fo:language="en" fo:country="US" officeooo:rsid="00e28c50" style:font-size-asian="9pt" style:font-name-complex="Tahoma" style:font-size-complex="9pt"/>
    </style:style>
    <style:style style:name="T97" style:family="text">
      <style:text-properties style:font-name="Cambria Math2" fo:font-size="9pt" fo:language="en" fo:country="US" officeooo:rsid="00e053ac" style:font-size-asian="9pt" style:font-name-complex="Tahoma" style:font-size-complex="9pt"/>
    </style:style>
    <style:style style:name="T98" style:family="text">
      <style:text-properties style:font-name="Cambria Math2" fo:font-size="9pt" fo:language="en" fo:country="US" officeooo:rsid="00467e4c" style:font-size-asian="9pt" style:font-name-complex="Times New Roman1" style:font-size-complex="9pt"/>
    </style:style>
    <style:style style:name="T99" style:family="text">
      <style:text-properties style:font-name="Cambria Math2" fo:font-size="9pt" fo:language="en" fo:country="US" officeooo:rsid="00ee3231" style:font-size-asian="9pt" style:font-name-complex="Times New Roman1" style:font-size-complex="9pt"/>
    </style:style>
    <style:style style:name="T100" style:family="text">
      <style:text-properties style:font-name="Cambria Math2" fo:font-size="9pt" fo:language="en" fo:country="US" officeooo:rsid="00eb7ef7" style:font-size-asian="9pt" style:font-name-complex="Times New Roman1" style:font-size-complex="9pt"/>
    </style:style>
    <style:style style:name="T101" style:family="text">
      <style:text-properties style:font-name="Cambria Math2" fo:font-size="9pt" fo:language="en" fo:country="US" fo:font-style="normal" style:font-size-asian="9pt" style:font-style-asian="normal" style:font-name-complex="Times New Roman1" style:font-size-complex="9pt" style:font-style-complex="normal"/>
    </style:style>
    <style:style style:name="T102" style:family="text">
      <style:text-properties style:font-name="Cambria Math2" fo:font-size="9pt" fo:language="en" fo:country="US" fo:font-style="normal" officeooo:rsid="00d41314" style:font-size-asian="9pt" style:font-style-asian="normal" style:font-name-complex="Tahoma" style:font-size-complex="9pt" style:font-style-complex="normal"/>
    </style:style>
    <style:style style:name="T103" style:family="text">
      <style:text-properties style:font-name="Cambria Math2" fo:font-size="9pt" fo:language="en" fo:country="US" fo:font-style="normal" officeooo:rsid="00d41314" style:font-size-asian="9pt" style:font-style-asian="normal" style:font-name-complex="Times New Roman1" style:font-size-complex="9pt" style:font-style-complex="normal"/>
    </style:style>
    <style:style style:name="T104" style:family="text">
      <style:text-properties style:font-name="Cambria Math2" fo:font-size="9pt" fo:language="en" fo:country="US" fo:font-style="normal" officeooo:rsid="00d5d769" style:font-size-asian="9pt" style:font-style-asian="normal" style:font-name-complex="Tahoma" style:font-size-complex="9pt" style:font-style-complex="normal"/>
    </style:style>
    <style:style style:name="T105" style:family="text">
      <style:text-properties style:font-name="Cambria Math2" fo:font-size="9pt" fo:language="en" fo:country="US" fo:font-style="normal" officeooo:rsid="00e799a3" style:font-size-asian="9pt" style:font-style-asian="normal" style:font-name-complex="Tahoma" style:font-size-complex="9pt" style:font-style-complex="normal"/>
    </style:style>
    <style:style style:name="T106" style:family="text">
      <style:text-properties style:font-name="Cambria Math2" fo:font-size="9pt" fo:language="en" fo:country="US" fo:font-style="normal" officeooo:rsid="00e93af0" style:font-size-asian="9pt" style:font-style-asian="normal" style:font-name-complex="Tahoma" style:font-size-complex="9pt" style:font-style-complex="normal"/>
    </style:style>
    <style:style style:name="T107" style:family="text">
      <style:text-properties style:font-name="Cambria Math2" fo:font-size="9pt" fo:language="en" fo:country="US" fo:font-style="normal" officeooo:rsid="00e93af0" style:font-size-asian="9pt" style:font-style-asian="normal" style:font-name-complex="Times New Roman1" style:font-size-complex="9pt" style:font-style-complex="normal"/>
    </style:style>
    <style:style style:name="T108" style:family="text">
      <style:text-properties style:font-name="Cambria Math2" fo:font-size="9pt" fo:language="en" fo:country="US" officeooo:rsid="00ea0ec1" style:font-size-asian="9pt" style:font-name-complex="Tahoma" style:font-size-complex="9pt"/>
    </style:style>
    <style:style style:name="T109" style:family="text">
      <style:text-properties style:font-name="Cambria Math2" fo:font-size="9pt" fo:language="en" fo:country="US" officeooo:rsid="00d77cb4" style:font-size-asian="9pt" style:font-name-complex="Tahoma" style:font-size-complex="9pt"/>
    </style:style>
    <style:style style:name="T110" style:family="text">
      <style:text-properties style:font-name="Cambria Math2" fo:font-size="9pt" fo:language="en" fo:country="US" officeooo:rsid="00e2df3d" style:font-size-asian="9pt" style:font-name-complex="Tahoma" style:font-size-complex="9pt"/>
    </style:style>
    <style:style style:name="T111" style:family="text">
      <style:text-properties style:font-name="Cambria Math2" fo:font-size="9pt" fo:language="en" fo:country="US" officeooo:rsid="00f110c2" style:font-size-asian="9pt" style:font-name-complex="Tahoma" style:font-size-complex="9pt"/>
    </style:style>
    <style:style style:name="T112" style:family="text">
      <style:text-properties style:font-name="Cambria Math2" fo:font-size="9pt" fo:language="en" fo:country="US" officeooo:rsid="00efe9b6" style:font-size-asian="9pt" style:font-name-complex="Tahoma" style:font-size-complex="9pt"/>
    </style:style>
    <style:style style:name="T113" style:family="text">
      <style:text-properties style:font-name="Cambria Math2" fo:font-size="9pt" fo:language="en" fo:country="US" officeooo:rsid="00d919c6" style:font-size-asian="9pt" style:font-name-complex="Tahoma" style:font-size-complex="9pt"/>
    </style:style>
    <style:style style:name="T114" style:family="text">
      <style:text-properties style:font-name="Cambria Math2" fo:font-size="9pt" fo:language="en" fo:country="US" officeooo:rsid="00e38b6d" style:font-size-asian="9pt" style:font-name-complex="Tahoma" style:font-size-complex="9pt"/>
    </style:style>
    <style:style style:name="T115" style:family="text">
      <style:text-properties style:font-name="Cambria Math2" fo:font-size="9pt" fo:language="en" fo:country="US" officeooo:rsid="00e47cba" style:font-size-asian="9pt" style:font-name-complex="Tahoma" style:font-size-complex="9pt"/>
    </style:style>
    <style:style style:name="T116" style:family="text">
      <style:text-properties style:font-name="Cambria Math2" fo:font-size="9pt" fo:language="en" fo:country="US" fo:font-style="normal" officeooo:rsid="00e47cba" style:font-size-asian="9pt" style:font-style-asian="normal" style:font-name-complex="Times New Roman1" style:font-size-complex="9pt" style:font-style-complex="normal"/>
    </style:style>
    <style:style style:name="T117" style:family="text">
      <style:text-properties style:font-name="Cambria Math2" fo:font-size="9pt" fo:language="en" fo:country="US" fo:font-style="normal" officeooo:rsid="00e47cba" style:font-size-asian="9pt" style:font-style-asian="normal" style:font-name-complex="Tahoma" style:font-size-complex="9pt" style:font-style-complex="normal"/>
    </style:style>
    <style:style style:name="T118"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119" style:family="text">
      <style:text-properties style:font-name="Cambria Math2" fo:font-size="9pt" fo:language="en" fo:country="AU" fo:font-weight="bold" style:font-size-asian="9pt" style:font-weight-asian="bold" style:font-name-complex="Tahoma" style:font-size-complex="9pt"/>
    </style:style>
    <style:style style:name="T120" style:family="text">
      <style:text-properties style:font-name="Cambria Math2" fo:font-size="9pt" fo:language="en" fo:country="US" fo:font-weight="bold" style:font-size-asian="9pt" style:font-weight-asian="bold" style:font-name-complex="Tahoma" style:font-size-complex="9pt"/>
    </style:style>
    <style:style style:name="T121" style:family="text">
      <style:text-properties style:font-name="Cambria Math2" fo:font-size="9pt" fo:language="en" fo:country="US" style:font-size-asian="9pt" style:font-name-complex="Tahoma" style:font-size-complex="9pt" style:font-weight-complex="bold"/>
    </style:style>
    <style:style style:name="T122"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123" style:family="text">
      <style:text-properties style:font-name="Cambria Math2" fo:font-size="9pt" fo:language="en" fo:country="US" style:font-size-asian="9pt" style:font-name-complex="Tahoma" style:font-size-complex="9pt" style:font-style-complex="italic"/>
    </style:style>
    <style:style style:name="T124" style:family="text">
      <style:text-properties fo:font-variant="small-caps" style:font-name="Cambria Math2" fo:font-size="9pt" fo:language="en" fo:country="US" style:font-name-asian="Malgun Gothic" style:font-size-asian="9pt" style:font-name-complex="Cambria Math3" style:font-size-complex="9pt"/>
    </style:style>
    <style:style style:name="T125" style:family="text">
      <style:text-properties style:font-name="Cambria Math2" fo:font-size="9pt" fo:language="en" fo:country="US" style:font-size-asian="9pt" style:font-name-complex="Latin Modern Math" style:font-size-complex="9pt"/>
    </style:style>
    <style:style style:name="T126" style:family="text">
      <style:text-properties fo:font-variant="small-caps" style:font-name="Symbol1" fo:font-size="9pt" fo:language="en" fo:country="US" style:font-name-asian="Symbol2" style:font-size-asian="9pt" style:font-name-complex="Symbol2" style:font-size-complex="9pt"/>
    </style:style>
    <style:style style:name="T127" style:family="text">
      <style:text-properties fo:font-variant="small-caps" style:font-name="Cambria Math"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128" style:family="text">
      <style:text-properties style:font-name="Courier" fo:font-size="9pt" fo:language="en" fo:country="AU" style:font-size-asian="9pt" style:font-name-complex="Times New Roman1" style:font-size-complex="9pt"/>
    </style:style>
    <style:style style:name="T129"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0"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1"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2"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3"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134"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5"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6"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7" style:family="text">
      <style:text-properties style:font-name="Courier" fo:font-size="9pt" fo:language="en" fo:country="AU" style:font-size-asian="9pt" style:font-name-complex="Times New Roman1" style:font-size-complex="9pt" style:font-style-complex="italic"/>
    </style:style>
    <style:style style:name="T138"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39"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40"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41"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2"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143"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4" style:family="text">
      <style:text-properties style:font-name="Cambria Math2"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5"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6" style:family="text">
      <style:text-properties style:font-name="Cambria Math2" fo:font-size="9pt" style:font-size-asian="9pt" style:font-name-complex="Latin Modern Math" style:font-size-complex="9pt"/>
    </style:style>
    <style:style style:name="T147" style:family="text">
      <style:text-properties fo:font-variant="small-caps"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148" style:family="text">
      <style:text-properties fo:font-variant="small-caps" style:font-name="Cambria Math1" fo:font-size="9pt" fo:language="en" fo:country="US" style:letter-kerning="false" style:font-name-asian="Symbol2" style:font-size-asian="9pt" style:language-asian="en" style:country-asian="US" style:font-name-complex="Latin Modern Math" style:font-size-complex="9pt" style:language-complex="ar" style:country-complex="SA"/>
    </style:style>
    <style:style style:name="T149"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50" style:family="text">
      <style:text-properties style:font-name="Cambria Math2"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1" style:family="text">
      <style:text-properties fo:font-style="italic" style:font-style-asian="italic" style:font-style-complex="italic"/>
    </style:style>
    <style:style style:name="T152" style:family="text">
      <style:text-properties style:font-name="Courier" fo:font-size="9pt" fo:language="en" fo:country="US" style:font-size-asian="9pt" style:font-name-complex="Tahoma" style:font-size-complex="9pt"/>
    </style:style>
    <style:style style:name="T153" style:family="text">
      <style:text-properties style:font-name="Courier" fo:font-size="9pt" fo:language="en" fo:country="US" officeooo:rsid="004c5ffd" style:font-size-asian="9pt" style:font-name-complex="Tahoma" style:font-size-complex="9pt"/>
    </style:style>
    <style:style style:name="T154" style:family="text">
      <style:text-properties style:font-name="Cambria Math2" fo:font-size="9pt" fo:language="en" fo:country="US" officeooo:rsid="004c5ffd" style:font-size-asian="9pt" style:font-name-complex="Tahoma" style:font-size-complex="9pt"/>
    </style:style>
    <style:style style:name="T155"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156"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7" style:family="text">
      <style:text-properties fo:color="#000000" loext:opacity="100%" style:font-name="Cambria Math2" fo:font-size="9pt" fo:language="en" fo:country="US" style:font-name-asian="MS Mincho" style:font-size-asian="9pt" style:font-name-complex="Times New Roman1" style:font-size-complex="9pt">
        <loext:char-complex-color loext:theme-type="dark1" loext:color-type="theme"/>
      </style:text-properties>
    </style:style>
    <style:style style:name="T158"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159" style:family="text">
      <style:text-properties style:font-name="Courier" fo:font-size="9pt" fo:language="en" fo:country="US" style:font-name-asian="MS Mincho" style:font-size-asian="9pt" style:font-name-complex="Times New Roman1" style:font-size-complex="9pt"/>
    </style:style>
    <style:style style:name="T160"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61" style:family="text">
      <style:text-properties style:font-name="Courier" fo:font-size="9pt" fo:language="en" fo:country="US" officeooo:rsid="0117ba17" style:font-name-asian="MS Mincho" style:font-size-asian="9pt" style:font-name-complex="Times New Roman1" style:font-size-complex="9pt"/>
    </style:style>
    <style:style style:name="T162" style:family="text">
      <style:text-properties style:font-name="Cambria Math2" fo:font-size="9pt" fo:language="en" fo:country="US" officeooo:rsid="01195fe1" style:font-size-asian="9pt" style:font-name-complex="Tahoma" style:font-size-complex="9pt"/>
    </style:style>
    <style:style style:name="T163" style:family="text">
      <style:text-properties style:font-name="Cambria Math2" fo:font-size="9pt" fo:language="en" fo:country="US" officeooo:rsid="011713f9" style:font-size-asian="9pt" style:font-name-complex="Tahoma" style:font-size-complex="9pt"/>
    </style:style>
    <style:style style:name="T164" style:family="text">
      <style:text-properties style:font-name="Cambria Math2" fo:font-size="9pt" fo:language="en" fo:country="US" officeooo:rsid="01151965" style:font-size-asian="9pt" style:font-name-complex="Tahoma" style:font-size-complex="9pt"/>
    </style:style>
    <style:style style:name="T165" style:family="text">
      <style:text-properties style:font-name="Courier" fo:font-size="9pt" fo:language="en" fo:country="US" officeooo:rsid="01151965" style:font-name-asian="MS Mincho" style:font-size-asian="9pt" style:font-name-complex="Times New Roman1" style:font-size-complex="9pt"/>
    </style:style>
    <style:style style:name="T166" style:family="text">
      <style:text-properties style:font-name="Cambria Math2" fo:font-size="9pt" fo:language="en" fo:country="US" officeooo:rsid="002f234b" style:font-size-asian="9pt" style:font-name-complex="Tahoma" style:font-size-complex="9pt"/>
    </style:style>
    <style:style style:name="T167" style:family="text">
      <style:text-properties style:font-name="Cambria Math2" fo:font-size="9pt" fo:language="en" fo:country="US" officeooo:rsid="00f76475" style:font-size-asian="9pt" style:font-name-complex="Tahoma" style:font-size-complex="9pt"/>
    </style:style>
    <style:style style:name="T168" style:family="text">
      <style:text-properties style:font-name="Cambria Math2" fo:font-size="9pt" fo:language="en" fo:country="US" officeooo:rsid="00f30732" style:font-size-asian="9pt" style:font-name-complex="Tahoma" style:font-size-complex="9pt"/>
    </style:style>
    <style:style style:name="T169"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70" style:family="text">
      <style:text-properties style:font-name="Cambria Math2" fo:font-size="9pt" fo:language="en" fo:country="US" fo:font-style="normal" officeooo:rsid="00f6510f" style:font-name-asian="MS Mincho" style:font-size-asian="9pt" style:font-style-asian="normal" style:font-name-complex="Tahoma" style:font-size-complex="9pt" style:font-style-complex="normal"/>
    </style:style>
    <style:style style:name="T171" style:family="text">
      <style:text-properties style:font-name="Comic Sans MS" fo:font-size="9pt" fo:language="en" fo:country="US" style:font-size-asian="9pt" style:font-name-complex="Times1" style:font-size-complex="9pt"/>
    </style:style>
    <style:style style:name="T172" style:family="text">
      <style:text-properties officeooo:rsid="002f234b"/>
    </style:style>
    <style:style style:name="T173" style:family="text">
      <style:text-properties officeooo:rsid="011a01ce"/>
    </style:style>
    <style:style style:name="T174" style:family="text">
      <style:text-properties officeooo:rsid="011ace48"/>
    </style:style>
    <style:style style:name="T175" style:family="text">
      <style:text-properties officeooo:rsid="0036884f"/>
    </style:style>
    <style:style style:name="T176" style:family="text">
      <style:text-properties officeooo:rsid="0088c67b"/>
    </style:style>
    <style:style style:name="T177" style:family="text">
      <style:text-properties officeooo:rsid="0039101c"/>
    </style:style>
    <style:style style:name="T178" style:family="text">
      <style:text-properties style:font-name="Cambria Math2" fo:font-size="9pt" fo:language="en" fo:country="US" style:font-name-asian="Malgun Gothic" style:font-size-asian="9pt" style:font-name-complex="Cambria Math3" style:font-size-complex="9pt"/>
    </style:style>
    <style:style style:name="T179"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80"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81"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2"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183"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84"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5"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7"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8"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9"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90" style:family="text">
      <style:text-properties fo:font-variant="small-caps" fo:color="#00000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loext:char-complex-color loext:theme-type="dark1" loext:color-type="theme"/>
      </style:text-properties>
    </style:style>
    <style:style style:name="T191"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2"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193"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4"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5"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6"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7"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198"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9" style:family="text">
      <style:text-properties style:font-name="Cambria Math2" fo:font-size="9pt" fo:language="en" fo:country="AU" style:font-size-asian="9pt" style:font-name-complex="Tahoma" style:font-size-complex="9pt" style:font-style-complex="italic"/>
    </style:style>
    <style:style style:name="T200"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201" style:family="text">
      <style:text-properties style:font-name="Cambria Math2" fo:font-size="9pt" fo:language="en" fo:country="US" officeooo:rsid="00899c35" style:font-size-asian="9pt" style:font-name-complex="Tahoma" style:font-size-complex="9pt"/>
    </style:style>
    <style:style style:name="T202"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203" style:family="text">
      <style:text-properties fo:color="#000000" loext:opacity="100%" style:font-name="Cambria Math2" fo:font-size="9pt" fo:language="en" fo:country="US" officeooo:rsid="0090ef09" style:font-size-asian="9pt" style:font-name-complex="Tahoma" style:font-size-complex="9pt">
        <loext:char-complex-color loext:theme-type="dark1" loext:color-type="theme"/>
      </style:text-properties>
    </style:style>
    <style:style style:name="T204"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5" style:family="text">
      <style:text-properties fo:font-variant="small-caps" fo:color="#000000" loext:opacity="100%" style:font-name="Symbol1" fo:font-size="9pt" fo:language="en" fo:country="US" style:font-name-asian="Symbol2" style:font-size-asian="9pt" style:font-name-complex="Symbol2" style:font-size-complex="9pt">
        <loext:char-complex-color loext:theme-type="dark1" loext:color-type="theme"/>
      </style:text-properties>
    </style:style>
    <style:style style:name="T206" style:family="text">
      <style:text-properties style:font-name="Cambria Math2" fo:font-size="9pt" fo:language="en" fo:country="US" style:font-size-asian="9pt" style:font-name-complex="Times New Roman1" style:font-size-complex="9pt" style:font-style-complex="italic"/>
    </style:style>
    <style:style style:name="T207" style:family="text">
      <style:text-properties style:text-position="sub 58%" style:font-name="Cambria Math2" fo:font-size="9pt" fo:language="en" fo:country="US" style:font-size-asian="9pt" style:font-name-complex="Times New Roman1" style:font-size-complex="9pt"/>
    </style:style>
    <style:style style:name="T208" style:family="text">
      <style:text-properties style:font-name="Arial" fo:font-size="9pt" fo:language="en" fo:country="US" fo:font-style="italic" style:font-size-asian="9pt" style:font-style-asian="italic" style:font-name-complex="Arial1" style:font-size-complex="9pt" style:font-style-complex="italic"/>
    </style:style>
    <style:style style:name="T209" style:family="text">
      <style:text-properties style:font-name="Cambria Math2" fo:font-size="9pt" fo:language="en" fo:country="US" style:font-size-asian="9pt" style:font-size-complex="9pt"/>
    </style:style>
    <style:style style:name="T210" style:family="text">
      <style:text-properties style:font-name="Courier" fo:font-size="9pt" fo:language="en" fo:country="US" style:font-size-asian="9pt" style:font-size-complex="9pt"/>
    </style:style>
    <style:style style:name="T211" style:family="text">
      <style:text-properties style:font-name="Cambria Math2" fo:font-size="9pt" fo:language="en" fo:country="US" officeooo:rsid="008b33b5" style:font-size-asian="9pt" style:font-name-complex="Times New Roman1" style:font-size-complex="9pt"/>
    </style:style>
    <style:style style:name="T212"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213"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214" style:family="text">
      <style:text-properties fo:language="en" fo:country="US"/>
    </style:style>
    <style:style style:name="T215"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16"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7"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18" style:family="text">
      <style:text-properties fo:color="#7030a0"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19" style:family="text">
      <style:text-properties fo:color="#7030a0" loext:opacity="100%" style:font-name="Cambria Math2"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0"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221"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2"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3" style:family="text">
      <style:text-properties fo:color="#7030a0" loext:opacity="100%" style:text-position="sub 58%" style:font-name="Courier" fo:font-size="9pt" style:font-name-asian="MS Mincho" style:font-size-asian="9pt" style:font-name-complex="Times New Roman1" style:font-size-complex="9pt"/>
    </style:style>
    <style:style style:name="T224"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5" style:family="text">
      <style:text-properties fo:color="#7030a0" loext:opacity="100%" style:font-name="Cambria Math2" fo:font-size="9pt" style:font-name-asian="Malgun Gothic" style:font-size-asian="9pt" style:font-name-complex="Cambria Math3" style:font-size-complex="9pt"/>
    </style:style>
    <style:style style:name="T226"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27" style:family="text">
      <style:text-properties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8"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9"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30"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31"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232"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33"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234"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35"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36" style:family="text">
      <style:text-properties fo:color="#7030a0" loext:opacity="100%" style:font-name="Cambria Math2" fo:font-size="9pt" fo:language="en" fo:country="AU" style:font-size-asian="9pt" style:font-name-complex="Tahoma" style:font-size-complex="9pt"/>
    </style:style>
    <style:style style:name="T237" style:family="text">
      <style:text-properties fo:font-variant="small-caps" fo:color="#7030a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238"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39" style:family="text">
      <style:text-properties fo:color="#7030a0" loext:opacity="100%" style:font-name="Courier" fo:font-size="9pt" fo:language="en" fo:country="US" officeooo:rsid="01428896" style:letter-kerning="false" style:font-name-asian="Calibri2" style:font-size-asian="9pt" style:language-asian="en" style:country-asian="US" style:font-name-complex="Times New Roman1" style:font-size-complex="9pt" style:language-complex="ar" style:country-complex="SA"/>
    </style:style>
    <style:style style:name="T240"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41"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2" style:family="text">
      <style:text-properties fo:color="#7030a0" loext:opacity="100%" style:font-name="Courier" fo:font-size="9pt" fo:language="en" fo:country="AU" style:font-name-asian="MS Mincho" style:font-size-asian="9pt" style:font-name-complex="Times New Roman1" style:font-size-complex="9pt"/>
    </style:style>
    <style:style style:name="T243" style:family="text">
      <style:text-properties fo:color="#7030a0" loext:opacity="100%" style:font-name="Cambria Math2"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44"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45" style:family="text">
      <style:text-properties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246" style:family="text">
      <style:text-properties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47" style:family="text">
      <style:text-properties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248" style:family="text">
      <style:text-properties fo:color="#7030a0" loext:opacity="100%" style:font-name="Cambria Math2" fo:font-size="9pt" fo:language="en" fo:country="AU" style:font-name-asian="MS Mincho" style:font-size-asian="9pt" style:font-name-complex="Times New Roman1" style:font-size-complex="9pt"/>
    </style:style>
    <style:style style:name="T249"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50"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51" style:family="text">
      <style:text-properties style:font-name="Courier"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2"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53" style:family="text">
      <style:text-properties fo:color="#7030a0" loext:opacity="100%" style:font-name="Courier" fo:font-size="5pt" fo:language="en" fo:country="AU" style:font-name-asian="MS Mincho" style:font-size-asian="5pt" style:font-name-complex="Times New Roman1" style:font-size-complex="5pt"/>
    </style:style>
    <style:style style:name="T254" style:family="text">
      <style:text-properties fo:color="#7030a0" loext:opacity="100%" style:font-name="Courier" fo:font-size="5pt" fo:language="en" fo:country="AU" style:letter-kerning="false" style:font-name-asian="MS Mincho" style:font-size-asian="5pt" style:language-asian="en" style:country-asian="US" style:font-name-complex="Times New Roman1" style:font-size-complex="5pt" style:language-complex="ar" style:country-complex="SA"/>
    </style:style>
    <style:style style:name="T255" style:family="text">
      <style:text-properties fo:color="#7030a0" loext:opacity="100%" style:font-name="Cambria"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256"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57"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58" style:family="text">
      <style:text-properties fo:color="#7030a0" loext:opacity="100%" style:font-name="Cambria Math2"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59" style:family="text">
      <style:text-properties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0"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61"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262" style:family="text">
      <style:text-properties fo:color="#7030a0" loext:opacity="100%" style:font-name="Cambria" fo:language="en" fo:country="US" style:letter-kerning="false" style:font-name-asian="MS Mincho" style:font-size-asian="12pt" style:language-asian="en" style:country-asian="US" style:font-name-complex="Cambria1" style:font-size-complex="12pt" style:language-complex="ar" style:country-complex="SA"/>
    </style:style>
    <style:style style:name="T263" style:family="text">
      <style:text-properties fo:color="#7030a0" loext:opacity="100%" style:font-name="Symbol1" fo:language="en" fo:country="US" style:letter-kerning="false" style:font-name-asian="Symbol2" style:font-size-asian="12pt" style:language-asian="en" style:country-asian="US" style:font-name-complex="Symbol2" style:font-size-complex="12pt" style:language-complex="ar" style:country-complex="SA"/>
    </style:style>
    <style:style style:name="T264"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65"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266" style:family="text">
      <style:text-properties fo:color="#7030a0" loext:opacity="100%" style:font-name="Cambria Math2" fo:font-size="9pt" fo:language="en" fo:country="US" officeooo:rsid="0178a149" style:letter-kerning="false" style:font-name-asian="Calibri2" style:font-size-asian="9pt" style:language-asian="en" style:country-asian="US" style:font-name-complex="Tahoma" style:font-size-complex="9pt" style:language-complex="ar" style:country-complex="SA"/>
    </style:style>
    <style:style style:name="T267"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68" style:family="text">
      <style:text-properties fo:color="#7030a0" loext:opacity="100%" style:font-name="Courier" fo:font-size="9pt" fo:language="en" fo:country="US" officeooo:rsid="004c5ffd" style:letter-kerning="false" style:font-name-asian="MS Mincho" style:font-size-asian="9pt" style:language-asian="en" style:country-asian="US" style:font-name-complex="Times New Roman1" style:font-size-complex="9pt" style:language-complex="ar" style:country-complex="SA"/>
    </style:style>
    <style:style style:name="T269" style:family="text">
      <style:text-properties fo:color="#7030a0" loext:opacity="100%" style:font-name="Courier" fo:font-size="9pt" fo:language="en" fo:country="US" officeooo:rsid="004e1234" style:letter-kerning="false" style:font-name-asian="MS Mincho" style:font-size-asian="9pt" style:language-asian="en" style:country-asian="US" style:font-name-complex="Times New Roman1" style:font-size-complex="9pt" style:language-complex="ar" style:country-complex="SA"/>
    </style:style>
    <style:style style:name="T270"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271" style:family="text">
      <style:text-properties fo:color="#7030a0" loext:opacity="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72" style:family="text">
      <style:text-properties fo:color="#7030a0" loext:opacity="100%" style:text-position="sub 58%"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73" style:family="text">
      <style:text-properties fo:color="#7030a0" loext:opacity="100%" style:font-name="Courier"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274"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275" style:family="text">
      <style:text-properties fo:color="#7030a0" loext:opacity="100%" style:font-name="Cambria" fo:language="en" fo:country="US" style:letter-kerning="false" style:font-name-asian="MS Mincho" style:language-asian="en" style:country-asian="US" style:font-name-complex="Cambria1" style:language-complex="ar" style:country-complex="SA"/>
    </style:style>
    <style:style style:name="T276" style:family="text">
      <style:text-properties fo:color="#7030a0" loext:opacity="100%" style:font-name="Courier" fo:language="en" fo:country="US" style:letter-kerning="false" style:font-name-asian="MS Mincho" style:language-asian="en" style:country-asian="US" style:font-name-complex="Times New Roman1" style:language-complex="ar" style:country-complex="SA"/>
    </style:style>
    <style:style style:name="T277" style:family="text">
      <style:text-properties fo:color="#7030a0" loext:opacity="100%" style:font-name="Courier" fo:language="en" fo:country="US" officeooo:rsid="004e1234" style:letter-kerning="false" style:font-name-asian="MS Mincho" style:language-asian="en" style:country-asian="US" style:font-name-complex="Times New Roman1" style:language-complex="ar" style:country-complex="SA"/>
    </style:style>
    <style:style style:name="T278" style:family="text">
      <style:text-properties fo:color="#7030a0" loext:opacity="100%" style:font-name="Cambria Math2"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279"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280"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281"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282"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83"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84" style:family="text">
      <style:text-properties fo:color="#7030a0" loext:opacity="100%" style:font-name="Courier" fo:font-size="9pt" fo:language="en" fo:country="AU" style:font-size-asian="9pt" style:font-name-complex="Times New Roman1" style:font-size-complex="9pt"/>
    </style:style>
    <style:style style:name="T285"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286" style:family="text">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287" style:family="text">
      <style:text-properties style:font-name="Courier" fo:font-size="9pt" fo:language="en" fo:country="AU" style:font-name-asian="MS Mincho" style:font-size-asian="9pt" style:font-name-complex="Times New Roman1" style:font-size-complex="9pt"/>
    </style:style>
    <style:style style:name="T288"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289" style:family="text">
      <style:text-properties fo:color="#ff0000" loext:opacity="100%" style:font-name="Courier" fo:font-size="9pt" style:font-size-asian="9pt" style:font-name-complex="Tahoma" style:font-size-complex="9pt"/>
    </style:style>
    <style:style style:name="T290"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91" style:family="text">
      <style:text-properties fo:color="#ff0000" loext:opacity="100%" style:font-name="Courier" fo:font-size="9pt" fo:language="en" fo:country="AU" style:font-name-asian="MS Mincho" style:font-size-asian="9pt" style:font-name-complex="Times New Roman1" style:font-size-complex="9pt"/>
    </style:style>
    <style:style style:name="T292"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93"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294"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295" style:family="text">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296"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97" style:family="text">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298" style:family="text">
      <style:text-properties fo:color="#ff0000" loext:opacity="100%" style:font-name="Courier" fo:font-size="9pt" fo:language="en" fo:country="US" style:font-size-asian="9pt" style:font-name-complex="Tahoma" style:font-size-complex="9pt"/>
    </style:style>
    <style:style style:name="T299" style:family="text">
      <style:text-properties fo:color="#7030a0" loext:opacity="100%"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00" style:family="text">
      <style:text-properties fo:color="#7030a0" loext:opacity="100%" style:text-position="sub 58%"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01"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02"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03" style:family="text">
      <style:text-properties fo:color="#ff0000" loext:opacity="100%" style:font-name="Courier" fo:font-size="9pt" fo:language="en" fo:country="US" style:font-name-asian="MS Mincho" style:font-size-asian="9pt" style:font-name-complex="Times New Roman1" style:font-size-complex="9pt"/>
    </style:style>
    <style:style style:name="T304"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05"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06" style:family="text">
      <style:text-properties fo:color="#2e8b57" loext:opacity="100%"/>
    </style:style>
    <style:style style:name="T307"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08" style:family="text">
      <style:text-properties fo:color="#ff0000" loext:opacity="100%" style:font-name="Cambria Math2" fo:font-size="9pt" style:font-size-asian="9pt" style:font-name-complex="Tahoma" style:font-size-complex="9pt"/>
    </style:style>
    <style:style style:name="T309"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10" style:family="text">
      <style:text-properties fo:color="#00b0f0" loext:opacity="100%" style:font-name="Courier" fo:font-size="9pt" fo:language="en" fo:country="US" style:font-name-asian="MS Mincho" style:font-size-asian="9pt" style:font-name-complex="Times New Roman1" style:font-size-complex="9pt"/>
    </style:style>
    <style:style style:name="T311" style:family="text">
      <style:text-properties fo:color="#7030a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12" style:family="text">
      <style:text-properties fo:color="#00b0f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13" style:family="text">
      <style:text-properties fo:color="#7030a0" loext:opacity="100%" style:text-position="sub 58%"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14" style:family="text">
      <style:text-properties fo:color="#7030a0" loext:opacity="100%" style:text-position="0% 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15"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16" style:family="text">
      <style:text-properties fo:color="#7030a0" loext:opacity="100%" style:font-name="Courier" fo:font-size="9pt" fo:language="en" fo:country="US" style:font-name-asian="MS Mincho" style:font-size-asian="9pt" style:font-name-complex="Times New Roman1" style:font-size-complex="9pt"/>
    </style:style>
    <style:style style:name="T317" style:family="text">
      <style:text-properties fo:color="#7030a0" loext:opacity="100%"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318" style:family="text">
      <style:text-properties fo:color="#7030a0" loext:opacity="100%"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319" style:family="text">
      <style:text-properties fo:color="#7030a0" loext:opacity="100%" style:text-position="sub 58%" style:font-name="Courier" fo:font-size="9pt" fo:language="en" fo:country="US" officeooo:rsid="01533926" style:letter-kerning="false" style:font-name-asian="MS Mincho" style:font-size-asian="9pt" style:language-asian="en" style:country-asian="US" style:font-name-complex="Times New Roman1" style:font-size-complex="9pt" style:language-complex="ar" style:country-complex="SA"/>
    </style:style>
    <style:style style:name="T320" style:family="text">
      <style:text-properties fo:color="#7030a0"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21"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22" style:family="text">
      <style:text-properties fo:color="#7030a0" loext:opacity="100%" style:font-name="Cambria"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23" style:family="text">
      <style:text-properties fo:color="#7030a0" loext:opacity="100%" style:font-name="Symbol1"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24" style:family="text">
      <style:text-properties fo:color="#7030a0" loext:opacity="100%" style:font-name="Symbol"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25" style:family="text">
      <style:text-properties fo:font-variant="normal" fo:text-transform="none" fo:color="#7030a0" loext:opacity="100%" style:font-name="Symbol" fo:letter-spacing="normal" fo:language="en" fo:country="US" style:letter-kerning="false" style:font-name-asian="Symbol2" style:language-asian="en" style:country-asian="US" style:font-name-complex="Symbol2" style:language-complex="ar" style:country-complex="SA"/>
    </style:style>
    <style:style style:name="T326" style:family="text">
      <style:text-properties fo:color="#7030a0" loext:opacity="100%" style:font-name="Symbol"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27" style:family="text">
      <style:text-properties fo:font-variant="normal" fo:text-transform="none" fo:color="#7030a0" loext:opacity="100%" style:font-name="Symbol" fo:font-size="12pt" fo:letter-spacing="normal" fo:language="en" fo:country="US" style:letter-kerning="false" style:font-name-asian="MS Mincho" style:font-size-asian="12pt" style:language-asian="en" style:country-asian="US" style:font-name-complex="Cambria1" style:font-size-complex="12pt" style:language-complex="ar" style:country-complex="SA"/>
    </style:style>
    <style:style style:name="T328" style:family="text">
      <style:text-properties fo:color="#7030a0" loext:opacity="100%" style:font-name="Cambria Math"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29"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30"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31" style:family="text">
      <style:text-properties fo:font-variant="normal" fo:text-transform="none" fo:color="#7030a0" loext:opacity="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32" style:family="text">
      <style:text-properties fo:font-variant="normal" fo:text-transform="none" fo:color="#7030a0" loext:opacity="100%" style:text-position="sub 58%"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33" style:family="text">
      <style:text-properties fo:font-variant="normal" fo:text-transform="none" fo:color="#7030a0" loext:opacity="100%" style:text-position="0% 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34" style:family="text">
      <style:text-properties fo:font-variant="normal" fo:text-transform="none" fo:color="#7030a0" loext:opacity="100%" style:text-position="0% 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35" style:family="text">
      <style:text-properties fo:color="#7030a0" loext:opacity="100%"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336" style:family="text">
      <style:text-properties fo:color="#7030a0" loext:opacity="100%" style:font-name="Courier" fo:font-size="9pt" fo:language="en" fo:country="US" officeooo:rsid="0091e48c" style:letter-kerning="false" style:font-name-asian="MS Mincho" style:font-size-asian="9pt" style:language-asian="en" style:country-asian="US" style:font-name-complex="Times New Roman1" style:font-size-complex="9pt" style:language-complex="ar" style:country-complex="SA"/>
    </style:style>
    <style:style style:name="T337" style:family="text">
      <style:text-properties fo:color="#7030a0" loext:opacity="100%" fo:font-size="10pt" fo:language="en" fo:country="US" style:letter-kerning="false" style:font-name-asian="MS Mincho" style:font-size-asian="10pt" style:language-asian="en" style:country-asian="US" style:font-name-complex="Cambria1" style:font-size-complex="10pt" style:language-complex="ar" style:country-complex="SA"/>
    </style:style>
    <style:style style:name="T338" style:family="text">
      <style:text-properties fo:color="#7030a0" loext:opacity="100%" fo:font-size="9pt" fo:language="en" fo:country="US" style:font-size-asian="9pt" style:font-size-complex="9pt"/>
    </style:style>
    <style:style style:name="T339" style:family="text">
      <style:text-properties fo:color="#7030a0" loext:opacity="100%" style:font-name="Cambria Math2" fo:font-size="9pt" fo:language="en" fo:country="US" style:font-name-asian="Malgun Gothic" style:font-size-asian="9pt" style:font-name-complex="Cambria Math3" style:font-size-complex="9pt"/>
    </style:style>
    <style:style style:name="T340" style:family="text">
      <style:text-properties fo:color="#7030a0" loext:opacity="100%" style:font-name="Symbol"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41"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42" style:family="text">
      <style:text-properties fo:color="#2e8b57" loext:opacity="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43" style:family="text">
      <style:text-properties fo:color="#2e8b57" loext:opacity="100%" style:text-position="sub 58%"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44" style:family="text">
      <style:text-properties fo:color="#2e8b57" loext:opacity="100%" style:text-position="0% 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45" style:family="text">
      <style:text-properties fo:color="#2e8b57" loext:opacity="100%" style:font-name="Cambria Math2" fo:font-size="11pt" fo:language="en" fo:country="US" style:letter-kerning="false" style:font-name-asian="MS Mincho" style:font-size-asian="11pt" style:language-asian="en" style:country-asian="US" style:font-name-complex="Cambria Math3" style:font-size-complex="11pt" style:language-complex="ar" style:country-complex="SA"/>
    </style:style>
    <style:style style:name="T346" style:family="text">
      <style:text-properties fo:color="#2e8b57" loext:opacity="100%" fo:font-size="12pt"/>
    </style:style>
    <style:style style:name="T347" style:family="text">
      <style:text-properties fo:color="#7030a0" loext:opacity="100%" fo:font-size="9pt" fo:language="en" fo:country="US" fo:font-style="italic" style:font-size-asian="9pt" style:font-style-asian="italic" style:font-size-complex="9pt" style:font-style-complex="italic"/>
    </style:style>
    <style:style style:name="T348" style:family="text">
      <style:text-properties fo:color="#7030a0" loext:opacity="100%" style:text-position="sub 58%" fo:font-size="9pt" fo:language="en" fo:country="US" style:font-size-asian="9pt" style:font-size-complex="9pt"/>
    </style:style>
    <style:style style:name="T349" style:family="text">
      <style:text-properties fo:color="#7030a0" loext:opacity="100%" style:text-position="0% 100%" fo:font-size="9pt" fo:language="en" fo:country="US" style:font-size-asian="9pt" style:font-size-complex="9pt"/>
    </style:style>
    <style:style style:name="T350" style:family="text">
      <style:text-properties fo:color="#7030a0" loext:opacity="100%" style:text-position="0% 100%" fo:font-size="9pt" fo:language="en" fo:country="US" fo:font-style="italic" style:font-size-asian="9pt" style:font-style-asian="italic" style:font-size-complex="9pt" style:font-style-complex="italic"/>
    </style:style>
    <style:style style:name="T351" style:family="text">
      <style:text-properties fo:color="#2e8b57"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52"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53" style:family="text">
      <style:text-properties style:font-name="Cambria" fo:font-size="11pt" fo:language="en" fo:country="US" style:letter-kerning="false" style:font-name-asian="MS Mincho" style:font-size-asian="11pt" style:language-asian="en" style:country-asian="US" style:font-name-complex="Cambria1" style:font-size-complex="11pt" style:language-complex="ar" style:country-complex="SA"/>
    </style:style>
    <style:style style:name="T354"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55"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356"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57" style:family="text">
      <style:text-properties fo:font-variant="small-caps" fo:color="#2e8b57" loext:opacity="100%" style:text-position="sub 58%"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58" style:family="text">
      <style:text-properties fo:color="#2e8b57"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style:style>
    <style:style style:name="T359" style:family="text">
      <style:text-properties fo:color="#2e8b57"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60"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61" style:family="text">
      <style:text-properties fo:color="#7030a0" loext:opacity="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62" style:family="text">
      <style:text-properties officeooo:rsid="0172ba4e"/>
    </style:style>
    <style:style style:name="T363" style:family="text">
      <style:text-properties fo:language="en" fo:country="US" style:letter-kerning="false" style:language-asian="en" style:country-asian="US" style:language-complex="ar" style:country-complex="SA"/>
    </style:style>
    <style:style style:name="T364" style:family="text">
      <style:text-properties fo:language="en" fo:country="US" style:letter-kerning="false" style:font-name-asian="Calibri2" style:language-asian="en" style:country-asian="US" style:language-complex="ar" style:country-complex="SA"/>
    </style:style>
    <style:style style:name="T365" style:family="text">
      <style:text-properties fo:color="#2e8b57" loext:opacity="100%" style:font-name="Cambria Math2" fo:font-size="9pt" fo:language="en" fo:country="US" officeooo:rsid="0169e3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66" style:family="text">
      <style:text-properties fo:color="#2e8b57" loext:opacity="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67" style:family="text">
      <style:text-properties fo:color="#2e8b57" loext:opacity="100%" style:text-position="0% 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68" style:family="text">
      <style:text-properties fo:font-variant="normal" fo:text-transform="none" fo:color="#2e8b57" loext:opacity="100%" style:text-position="0% 100%" style:font-name="Cambria Math2" fo:font-size="9pt" fo:letter-spacing="normal" fo:language="en" fo:country="US" fo:font-style="normal" fo:font-weight="normal" officeooo:rsid="0078b51e"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69" style:family="text">
      <style:text-properties fo:color="#2e8b57" loext:opacity="100%" style:text-position="0% 100%" style:font-name="Cambria Math2" fo:font-size="9pt" fo:language="en" fo:country="US" officeooo:rsid="0169e3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0" style:family="text">
      <style:text-properties fo:color="#2e8b57" loext:opacity="100%" style:text-position="0% 100%" style:font-name="Courier" fo:font-size="9pt" fo:language="en" fo:country="US" officeooo:rsid="0169e3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1" style:family="text">
      <style:text-properties fo:color="#2e8b57" loext:opacity="100%" style:text-position="0% 100%" style:font-name="Courier" fo:font-size="9pt" fo:language="en" fo:country="US" officeooo:rsid="016b352d"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2" style:family="text">
      <style:text-properties fo:color="#7030a0" loext:opacity="100%" style:font-name="Courier" fo:font-size="9pt" fo:language="en" fo:country="US" officeooo:rsid="017a17b0" style:letter-kerning="false" style:font-name-asian="Calibri2" style:font-size-asian="9pt" style:language-asian="en" style:country-asian="US" style:font-name-complex="Tahoma" style:font-size-complex="9pt" style:language-complex="ar" style:country-complex="SA"/>
    </style:style>
    <style:style style:name="T373" style:family="text">
      <style:text-properties fo:color="#7030a0" loext:opacity="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74" style:family="text">
      <style:text-properties fo:color="#7030a0" loext:opacity="100%" style:text-position="sub 58%"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75" style:family="text">
      <style:text-properties fo:color="#7030a0" loext:opacity="100%" style:text-position="0% 100%"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76" style:family="text">
      <style:text-properties fo:color="#7030a0" loext:opacity="100%" style:text-position="0% 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77" style:family="text">
      <style:text-properties fo:font-size="9pt" fo:language="en" fo:country="US" officeooo:rsid="0172ba4e" style:letter-kerning="false" style:font-name-asian="Calibri2" style:font-size-asian="9pt" style:language-asian="en" style:country-asian="US" style:font-size-complex="9pt" style:language-complex="ar" style:country-complex="SA"/>
    </style:style>
    <style:style style:name="T378" style:family="text">
      <style:text-properties fo:font-size="9pt" fo:language="en" fo:country="US" officeooo:rsid="01718180" style:letter-kerning="false" style:font-name-asian="Calibri2" style:font-size-asian="9pt" style:language-asian="en" style:country-asian="US" style:font-size-complex="9pt" style:language-complex="ar" style:country-complex="SA"/>
    </style:style>
    <style:style style:name="T379" style:family="text">
      <style:text-properties fo:language="en" fo:country="US" officeooo:rsid="0173237c" style:letter-kerning="false" style:font-name-asian="Calibri2" style:language-asian="en" style:country-asian="US" style:language-complex="ar" style:country-complex="SA"/>
    </style:style>
    <style:style style:name="T380" style:family="text">
      <style:text-properties style:text-position="sub 58%" fo:language="en" fo:country="US" officeooo:rsid="0173237c" style:letter-kerning="false" style:font-name-asian="Calibri2" style:language-asian="en" style:country-asian="US" style:language-complex="ar" style:country-complex="SA"/>
    </style:style>
    <style:style style:name="T381" style:family="text">
      <style:text-properties fo:font-variant="normal" fo:text-transform="none" fo:font-size="12pt" fo:letter-spacing="normal" fo:language="en" fo:country="US" officeooo:rsid="0173237c" style:letter-kerning="false" style:font-size-asian="12pt" style:language-asian="en" style:country-asian="US" style:font-name-complex="Cambria1" style:font-size-complex="12pt" style:language-complex="ar" style:country-complex="SA"/>
    </style:style>
    <style:style style:name="T382" style:family="text">
      <style:text-properties fo:font-variant="normal" fo:text-transform="none" fo:letter-spacing="normal" fo:language="en" fo:country="US" officeooo:rsid="0173237c" style:letter-kerning="false" style:language-asian="en" style:country-asian="US" style:font-name-complex="Cambria1" style:language-complex="ar" style:country-complex="SA"/>
    </style:style>
    <style:style style:name="T383" style:family="text">
      <style:text-properties officeooo:rsid="01768cac"/>
    </style:style>
    <style:style style:name="T384" style:family="text">
      <style:text-properties fo:color="#2e8b57" loext:opacity="100%" style:font-name="Cambria Math2" fo:font-size="9pt" fo:language="en" fo:country="US" officeooo:rsid="016de2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85" style:family="text">
      <style:text-properties fo:color="#2e8b57" loext:opacity="100%" style:font-name="Cambria math" fo:font-size="11pt" fo:language="en" fo:country="US" officeooo:rsid="0078b51e"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386" style:family="text">
      <style:text-properties fo:color="#2e8b57" loext:opacity="100%" style:font-name="Cambria math" fo:font-size="11pt" fo:language="en" fo:country="US" officeooo:rsid="016ffe77"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387" style:family="text">
      <style:text-properties fo:color="#2e8b57" loext:opacity="100%" style:text-position="0% 100%" style:font-name="Cambria math" fo:font-size="11pt" fo:language="en" fo:country="US" officeooo:rsid="0078b51e"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388" style:family="text">
      <style:text-properties fo:color="#2e8b57" loext:opacity="100%" style:text-position="0% 100%" style:font-name="Cambria math" fo:font-size="11pt" fo:language="en" fo:country="US" officeooo:rsid="016b352d"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389" style:family="text">
      <style:text-properties fo:color="#2e8b57" loext:opacity="100%" style:text-position="sub 58%" style:font-name="Cambria math" fo:font-size="11pt" fo:language="en" fo:country="US" officeooo:rsid="016f72cb"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390" style:family="text">
      <style:text-properties fo:color="#2e8b57" loext:opacity="100%" style:text-position="0% 100%" style:font-name="Courier1" fo:font-size="11pt" fo:language="en" fo:country="US" officeooo:rsid="016b352d"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8-11T17:28:42.291373182">11 August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Internet_20_link"><text:span text:style-name="T20">https://gitlab.com/orm-syntax-and-semantics/orm-syntax-and-semantics-docs.git</text:span></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334_Copy_1"/><text:bookmark text:name="_Hlk50958627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in the graphical notation </text:span><text:span text:style-name="T77">is</text:span><text:span text:style-name="T72"> associated to </text:span><text:span text:style-name="T77">a </text:span><text:span text:style-name="T72">distinct </text:span><text:span text:style-name="T83">canonical</text:span><text:span text:style-name="T73"> predicate </text:span><text:span text:style-name="T82">name</text:span><text:span text:style-name="T83"> </text:span><text:span text:style-name="T84">from this signature.</text:span><text:span text:style-name="T83"> </text:span><text:span text:style-name="T85">The ORM graphical notation depicts a fact type as a left-to-right </text:span><text:span text:style-name="T86">or </text:span><text:span text:style-name="T85">top-to-bottom ordered sequence of </text:span><text:span text:style-name="T87">role</text:span><text:span text:style-name="T85"> boxes. </text:span><text:span text:style-name="T88">Each role box</text:span><text:span text:style-name="T85"> is attached to exactly one </text:span><text:span text:style-name="T87">object type</text:span><text:span text:style-name="T85"> shape. </text:span><text:span text:style-name="T89">Each</text:span><text:span text:style-name="T72"> role is uniquely identified in ORM graphical notation by the fact type in which it appears together with its </text:span><text:span text:style-name="T90">relevant</text:span><text:span text:style-name="T72"> position within </text:span><text:span text:style-name="T91">the </text:span><text:span text:style-name="T90">displayed </text:span><text:span text:style-name="T91">predicate name for </text:span><text:span text:style-name="T72">the fact type. </text:span><text:span text:style-name="T92">In this abstract syntax, e</text:span><text:span text:style-name="T72">ach role is given</text:span><text:span text:style-name="T91"> a</text:span><text:span text:style-name="T72"> </text:span><text:span text:style-name="T73">role identifier</text:span><text:span text:style-name="T72"> in the signature obtained by concatenating the canonical predicate name it belongs to and the</text:span><text:span text:style-name="T93"> </text:span><text:span text:style-name="T72">relative position within </text:span><text:span text:style-name="T94">that </text:span><text:span text:style-name="T95">predicate </text:span><text:span text:style-name="T94">name</text:span><text:span text:style-name="T72">, </text:span><text:span text:style-name="T93">num</text:span><text:span text:style-name="T96">bering </text:span><text:span text:style-name="T97">from 1</text:span><text:span text:style-name="T72">.</text:span></text:p>
      <text:p text:style-name="P24" loext:marker-style-name="T76"><text:span text:style-name="T72"/></text:p>
      <text:p text:style-name="P24" loext:marker-style-name="T76"><text:span text:style-name="T15">Alternat</text:span><text:span text:style-name="T98">iv</text:span><text:span text:style-name="T15">e predicate readings for the same fact type (</text:span><text:span text:style-name="T99">which may be </text:span><text:span text:style-name="T15">useful to verbalise a predicate </text:span><text:span text:style-name="T99">using </text:span><text:span text:style-name="T15">different role orderings) are all obviously denoting the same fact type, and therefore will be given the </text:span><text:span text:style-name="T100">canonical</text:span><text:span text:style-name="T15"> predicate name in the signature.</text:span></text:p>
      <text:p text:style-name="P25" loext:marker-style-name="T76"><text:span text:style-name="T101"/></text:p>
      <text:p text:style-name="P24" loext:marker-style-name="T76"><text:span text:style-name="T102">Tools </text:span><text:span text:style-name="T103">in the ORM methodology</text:span><text:span text:style-name="T102"> </text:span><text:span text:style-name="T104">may </text:span><text:span text:style-name="T102">provide different </text:span><text:span text:style-name="T105">kinds of “predicate readings”</text:span><text:span text:style-name="T102"> to </text:span><text:span text:style-name="T106">display</text:span><text:span text:style-name="T102"> </text:span><text:span text:style-name="T104">these predicate names. </text:span><text:span text:style-name="T106">These variations are for </text:span><text:span text:style-name="T107">readability and compactness of display, being</text:span><text:span text:style-name="T105"> different ways</text:span><text:span text:style-name="T104"> to illustrate the position of the roles embedded within the predicate text, but that is not a concern here, all that matters is that predicate names are unique within the overall schema</text:span><text:span text:style-name="T72">. <text:s/></text:span><text:span text:style-name="T108">The displayed predicate readings might not be unique, even though the predicate name must be. </text:span><text:span text:style-name="T91">So if we have a predicate name “Person runs Company” where Person and Company are object types, a tool might display this text, or “[Person] runs [Company]”, “… runs …”, “?runs?”, or some other convenient </text:span><text:span text:style-name="T109">shorthand; </text:span><text:span text:style-name="T110">even adding an arrow to show that the displayed role boxes apply in opposite to the obvious direction</text:span><text:span text:style-name="T91">. </text:span><text:span text:style-name="T108">The predicate </text:span><text:span text:style-name="T111">name </text:span><text:span text:style-name="T108">“Person runs Race” is a different fact type, although it might display </text:span><text:span text:style-name="T112">the same</text:span><text:span text:style-name="T108"> reading text. </text:span><text:span text:style-name="T113">These shorthand presentations are not relevant to the semantics.</text:span><text:span text:style-name="T72"> </text:span><text:span text:style-name="T110">In the associated glossary, we</text:span><text:span text:style-name="T94"> </text:span><text:span text:style-name="T114">make use of such shorthand notations also, </text:span><text:span text:style-name="T115">rather than elaborating the unique predicate names.</text:span></text:p>
      <text:p text:style-name="P24" loext:marker-style-name="T76"><text:span text:style-name="T72"/></text:p>
      <text:p text:style-name="P24" loext:marker-style-name="T76"><text:span text:style-name="T116">In this document we assume that the signature of an </text:span><text:span text:style-name="T117">ORM conceptual model</text:span><text:span text:style-name="T116"> (e.g., the choice of the canonical predicate name associated to a fact type) has been specified without ambiguity. This document does not focus on the pre-logical or linguistic means necessary in order to get the formal signature.</text:span></text:p>
      <text:p text:style-name="P26" loext:marker-style-name="T118"/>
      <text:h text:style-name="P27" text:outline-level="1" loext:marker-style-name="T70"><text:bookmark-start text:name="_Hlk33892793"/><text:span text:style-name="T71">ORM Conceptual Model Signature</text:span><text:bookmark-end text:name="_Hlk33892793"/><text:span text:style-name="T70"/></text:h>
      <text:h text:style-name="P28" text:outline-level="1" loext:marker-style-name="T70"/>
      <text:h text:style-name="P29" text:outline-level="1" loext:marker-style-name="T119"><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0"> </text:span><text:bookmark-start text:name="_Hlk26278234"/><text:bookmark-start text:name="OLE_LINK83"/><text:bookmark-start text:name="OLE_LINK332"/><text:span text:style-name="T121">&lt;</text:span><text:span text:style-name="T120"> </text:span><text:span text:style-name="T72">𝓣</text:span><text:bookmark-start text:name="_Hlk26264896"/><text:bookmark-start text:name="OLE_LINK73"/><text:span text:style-name="T72">, </text:span><text:span text:style-name="T122">𝒱</text:span><text:bookmark-end text:name="_Hlk26264896"/><text:bookmark-end text:name="OLE_LINK73"/><text:span text:style-name="T72">,</text:span><text:span text:style-name="T82"> </text:span><text:span text:style-name="T72">𝓟, </text:span><text:bookmark-start text:name="OLE_LINK95"/><text:bookmark-start text:name="OLE_LINK96"/><text:span text:style-name="T123">𝓡 </text:span><text:span text:style-name="T121">, </text:span><text:span text:style-name="T123">𝓓</text:span><text:bookmark-end text:name="OLE_LINK95"/><text:bookmark-end text:name="OLE_LINK96"/><text:span text:style-name="T124"> </text:span><text:bookmark-start text:name="_Hlk32320673"/><text:span text:style-name="T121">,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121">,</text:span><text:bookmark-end text:name="_Hlk32416708"/><text:span text:style-name="T121"> </text:span><text:span text:style-name="T125">𝓕</text:span><text:span text:style-name="T121">, </text:span><text:span text:style-name="T126"></text:span><text:bookmark-end text:name="_Hlk26271002"/><text:bookmark-end text:name="OLE_LINK97"/><text:span text:style-name="T126">, </text:span><text:span text:style-name="T127">U</text:span><text:span text:style-name="T124">&gt;</text:span><text:bookmark-end text:name="_Hlk26278234"/><text:bookmark-end text:name="OLE_LINK83"/><text:bookmark-end text:name="OLE_LINK332"/><text:span text:style-name="T72"> denoting the following:</text:span></text:h>
      <text:h text:style-name="P30" text:outline-level="1" loext:marker-style-name="T119"><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1" loext:marker-style-name="T128"><text:bookmark text:name="_Hlk509586271_Copy_1"/><text:bookmark-start text:name="_Hlk512863644"/><text:bookmark-start text:name="OLE_LINK27"/><text:span text:style-name="T129">𝓣</text:span><text:bookmark-end text:name="_Hlk512863644"/><text:bookmark-end text:name="OLE_LINK27"/><text:span text:style-name="T130"/></text:p>
          </table:table-cell>
          <table:table-cell table:style-name="Table1.A1" office:value-type="string">
            <text:p text:style-name="P32" loext:marker-style-name="T128"><text:bookmark-start text:name="OLE_LINK26"/><text:bookmark-start text:name="_Hlk512863617"/><text:span text:style-name="T129">a</text:span><text:bookmark-start text:name="OLE_LINK45"/><text:span text:style-name="T129"> finite countable </text:span><text:bookmark-end text:name="OLE_LINK45"/><text:span text:style-name="T129">set of</text:span><text:span text:style-name="T131"> domain </text:span><text:bookmark-start text:name="_Hlk509590004"/><text:span text:style-name="T131">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31" loext:marker-style-name="T132"><text:bookmark-start text:name="OLE_LINK85"/><text:bookmark-start text:name="_Hlk26269978"/><text:span text:style-name="T133">𝒱</text:span><text:bookmark-end text:name="OLE_LINK85"/><text:bookmark-end text:name="_Hlk26269978"/><text:span text:style-name="T134"/></text:p>
          </table:table-cell>
          <table:table-cell table:style-name="Table1.A1" office:value-type="string">
            <text:p text:style-name="P32" loext:marker-style-name="T76"><text:span text:style-name="T129">a set </text:span><text:bookmark-start text:name="_Hlk26270745"/><text:bookmark-start text:name="OLE_LINK92"/><text:span text:style-name="T133">𝒱</text:span><text:bookmark-end text:name="_Hlk26270745"/><text:bookmark-end text:name="OLE_LINK92"/><text:span text:style-name="T131">⊆</text:span><text:span text:style-name="T129"> 𝓣 of</text:span><text:span text:style-name="T131"> domain value type names</text:span></text:p>
          </table:table-cell>
        </table:table-row>
        <table:table-row table:style-name="Table1.3">
          <table:table-cell table:style-name="Table1.A1" office:value-type="string">
            <text:p text:style-name="P31" loext:marker-style-name="T128"><text:span text:style-name="T129">𝓟</text:span><text:span text:style-name="T130"/></text:p>
          </table:table-cell>
          <table:table-cell table:style-name="Table1.A1" office:value-type="string">
            <text:p text:style-name="P32" loext:marker-style-name="T128"><text:span text:style-name="T129">a finite countable set of</text:span><text:span text:style-name="T131"> predicate names</text:span></text:p>
          </table:table-cell>
        </table:table-row>
        <table:table-row table:style-name="Table1.4">
          <table:table-cell table:style-name="Table1.A1" office:value-type="string">
            <text:h text:style-name="P33" text:outline-level="1" loext:marker-style-name="T119"><text:bookmark-start text:name="_Hlk32320572"/><text:span text:style-name="T135">𝓡</text:span><text:bookmark-end text:name="_Hlk32320572"/><text:span text:style-name="T136"/></text:h>
          </table:table-cell>
          <table:table-cell table:style-name="Table1.A1" office:value-type="string">
            <text:p text:style-name="P32" loext:marker-style-name="T128"><text:span text:style-name="T129">a finite countable set of</text:span><text:span text:style-name="T131"> role names</text:span></text:p>
          </table:table-cell>
        </table:table-row>
        <table:table-row table:style-name="Table1.5">
          <table:table-cell table:style-name="Table1.A1" office:value-type="string">
            <text:p text:style-name="P31" loext:marker-style-name="T137"><text:bookmark text:name="_Hlk26270714_Copy_1"/><text:bookmark-start text:name="_Hlk26271053"/><text:bookmark-start text:name="OLE_LINK100"/><text:bookmark-start text:name="OLE_LINK107"/><text:span text:style-name="T135">𝓓</text:span><text:bookmark-end text:name="_Hlk26271053"/><text:bookmark-end text:name="OLE_LINK100"/><text:bookmark-end text:name="OLE_LINK107"/><text:span text:style-name="T138"/></text:p>
          </table:table-cell>
          <table:table-cell table:style-name="Table1.A1" office:value-type="string">
            <text:p text:style-name="P32" loext:marker-style-name="T128"><text:span text:style-name="T129">a finite countable set of</text:span><text:span text:style-name="T131"> domain values</text:span></text:p>
          </table:table-cell>
        </table:table-row>
        <table:table-row table:style-name="Table1.6">
          <table:table-cell table:style-name="Table1.A1" office:value-type="string">
            <text:p text:style-name="P34" loext:marker-style-name="T128"><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2" loext:marker-style-name="T137"><text:span text:style-name="T129">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139"><text:s/></text:span><text:span text:style-name="T140">: </text:span><text:span text:style-name="T133">𝒱</text:span><text:span text:style-name="T129"> </text:span><text:bookmark-start text:name="_Hlk26275063"/><text:bookmark-start text:name="OLE_LINK110"/><text:span text:style-name="T129">→</text:span><text:bookmark-end text:name="_Hlk26275063"/><text:bookmark-end text:name="OLE_LINK110"/><text:span text:style-name="T129">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29">, the</text:span><text:span text:style-name="T131"> domain value type extension</text:span></text:p>
          </table:table-cell>
        </table:table-row>
        <table:table-row table:style-name="Table1.7">
          <table:table-cell table:style-name="Table1.A1" office:value-type="string">
            <text:p text:style-name="P31" loext:marker-style-name="T141"><text:bookmark-start text:name="_Hlk32416639"/><text:span text:style-name="T142">𝓕</text:span><text:bookmark-end text:name="_Hlk32416639"/><text:span text:style-name="T143"/></text:p>
          </table:table-cell>
          <table:table-cell table:style-name="Table1.A1" office:value-type="string">
            <text:p text:style-name="P32" loext:marker-style-name="T76"><text:span text:style-name="T144">a</text:span><text:span text:style-name="T129"> finite countable set of </text:span><text:span text:style-name="T145">value function</text:span><text:span text:style-name="T129"> </text:span><text:span text:style-name="T145">names</text:span></text:p>
          </table:table-cell>
        </table:table-row>
        <table:table-row table:style-name="Table1.8">
          <table:table-cell table:style-name="Table1.A1" office:value-type="string">
            <text:p text:style-name="P31" loext:marker-style-name="T146"><text:span text:style-name="T147"></text:span><text:span text:style-name="T148"/></text:p>
          </table:table-cell>
          <table:table-cell table:style-name="Table1.A1" office:value-type="string">
            <text:p text:style-name="P32" loext:marker-style-name="T76"><text:span text:style-name="T129">a total function </text:span><text:span text:style-name="T147"></text:span><text:span text:style-name="T140">: </text:span><text:span text:style-name="T129">𝓟∪</text:span><text:span text:style-name="T142">𝓕</text:span><text:span text:style-name="T129"> → ℕ</text:span><text:span text:style-name="T149">+ <text:s/></text:span><text:span text:style-name="T129">specifying the</text:span><text:span text:style-name="T131"> predicate </text:span><text:span text:style-name="T150">arity</text:span><text:span text:style-name="T131"> </text:span><text:span text:style-name="T135">or the</text:span><text:span text:style-name="T131"> function arity</text:span></text:p>
          </table:table-cell>
        </table:table-row>
        <table:table-row table:style-name="Table1.9">
          <table:table-cell table:style-name="Table1.A9" office:value-type="string">
            <text:p text:style-name="P35">U</text:p>
          </table:table-cell>
          <table:table-cell table:style-name="Table1.A9" office:value-type="string">
            <text:p text:style-name="P36" loext:marker-style-name="T76">a finite countable set of <text:span text:style-name="T151">population predicate names</text:span></text:p>
          </table:table-cell>
        </table:table-row>
      </table:table>
      <text:p text:style-name="P37" loext:marker-style-name="T119"/>
      <text:h text:style-name="P38"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9" loext:marker-style-name="T76"><text:bookmark-start text:name="OLE_LINK20"/><text:bookmark-start text:name="OLE_LINK6"/><text:span text:style-name="T72">the letters </text:span><text:span text:style-name="T152">h,i</text:span><text:span text:style-name="T72">, </text:span><text:span text:style-name="T152">j</text:span><text:span text:style-name="T72">, </text:span><text:span text:style-name="T152">k,l,m,n </text:span><text:span text:style-name="T72">denote positive integer numbers;</text:span></text:p>
        </text:list-item>
        <text:list-item>
          <text:p text:style-name="P39" loext:marker-style-name="T76"><text:span text:style-name="T72">the letters </text:span><text:span text:style-name="T152">p</text:span><text:bookmark-start text:name="_Hlk29722226"/><text:bookmark-start text:name="OLE_LINK139"/><text:span text:style-name="T152">,q</text:span><text:bookmark-end text:name="_Hlk29722226"/><text:bookmark-end text:name="OLE_LINK139"/><text:span text:style-name="T152"> </text:span><text:span text:style-name="T72">denote </text:span><text:bookmark-start text:name="OLE_LINK153"/><text:bookmark-start text:name="OLE_LINK154"/><text:span text:style-name="T72">integer</text:span><text:bookmark-end text:name="OLE_LINK153"/><text:bookmark-end text:name="OLE_LINK154"/><text:span text:style-name="T72"> numbers;</text:span><text:bookmark-end text:name="OLE_LINK6"/><text:bookmark-end text:name="OLE_LINK20"/></text:p>
        </text:list-item>
        <text:list-item>
          <text:p text:style-name="P39" loext:marker-style-name="T76"><text:span text:style-name="T152">T</text:span><text:span text:style-name="T72"> denotes a domain object type name ∈ 𝓣;</text:span></text:p>
        </text:list-item>
        <text:list-item>
          <text:p text:style-name="P39" loext:marker-style-name="T76"><text:bookmark-start text:name="OLE_LINK116"/><text:bookmark-start text:name="_Hlk511229325"/><text:bookmark-start text:name="_Hlk26276159"/><text:span text:style-name="T152">V</text:span><text:span text:style-name="T72"> denotes a domain value type name ∈ </text:span><text:span text:style-name="T122">𝒱</text:span><text:bookmark-end text:name="OLE_LINK116"/><text:bookmark-end text:name="_Hlk26276159"/><text:span text:style-name="T72">;</text:span></text:p>
        </text:list-item>
        <text:list-item>
          <text:p text:style-name="P39" loext:marker-style-name="T76"><text:span text:style-name="T152">P</text:span><text:span text:style-name="T72"> denotes a predicate name </text:span><text:bookmark-start text:name="_Hlk511229249"/><text:span text:style-name="T72">∈ </text:span><text:bookmark-start text:name="_Hlk26373029"/><text:bookmark-start text:name="OLE_LINK204"/><text:span text:style-name="T72">𝓟</text:span><text:bookmark-end text:name="_Hlk26373029"/><text:bookmark-end text:name="OLE_LINK204"/><text:span text:style-name="T72">;</text:span><text:bookmark-end text:name="_Hlk511229249"/><text:bookmark-end text:name="_Hlk511229325"/></text:p>
        </text:list-item>
        <text:list-item>
          <text:p text:style-name="P39" loext:marker-style-name="T76"><text:bookmark-start text:name="OLE_LINK117"/><text:bookmark-start text:name="_Hlk26276190"/><text:span text:style-name="T152">r</text:span><text:span text:style-name="T72"> denotes a role name </text:span><text:bookmark-start text:name="_Hlk29893550"/><text:bookmark-start text:name="OLE_LINK259"/><text:span text:style-name="T72">∈ </text:span><text:bookmark-end text:name="OLE_LINK117"/><text:bookmark-end text:name="_Hlk26276190"/><text:bookmark-end text:name="_Hlk29893550"/><text:bookmark-end text:name="OLE_LINK259"/><text:span text:style-name="T123">𝓡</text:span><text:span text:style-name="T72">;</text:span></text:p>
        </text:list-item>
        <text:list-item>
          <text:p text:style-name="P40" loext:marker-style-name="T76"><text:span text:style-name="T72">the letters </text:span><text:span text:style-name="T152">d,</text:span><text:span text:style-name="T153">e</text:span><text:span text:style-name="T72"> </text:span><text:span text:style-name="T154">each a </text:span><text:span text:style-name="T72">denote domain value ∈ </text:span><text:span text:style-name="T123">𝓓</text:span><text:span text:style-name="T72">;</text:span></text:p>
        </text:list-item>
        <text:list-item>
          <text:p text:style-name="P41" loext:marker-style-name="T155"><text:span text:style-name="T156">f</text:span><text:span text:style-name="T157"> </text:span><text:span text:style-name="T158">denotes a value function name ∈ </text:span><text:span text:style-name="T125">𝓕</text:span><text:span text:style-name="T158">.</text:span></text:p>
        </text:list-item>
        <text:list-item>
          <text:p text:style-name="P39" loext:marker-style-name="T76"><text:span text:style-name="T159">P.</text:span><text:bookmark-start text:name="_Hlk510694648"/><text:span text:style-name="T159">i</text:span><text:bookmark-end text:name="_Hlk510694648"/><text:span text:style-name="T72"> denotes the i-th </text:span><text:span text:style-name="T73">role identifier</text:span><text:span text:style-name="T72"> </text:span><text:span text:style-name="T73">of <text:s/></text:span><text:span text:style-name="T160">P</text:span><text:span text:style-name="T72">, with 1≤</text:span><text:span text:style-name="T159">i</text:span><text:span text:style-name="T72">≤</text:span><text:span text:style-name="T73"> </text:span><text:span text:style-name="T126"></text:span><text:span text:style-name="T72">(</text:span><text:span text:style-name="T159">P</text:span><text:span text:style-name="T72">);</text:span><text:bookmark-end text:name="_Hlk504579643"/></text:p>
        </text:list-item>
        <text:list-item>
          <text:p text:style-name="P42" loext:marker-style-name="T76"><text:span text:style-name="T159">P.</text:span><text:span text:style-name="T161">role</text:span><text:bookmark-start text:name="_Hlk510694648_Copy_1"/><text:span text:style-name="T159">n</text:span><text:bookmark-end text:name="_Hlk510694648_Copy_1"/><text:span text:style-name="T159">ame</text:span><text:span text:style-name="T72"> denotes </text:span><text:span text:style-name="T162">a</text:span><text:span text:style-name="T72"> </text:span><text:span text:style-name="T163">specific</text:span><text:span text:style-name="T72"> </text:span><text:span text:style-name="T73">role identifier</text:span><text:span text:style-name="T72"> </text:span><text:span text:style-name="T73">of <text:s/></text:span><text:span text:style-name="T160">P</text:span><text:span text:style-name="T72"> </text:span><text:span text:style-name="T164">where </text:span><text:bookmark text:name="_Hlk510694648_Copy_1 Copy 1"/><text:span text:style-name="T161">rolen</text:span><text:span text:style-name="T165">ame</text:span><text:span text:style-name="T166"> </text:span><text:span text:style-name="T164">arises from </text:span><text:span text:style-name="T72">RoleNaming </text:span><text:span text:style-name="T164">or other unambiguous means</text:span><text:span text:style-name="T72">;</text:span></text:p>
        </text:list-item>
        <text:list-item>
          <text:p text:style-name="P43" loext:marker-style-name="T76"><text:span text:style-name="T167">In FIG</text:span><text:span text:style-name="T72">, </text:span><text:span text:style-name="T168">where a predicate </text:span><text:span text:style-name="T169">P</text:span><text:span text:style-name="T168"> is implicit in the context</text:span><text:span text:style-name="T72">, </text:span><text:span text:style-name="T152">.i</text:span><text:span text:style-name="T72"> or </text:span><text:span text:style-name="T152">.name</text:span><text:span text:style-name="T72"> denotes the role identifier </text:span><text:span text:style-name="T168">in </text:span><text:span text:style-name="T169">P</text:span><text:span text:style-name="T170">;</text:span></text:p>
        </text:list-item>
        <text:list-item>
          <text:p text:style-name="P39" loext:marker-style-name="T76"><text:span text:style-name="T152">?v</text:span><text:span text:style-name="T72"> denotes a </text:span><text:span text:style-name="T82">variable symbol</text:span><text:span text:style-name="T72"> <text:s/>within a derivation rule, with </text:span><text:span text:style-name="T152">v</text:span><text:span text:style-name="T72"> ∈ </text:span><text:span text:style-name="T171">STRINGS.</text:span></text:p>
        </text:list-item>
      </text:list>
      <text:p text:style-name="P44"/>
      <text:p text:style-name="P45"><text:span text:style-name="T172">This document describes the abstract syntax for the purpose of formalisation. </text:span><text:span text:style-name="T173">The FIM</text:span><text:span text:style-name="T172"> concrete syntax follows the abstract syntax but </text:span><text:span text:style-name="T174">adds</text:span><text:span text:style-name="T172"> some </text:span><text:span text:style-name="T174">macro conveniences</text:span><text:span text:style-name="T172">, such as supporting n-way exclusion, not just pair exclusion. The concrete syntax also provides </text:span><text:span text:style-name="T175">Value S</text:span><text:span text:style-name="T172">yntax for literal values and support for infinite </text:span><text:span text:style-name="T176">membership</text:span><text:span text:style-name="T172"> sets (e.g. Natural). </text:span><text:span text:style-name="T177">Examples are given in the associated Glossary.</text:span><text:bookmark-start text:name="OLE_LINK278"/><text:bookmark-start text:name="OLE_LINK277"/></text:p>
      <text:h text:style-name="P22" text:outline-level="1" loext:marker-style-name="T70"><text:bookmark-start text:name="OLE_LINK333"/><text:bookmark-start text:name="_Hlk33892817"/><text:span text:style-name="T71">First-Order Logic Signature</text:span><text:bookmark-end text:name="OLE_LINK333"/><text:bookmark-end text:name="_Hlk33892817"/><text:span text:style-name="T70"/></text:h>
      <text:h text:style-name="P28" text:outline-level="1" loext:marker-style-name="T70"/>
      <text:p text:style-name="P46"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2">𝒱</text:span><text:span text:style-name="T72">, 𝓟</text:span><text:bookmark-start text:name="_Hlk26279971"/><text:bookmark-start text:name="OLE_LINK88"/><text:span text:style-name="T72">,</text:span><text:span text:style-name="T178"> </text:span><text:bookmark-end text:name="_Hlk26279971"/><text:bookmark-end text:name="OLE_LINK88"/><text:span text:style-name="T123">𝓓</text:span><text:span text:style-name="T121">, </text:span><text:span text:style-name="T125">𝓕</text:span><text:span text:style-name="T124"> <text:s/></text:span><text:span text:style-name="T72">of the ORM conceptual model signature, and it is composed by the elem</text:span><text:bookmark-end text:name="OLE_LINK277"/><text:bookmark-end text:name="OLE_LINK278"/><text:span text:style-name="T72">ents &lt; 𝓣</text:span><text:bookmark-start text:name="_Hlk26264969"/><text:bookmark-start text:name="OLE_LINK77"/><text:span text:style-name="T72">, </text:span><text:bookmark-end text:name="_Hlk26264969"/><text:bookmark-end text:name="OLE_LINK77"/><text:span text:style-name="T122">𝒱</text:span><text:span text:style-name="T72">, 𝓟</text:span><text:bookmark-start text:name="_Hlk511229127"/><text:span text:style-name="T72">,</text:span><text:span text:style-name="T178"> </text:span><text:bookmark-end text:name="_Hlk511229127"/><text:bookmark-start text:name="_Hlk504607272"/><text:span text:style-name="T68">𝓛</text:span><text:bookmark-end text:name="_Hlk504607272"/><text:span text:style-name="T72">,</text:span><text:span text:style-name="T178"> </text:span><text:span text:style-name="T123">𝓓</text:span><text:span text:style-name="T72">,</text:span><text:span text:style-name="T178">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8"> </text:span><text:span text:style-name="T125">𝓕</text:span><text:span text:style-name="T124"> &gt;</text:span><text:span text:style-name="T72"> denoting the following:</text:span></text:p>
      <text:h text:style-name="P30" text:outline-level="1" loext:marker-style-name="T119"/>
      <table:table table:name="Table2" table:style-name="Table2">
        <table:table-column table:style-name="Table2.A"/>
        <table:table-column table:style-name="Table2.B"/>
        <table:table-row table:style-name="Table2.1">
          <table:table-cell table:style-name="Table2.A1" office:value-type="string">
            <text:p text:style-name="P31" loext:marker-style-name="T128"><text:bookmark-start text:name="OLE_LINK127"/><text:bookmark-start text:name="_Hlk26276674"/><text:span text:style-name="T129">𝓣</text:span><text:bookmark-end text:name="OLE_LINK127"/><text:bookmark-end text:name="_Hlk26276674"/><text:span text:style-name="T130"/></text:p>
          </table:table-cell>
          <table:table-cell table:style-name="Table2.A1" office:value-type="string">
            <text:p text:style-name="P32" loext:marker-style-name="T128"><text:span text:style-name="T129">a finite countable set of</text:span><text:span text:style-name="T131"> unary predicate symbols</text:span></text:p>
          </table:table-cell>
        </table:table-row>
        <table:table-row table:style-name="Table2.1">
          <table:table-cell table:style-name="Table2.A1" office:value-type="string">
            <text:p text:style-name="P31" loext:marker-style-name="T128"><text:bookmark-start text:name="OLE_LINK76"/><text:bookmark-start text:name="OLE_LINK75"/><text:span text:style-name="T133">𝒱</text:span><text:bookmark-end text:name="OLE_LINK76"/><text:bookmark-end text:name="OLE_LINK75"/><text:span text:style-name="T179"/></text:p>
          </table:table-cell>
          <table:table-cell table:style-name="Table2.A1" office:value-type="string">
            <text:p text:style-name="P32" loext:marker-style-name="T128"><text:span text:style-name="T129">a set </text:span><text:bookmark-start text:name="OLE_LINK108"/><text:bookmark-start text:name="OLE_LINK109"/><text:span text:style-name="T133">𝒱</text:span><text:bookmark-end text:name="OLE_LINK108"/><text:bookmark-end text:name="OLE_LINK109"/><text:span text:style-name="T131">⊆</text:span><text:span text:style-name="T129"> 𝓣</text:span></text:p>
          </table:table-cell>
        </table:table-row>
        <table:table-row table:style-name="Table2.1">
          <table:table-cell table:style-name="Table2.A1" office:value-type="string">
            <text:p text:style-name="P31" loext:marker-style-name="T128"><text:bookmark-start text:name="_Hlk511227795"/><text:span text:style-name="T129">𝓟</text:span><text:bookmark-end text:name="_Hlk511227795"/><text:span text:style-name="T130"/></text:p>
          </table:table-cell>
          <table:table-cell table:style-name="Table2.A1" office:value-type="string">
            <text:p text:style-name="P32" loext:marker-style-name="T128"><text:span text:style-name="T129">a finite countable set of</text:span><text:span text:style-name="T131"> predicate symbols</text:span><text:span text:style-name="T129">, each </text:span><text:bookmark-start text:name="_Hlk511227682"/><text:bookmark-start text:name="_Hlk27212418"/><text:span text:style-name="T180">P</text:span><text:span text:style-name="T181"> </text:span><text:span text:style-name="T129">∈ 𝓟</text:span><text:bookmark-end text:name="_Hlk27212418"/><text:span text:style-name="T129"> </text:span><text:bookmark-end text:name="_Hlk511227682"/><text:bookmark-start text:name="_Hlk511227690"/><text:span text:style-name="T129">with arity </text:span><text:bookmark-start text:name="OLE_LINK67"/><text:bookmark-start text:name="_Hlk511220846"/><text:bookmark-start text:name="_Hlk511220803"/><text:span text:style-name="T147"></text:span><text:bookmark-end text:name="_Hlk511220803"/><text:span text:style-name="T129">(</text:span><text:span text:style-name="T180">P</text:span><text:span text:style-name="T129">)</text:span><text:bookmark-end text:name="_Hlk511227690"/><text:bookmark-end text:name="OLE_LINK67"/><text:bookmark-end text:name="_Hlk511220846"/></text:p>
          </table:table-cell>
        </table:table-row>
        <table:table-row table:style-name="Table2.1">
          <table:table-cell table:style-name="Table2.A1" office:value-type="string">
            <text:p text:style-name="P31" loext:marker-style-name="T182"><text:bookmark-start text:name="OLE_LINK87"/><text:bookmark-start text:name="_Hlk511293219"/><text:span text:style-name="T183">𝓛</text:span><text:bookmark-end text:name="OLE_LINK87"/><text:bookmark-end text:name="_Hlk511293219"/><text:span text:style-name="T184"/></text:p>
          </table:table-cell>
          <table:table-cell table:style-name="Table2.A1" office:value-type="string">
            <text:p text:style-name="P32" loext:marker-style-name="T155"><text:span text:style-name="T185">a family of </text:span><text:bookmark-start text:name="_Hlk511229241"/><text:span text:style-name="T185">injective and well-founded </text:span><text:span text:style-name="T186">objectification</text:span><text:span text:style-name="T185"> </text:span><text:span text:style-name="T187">functions</text:span><text:bookmark-end text:name="_Hlk511229241"/><text:span text:style-name="T185">, one for each </text:span><text:span text:style-name="T188">P</text:span><text:span text:style-name="T189"> </text:span><text:span text:style-name="T185">∈ 𝓟 </text:span><text:bookmark-start text:name="OLE_LINK84"/><text:bookmark-start text:name="OLE_LINK86"/><text:span text:style-name="T185">and with arity </text:span><text:span text:style-name="T190"></text:span><text:span text:style-name="T185">(</text:span><text:span text:style-name="T188">P</text:span><text:span text:style-name="T185">)</text:span><text:bookmark-end text:name="OLE_LINK84"/><text:bookmark-end text:name="OLE_LINK86"/></text:p>
          </table:table-cell>
        </table:table-row>
        <table:table-row table:style-name="Table2.1">
          <table:table-cell table:style-name="Table2.A1" office:value-type="string">
            <text:p text:style-name="P31" loext:marker-style-name="T137"><text:bookmark-start text:name="OLE_LINK113"/><text:bookmark-start text:name="OLE_LINK112"/><text:span text:style-name="T135">𝓓</text:span><text:bookmark-end text:name="OLE_LINK113"/><text:bookmark-end text:name="OLE_LINK112"/><text:span text:style-name="T138"/></text:p>
          </table:table-cell>
          <table:table-cell table:style-name="Table2.A1" office:value-type="string">
            <text:p text:style-name="P32" loext:marker-style-name="T128"><text:span text:style-name="T129">a finite countable set of</text:span><text:span text:style-name="T131"> constant symbols</text:span></text:p>
          </table:table-cell>
        </table:table-row>
        <table:table-row table:style-name="Table2.1">
          <table:table-cell table:style-name="Table2.A1" office:value-type="string">
            <text:p text:style-name="P47" loext:marker-style-name="T191"><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2" loext:marker-style-name="T192"><text:span text:style-name="T185">A family of </text:span><text:span text:style-name="T186">domain value to data value injective</text:span><text:span text:style-name="T185"> </text:span><text:span text:style-name="T187">functions </text:span><text:bookmark-start text:name="_Hlk27213157"/><text:span text:style-name="T187"><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3">for each</text:span><text:bookmark-start text:name="_Hlk27212796"/><text:span text:style-name="T187"> </text:span><text:bookmark-end text:name="_Hlk27212796"/><text:bookmark-start text:name="_Hlk27212803"/><text:span text:style-name="T180">V</text:span><text:span text:style-name="T181"> </text:span><text:bookmark-end text:name="_Hlk27212803"/><text:span text:style-name="T129">∈ </text:span><text:span text:style-name="T133">𝒱</text:span><text:bookmark-end text:name="_Hlk27213157"/><text:span text:style-name="T193">,</text:span></text:p>
            <text:p text:style-name="P32" loext:marker-style-name="T155"><text:span text:style-name="T193">such that </text:span><text:span text:style-name="T194">for each</text:span><text:span text:style-name="T185"> </text:span><text:span text:style-name="T195">d</text:span><text:span text:style-name="T196"> </text:span><text:span text:style-name="T185">∈ (</text:span><text:span text:style-name="T197">𝒱)</text:span><text:span text:style-name="T193"> and</text:span><text:span text:style-name="T194"> </text:span><text:span text:style-name="T195">T</text:span><text:span text:style-name="T196"> </text:span><text:span text:style-name="T185">∈</text:span><text:span text:style-name="T196"> </text:span><text:span text:style-name="T185">𝓣</text:span><text:span text:style-name="T196">, </text:span><text:span text:style-name="T193">it holds that</text:span><text:span text:style-name="T185"> </text:span><text:bookmark-start text:name="_Hlk27208850"/><text:span text:style-name="T195">V</text:span><text:span text:style-name="T196">(</text:span><text:span text:style-name="T195">d</text:span><text:span text:style-name="T196"> )</text:span><text:bookmark-end text:name="_Hlk27208850"/><text:span text:style-name="T196"> and</text:span><text:span text:style-name="T193">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1" loext:marker-style-name="T16"><text:bookmark-start text:name="_Hlk26781902"/><text:span text:style-name="T142">𝓕</text:span><text:bookmark-end text:name="_Hlk26781902"/><text:span text:style-name="T198"/></text:p>
          </table:table-cell>
          <table:table-cell table:style-name="Table2.A1" office:value-type="string">
            <text:p text:style-name="P32" loext:marker-style-name="T199"><text:span text:style-name="T129">A family of </text:span><text:span text:style-name="T131">functions over data values</text:span><text:span text:style-name="T135">,</text:span><text:span text:style-name="T131"> </text:span><text:span text:style-name="T135">namely</text:span><text:span text:style-name="T131"> </text:span><text:span text:style-name="T200">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8" text:outline-level="1" loext:marker-style-name="T76"><text:span text:style-name="T72">We adopt the following syntactic conventions in the FOL formula</text:span><text:span text:style-name="T201">e</text:span><text:span text:style-name="T72">:</text:span></text:h>
      <text:list text:continue-numbering="true" text:style-name="WWNum2">
        <text:list-item>
          <text:p text:style-name="P41" loext:marker-style-name="T155"><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41" loext:marker-style-name="T155"><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8"><text:s/></text:span><text:bookmark-start text:name="_Hlk26781879"/><text:span text:style-name="T158">denotes a function ∈ </text:span><text:span text:style-name="T202">𝓛</text:span><text:span text:style-name="T158"> associated to the predicate </text:span><text:span text:style-name="T203">symbol</text:span><text:span text:style-name="T158"> </text:span><text:span text:style-name="T204">P</text:span><text:span text:style-name="T158"> ∈ 𝓟 and with arity </text:span><text:span text:style-name="T205"></text:span><text:span text:style-name="T158">(</text:span><text:span text:style-name="T156">P</text:span><text:span text:style-name="T158">)</text:span><text:bookmark-end text:name="_Hlk26781879"/><text:span text:style-name="T158">;</text:span></text:p>
        </text:list-item>
        <text:list-item>
          <text:p text:style-name="P41" loext:marker-style-name="T155"><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7"><text:s/></text:span><text:span text:style-name="T158">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8"><text:s/>associated to the domain value type </text:span><text:span text:style-name="T159">V</text:span><text:span text:style-name="T158">.</text:span></text:p>
        </text:list-item>
      </text:list>
      <text:p text:style-name="P48" loext:marker-style-name="T16"/>
      <text:p text:style-name="P49">The following extensions to FOL are used the specify <text:s/>the semantics of ORM Conceptual Models:</text:p>
      <text:list text:style-name="WWNum7">
        <text:list-item>
          <text:p text:style-name="P50" loext:marker-style-name="T16"><text:span text:style-name="T15">The translation of derivation rules is given in first-order logic </text:span><text:span text:style-name="T206">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67">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7">[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51" loext:marker-style-name="T16"><text:bookmark-start text:name="OLE_LINK267"/><text:bookmark-start text:name="_Hlk32505761"/><text:bookmark-start text:name="OLE_LINK268"/><text:span text:style-name="T15">The translation of ring constraints is given in first-order logic </text:span><text:span text:style-name="T206">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2" loext:marker-style-name="T16"><text:span text:style-name="T15">The translation of identification constraints is given in first-order logic </text:span><text:span text:style-name="T206">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208">well-founded</text:span><text:span text:style-name="T209">(</text:span><text:span text:style-name="T210">R</text:span><text:span text:style-name="T209">)</text:span><text:bookmark-end text:name="_Hlk35359800"/><text:bookmark-end text:name="OLE_LINK279"/><text:span text:style-name="T15">, </text:span><text:bookmark-end text:name="OLE_LINK74"/><text:bookmark-end text:name="OLE_LINK79"/><text:span text:style-name="T15">if its interpretation contains no infinite </text:span><text:span text:style-name="T211"><text:s/></text:span><text:span text:style-name="T15">descending chains: that is, in the interpretation of </text:span><text:span text:style-name="T19">R</text:span><text:span text:style-name="T15"> there is no infinite sequence </text:span><text:span text:style-name="T67">a</text:span><text:span text:style-name="T212">0</text:span><text:span text:style-name="T67">, a</text:span><text:span text:style-name="T212">1</text:span><text:span text:style-name="T67">, a</text:span><text:span text:style-name="T212">2</text:span><text:span text:style-name="T67">,</text:span><text:span text:style-name="T15"> ... of non necessarily distinct elements such that <text:s/></text:span><text:span text:style-name="T19">P</text:span><text:span text:style-name="T15"> </text:span><text:span text:style-name="T67">a</text:span><text:span text:style-name="T212">n</text:span><text:span text:style-name="T67"> a</text:span><text:span text:style-name="T212">n+1</text:span><text:span text:style-name="T67"> </text:span><text:span text:style-name="T15"><text:s/>for every natural number </text:span><text:span text:style-name="T67">n</text:span><text:span text:style-name="T15">.</text:span></text:p>
        </text:list-item>
      </text:list>
      <text:p text:style-name="P53" loext:marker-style-name="T70"/>
      <text:p text:style-name="P54" loext:marker-style-name="T213"/>
      <text:p text:style-name="P53" loext:marker-style-name="T70"/>
      <text:h text:style-name="P27" text:outline-level="1" loext:marker-style-name="T70"><text:span text:style-name="T71">First-Order Logic ORM Conceptual Model</text:span><text:span text:style-name="T70"/></text:h>
      <text:h text:style-name="P28"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_Hlk35357208"/><text:bookmark-start text:name="OLE_LINK264"/><text:span text:style-name="T72">𝚽</text:span><text:bookmark-end text:name="_Hlk35357208"/><text:bookmark-end text:name="OLE_LINK264"/><text:span text:style-name="T72"> obtained by applying the transformations specified in the Sections below, with an additional </text:span><text:span text:style-name="T82">closure</text:span><text:span text:style-name="T72"> theory </text:span><text:bookmark-start text:name="_Hlk35357027"/><text:bookmark-start text:name="OLE_LINK5"/><text:span text:style-name="T72">𝚯</text:span><text:bookmark-end text:name="_Hlk35357027"/><text:bookmark-end text:name="OLE_LINK5"/><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5"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14">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5"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8">well-founded</text:span><text:span text:style-name="T209">(</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9">).</text:span></text:p>
        </text:list-item>
      </text:list>
      <text:p text:style-name="P56" loext:marker-style-name="T76"/>
      <text:p text:style-name="P53" loext:marker-style-name="T70"/>
      <text:p text:style-name="P53" loext:marker-style-name="T70"/>
      <text:h text:style-name="P22" text:outline-level="1" loext:marker-style-name="T70"><text:span text:style-name="T71">Declarations</text:span><text:span text:style-name="T70"/></text:h>
      <text:h text:style-name="P57"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8" text:outline-level="1" loext:marker-style-name="T215"><text:span text:style-name="T216">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216">))</text:span></text:h>
          </table:table-cell>
          <table:table-cell table:style-name="Table3.A1" office:value-type="string">
            <text:h text:style-name="P58" text:outline-level="1" loext:marker-style-name="T215"><text:span text:style-name="T217">P</text:span><text:span text:style-name="T218"> does not appear as an Alternat</text:span><text:span text:style-name="T219">iv</text:span><text:span text:style-name="T218">ePredicate</text:span></text:h>
          </table:table-cell>
        </table:table-row>
        <table:table-row table:style-name="Table3.1">
          <table:table-cell table:style-name="Table3.A1" table:number-columns-spanned="2" office:value-type="string">
            <text:h text:style-name="P59" text:outline-level="1" loext:marker-style-name="T155"><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60" text:outline-level="1" loext:marker-style-name="T155"/>
      <text:h text:style-name="P61" text:outline-level="1" loext:marker-style-name="T220"/>
      <table:table table:name="Table4" table:style-name="Table4">
        <table:table-column table:style-name="Table4.A"/>
        <table:table-column table:style-name="Table4.B"/>
        <table:table-row table:style-name="Table4.1">
          <table:table-cell table:style-name="Table4.A1" office:value-type="string">
            <text:h text:style-name="P62" text:outline-level="1" loext:marker-style-name="T220"><text:span text:style-name="T217">Alternat</text:span><text:span text:style-name="T221">iv</text:span><text:span text:style-name="T217">ePredicate(</text:span><text:bookmark-start text:name="OLE_LINK23"/><text:bookmark-start text:name="OLE_LINK24"/><text:span text:style-name="T217">P</text:span><text:bookmark-end text:name="OLE_LINK23"/><text:bookmark-end text:name="OLE_LINK24"/><text:span text:style-name="T217">, </text:span><text:bookmark-start text:name="_Hlk512852755"/><text:bookmark-start text:name="OLE_LINK14"/><text:span text:style-name="T217">P</text:span><text:span text:style-name="T222">a</text:span><text:bookmark-end text:name="_Hlk512852755"/><text:bookmark-end text:name="OLE_LINK14"/><text:span text:style-name="T217"> (</text:span><text:bookmark text:name="_Hlk512852608"/><text:bookmark text:name="OLE_LINK13"/><text:bookmark text:name="_Hlk512853396"/><text:bookmark text:name="OLE_LINK15"/><text:bookmark text:name="OLE_LINK16"/><text:bookmark text:name="_Hlk512852667"/><text:span text:style-name="T217"><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217">))</text:span></text:h>
          </table:table-cell>
          <table:table-cell table:style-name="Table4.A1" office:value-type="string">
            <text:h text:style-name="P63" text:outline-level="1" loext:marker-style-name="T223"><text:bookmark-start text:name="_Hlk512853260"/><text:span text:style-name="T217">P</text:span><text:bookmark-end text:name="_Hlk512853260"/><text:span text:style-name="T224">≠</text:span><text:bookmark-start text:name="_Hlk512852726"/><text:span text:style-name="T217">P</text:span><text:span text:style-name="T222">a</text:span><text:bookmark-end text:name="_Hlk512852726"/></text:h>
            <text:h text:style-name="P58" text:outline-level="1" loext:marker-style-name="T225"><text:bookmark-start text:name="_Hlk512853246"/><text:span text:style-name="T226">α(</text:span><text:span text:style-name="T217">P</text:span><text:span text:style-name="T226">) </text:span><text:bookmark-end text:name="_Hlk512853246"/><text:span text:style-name="T226">= </text:span><text:bookmark-start text:name="_Hlk26108966"/><text:bookmark-start text:name="OLE_LINK9"/><text:span text:style-name="T226">α(</text:span><text:span text:style-name="T217">P</text:span><text:span text:style-name="T222">a</text:span><text:span text:style-name="T226">)</text:span><text:bookmark-end text:name="_Hlk26108966"/><text:bookmark-end text:name="OLE_LINK9"/></text:h>
            <text:h text:style-name="P58" text:outline-level="1" loext:marker-style-name="T220"><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64" text:outline-level="1"><text:span text:style-name="T227">(MACRO)<text:line-break/></text:span><text:span text:style-name="T129">Replace </text:span><text:bookmark-start text:name="OLE_LINK21"/><text:bookmark-start text:name="OLE_LINK22"/><text:bookmark-start text:name="_Hlk512853523"/><text:span text:style-name="T129">all </text:span><text:bookmark-start text:name="_Hlk512853505"/><text:span text:style-name="T129">occurrences </text:span><text:bookmark-end text:name="_Hlk512853505"/><text:span text:style-name="T129">of <text:s/></text:span><text:span text:style-name="T180">P</text:span><text:span text:style-name="T228">a</text:span><text:bookmark-end text:name="_Hlk512853523"/><text:span text:style-name="T20">.</text:span><text:span text:style-name="T229">j</text:span><text:span text:style-name="T131"> </text:span><text:span text:style-name="T129"><text:s/></text:span><text:bookmark-start text:name="OLE_LINK68"/><text:bookmark-start text:name="OLE_LINK69"/><text:span text:style-name="T129">in the ORM conceptual model </text:span><text:bookmark-end text:name="OLE_LINK68"/><text:bookmark-end text:name="OLE_LINK69"/><text:span text:style-name="T129">with <text:s/></text:span><text:bookmark-start text:name="_Hlk512853540"/><text:bookmark-start text:name="OLE_LINK17"/><text:span text:style-name="T180">P</text:span><text:bookmark-end text:name="_Hlk512853540"/><text:bookmark-end text:name="OLE_LINK17"/><text:span text:style-name="T180">.</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29"> , and then all occurrences of <text:s/></text:span><text:span text:style-name="T180">P</text:span><text:span text:style-name="T228">a</text:span><text:span text:style-name="T129"> with <text:s/></text:span><text:span text:style-name="T180">P</text:span></text:h>
          </table:table-cell>
          <table:covered-table-cell/>
        </table:table-row>
      </table:table>
      <text:h text:style-name="P65" text:outline-level="1" loext:marker-style-name="T158"/>
      <text:h text:style-name="P57"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8" text:outline-level="1" loext:marker-style-name="T215"><text:span text:style-name="T216">RoleNaming(</text:span><text:bookmark-start text:name="_Hlk512852296"/><text:bookmark-start text:name="OLE_LINK12"/><text:span text:style-name="T216">P.i</text:span><text:bookmark-end text:name="_Hlk512852296"/><text:bookmark-end text:name="OLE_LINK12"/><text:span text:style-name="T216">, r)</text:span><text:span text:style-name="T230"/></text:h>
          </table:table-cell>
          <table:table-cell table:style-name="Table5.A1" office:value-type="string">
            <text:h text:style-name="P66" text:outline-level="1" loext:marker-style-name="T215"/>
          </table:table-cell>
        </table:table-row>
        <table:table-row table:style-name="Table5.1">
          <table:table-cell table:style-name="Table5.A1" table:number-columns-spanned="2" office:value-type="string">
            <text:h text:style-name="P64" text:outline-level="1"><text:bookmark-start text:name="OLE_LINK62"/><text:bookmark-start text:name="_Hlk26203096"/><text:span text:style-name="T227">(MACRO)</text:span><text:bookmark-end text:name="OLE_LINK62"/><text:bookmark-end text:name="_Hlk26203096"/><text:span text:style-name="T227"><text:line-break/></text:span><text:span text:style-name="T129">Replace all occurrences of the role identifier <text:s/></text:span><text:span text:style-name="T231">P.r</text:span><text:span text:style-name="T129"> <text:s/>in the ORM conceptual model with the role identifier </text:span><text:span text:style-name="T231">P.i</text:span></text:h>
          </table:table-cell>
          <table:covered-table-cell/>
        </table:table-row>
      </table:table>
      <text:h text:style-name="P67" text:outline-level="1" loext:marker-style-name="T70"/>
      <text:h text:style-name="P67" text:outline-level="1" loext:marker-style-name="T70"/>
      <text:h text:style-name="P67" text:outline-level="1" loext:marker-style-name="T70"/>
      <text:h text:style-name="P27" text:outline-level="1" loext:marker-style-name="T70"><text:span text:style-name="T71">Constraints</text:span><text:span text:style-name="T70"/></text:h>
      <text:h text:style-name="P68" text:outline-level="1" loext:marker-style-name="T232"/>
      <table:table table:name="Table6" table:style-name="Table6">
        <table:table-column table:style-name="Table6.A"/>
        <table:table-column table:style-name="Table6.B"/>
        <table:table-row table:style-name="Table6.1">
          <table:table-cell table:style-name="Table6.A1" office:value-type="string">
            <text:h text:style-name="P58" text:outline-level="1" loext:marker-style-name="T155"><text:span text:style-name="T217">Mandatory(T, P</text:span><text:span text:style-name="T222">1</text:span><text:span text:style-name="T217">.</text:span><text:bookmark-start text:name="_Hlk26108908"/><text:bookmark-start text:name="OLE_LINK8"/><text:span text:style-name="T217">i</text:span><text:span text:style-name="T222">1</text:span><text:bookmark-end text:name="_Hlk26108908"/><text:bookmark-end text:name="OLE_LINK8"/><text:span text:style-name="T217">, ... P</text:span><text:span text:style-name="T222">m</text:span><text:span text:style-name="T217">.i</text:span><text:span text:style-name="T222">m</text:span><text:span text:style-name="T217">)</text:span></text:h>
          </table:table-cell>
          <table:table-cell table:style-name="Table6.A1" office:value-type="string">
            <text:h text:style-name="P69" text:outline-level="1" loext:marker-style-name="T155"><text:span text:style-name="T218">for</text:span><text:span text:style-name="T217"> </text:span><text:bookmark-start text:name="_Hlk26109260"/><text:bookmark-start text:name="OLE_LINK19"/><text:span text:style-name="T217">j</text:span><text:span text:style-name="T224">≠</text:span><text:span text:style-name="T217">k</text:span><text:bookmark-end text:name="_Hlk26109260"/><text:bookmark-end text:name="OLE_LINK19"/><text:span text:style-name="T217"> </text:span><text:bookmark-start text:name="_Hlk512862472"/><text:bookmark-start text:name="OLE_LINK25"/><text:bookmark-start text:name="OLE_LINK7"/><text:span text:style-name="T218">and</text:span><text:span text:style-name="T217"> </text:span><text:bookmark-end text:name="_Hlk512862472"/><text:bookmark-end text:name="OLE_LINK25"/><text:bookmark-end text:name="OLE_LINK7"/><text:span text:style-name="T217">j,k≤m: P</text:span><text:span text:style-name="T222">j</text:span><text:span text:style-name="T233"> </text:span><text:span text:style-name="T224">≠</text:span><text:bookmark-start text:name="_Hlk510628974"/><text:span text:style-name="T217">P</text:span><text:span text:style-name="T222">k</text:span><text:bookmark-end text:name="_Hlk510628974"/></text:h>
          </table:table-cell>
        </table:table-row>
        <table:table-row table:style-name="Table6.1">
          <table:table-cell table:style-name="Table6.A1" table:number-columns-spanned="2" office:value-type="string">
            <text:h text:style-name="P59" text:outline-level="1" loext:marker-style-name="T155"><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70" text:outline-level="1" loext:marker-style-name="T70"/>
      <text:h text:style-name="P70"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8" text:outline-level="1" loext:marker-style-name="T155"><text:span text:style-name="T217">Unique</text:span><text:bookmark-start text:name="_Hlk511204847"/><text:span text:style-name="T217">(P.</text:span><text:bookmark-start text:name="_Hlk26109828"/><text:bookmark-start text:name="OLE_LINK41"/><text:span text:style-name="T217">i</text:span><text:span text:style-name="T222">1</text:span><text:bookmark-end text:name="_Hlk26109828"/><text:bookmark-end text:name="OLE_LINK41"/><text:span text:style-name="T217">, … P.i</text:span><text:span text:style-name="T222">m</text:span><text:span text:style-name="T217">)</text:span><text:bookmark-end text:name="_Hlk511204847"/></text:h>
          </table:table-cell>
          <table:table-cell table:style-name="Table7.A1" office:value-type="string">
            <text:h text:style-name="P69" text:outline-level="1" loext:marker-style-name="T155"><text:span text:style-name="T218">for</text:span><text:span text:style-name="T217"> j</text:span><text:span text:style-name="T224">≠</text:span><text:span text:style-name="T217">k </text:span><text:span text:style-name="T218">and</text:span><text:span text:style-name="T217"> j,k≤m: i</text:span><text:span text:style-name="T222">j</text:span><text:span text:style-name="T233"> </text:span><text:span text:style-name="T224">≠</text:span><text:span text:style-name="T217">i</text:span><text:span text:style-name="T222">k</text:span></text:h>
            <text:h text:style-name="P71" text:outline-level="1" loext:marker-style-name="T155"><text:span text:style-name="T224">m ≥ α(P)-1</text:span></text:h>
          </table:table-cell>
        </table:table-row>
        <table:table-row table:style-name="Table7.1">
          <table:table-cell table:style-name="Table7.A1" table:number-columns-spanned="2" office:value-type="string">
            <text:h text:style-name="P72" text:outline-level="1"><text:bookmark text:name="_Hlk29981279"/>(MACRO)</text:h>
            <text:h text:style-name="P64" text:outline-level="1"><text:span text:style-name="T180">Frequency(P.i</text:span><text:span text:style-name="T228">1</text:span><text:span text:style-name="T180"> ... P.i</text:span><text:span text:style-name="T228">m</text:span><text:span text:style-name="T180"> (1, 1))</text:span></text:h>
          </table:table-cell>
          <table:covered-table-cell/>
        </table:table-row>
      </table:table>
      <text:h text:style-name="P70" text:outline-level="1" loext:marker-style-name="T70"><text:bookmark text:name="_Hlk29981279_Copy_1"/></text:h>
      <text:h text:style-name="P70"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8" text:outline-level="1" loext:marker-style-name="T155"><text:span text:style-name="T234">Simple</text:span><text:span text:style-name="T217">Identification(T, P.i</text:span><text:span text:style-name="T222">1</text:span><text:span text:style-name="T224">,</text:span><text:span text:style-name="T222"> </text:span><text:bookmark-start text:name="OLE_LINK205"/><text:bookmark-start text:name="OLE_LINK206"/><text:span text:style-name="T217">P.i</text:span><text:bookmark-end text:name="OLE_LINK205"/><text:bookmark-end text:name="OLE_LINK206"/><text:span text:style-name="T235">2</text:span><text:span text:style-name="T217">)</text:span></text:h>
          </table:table-cell>
          <table:table-cell table:style-name="Table8.A1" office:value-type="string">
            <text:h text:style-name="P73" text:outline-level="1" loext:marker-style-name="T236"><text:span text:style-name="T218">for</text:span><text:span text:style-name="T217"> </text:span><text:span text:style-name="T237"></text:span><text:span text:style-name="T238">(</text:span><text:span text:style-name="T217">P</text:span><text:span text:style-name="T238">)</text:span><text:span text:style-name="T216">=2, </text:span><text:span text:style-name="T239">well-founded(P)</text:span></text:h>
          </table:table-cell>
        </table:table-row>
        <table:table-row table:style-name="Table8.1">
          <table:table-cell table:style-name="Table8.A1" table:number-columns-spanned="2" office:value-type="string">
            <text:h text:style-name="P72" text:outline-level="1">(MACRO)</text:h>
            <text:h text:style-name="P64" text:outline-level="1"><text:bookmark text:name="OLE_LINK222"/><text:bookmark text:name="OLE_LINK221"/><text:span text:style-name="T180">Unique(P.i</text:span><text:span text:style-name="T228">1</text:span><text:span text:style-name="T180">)</text:span></text:h>
            <text:h text:style-name="P64" text:outline-level="1"><text:span text:style-name="T240">­</text:span><text:span text:style-name="T180">Mandatory(T, P.i</text:span><text:span text:style-name="T228">1</text:span><text:span text:style-name="T180">)</text:span></text:h>
            <text:h text:style-name="P64" text:outline-level="1"><text:span text:style-name="T180">Unique</text:span><text:bookmark-start text:name="_Hlk26372740"/><text:bookmark-start text:name="OLE_LINK201"/><text:span text:style-name="T180">(P.i</text:span><text:span text:style-name="T241">2</text:span><text:span text:style-name="T180">)</text:span><text:bookmark-end text:name="_Hlk26372740"/><text:bookmark-end text:name="OLE_LINK201"/></text:h>
          </table:table-cell>
          <table:covered-table-cell/>
        </table:table-row>
      </table:table>
      <text:h text:style-name="P74" text:outline-level="1" loext:marker-style-name="T70"><text:bookmark text:name="OLE_LINK214"/><text:bookmark text:name="_Hlk26374288"/></text:h>
      <text:h text:style-name="P70"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8" text:outline-level="1" loext:marker-style-name="T236"><text:bookmark text:name="OLE_LINK214_Copy_1"/><text:bookmark text:name="_Hlk26377391"/><text:bookmark text:name="_Hlk26374288_Copy_1"/><text:span text:style-name="T217">ExternalUnique</text:span><text:bookmark-start text:name="OLE_LINK199"/><text:bookmark-start text:name="OLE_LINK200"/><text:bookmark-start text:name="OLE_LINK216"/><text:span text:style-name="T217">(</text:span><text:bookmark-start text:name="_Hlk509677638"/><text:bookmark-start text:name="_Hlk26340150"/><text:bookmark-start text:name="_Hlk510627364"/><text:span text:style-name="T217">P</text:span><text:span text:style-name="T222">1</text:span><text:bookmark-end text:name="_Hlk510627364"/><text:span text:style-name="T217">.</text:span><text:bookmark-start text:name="_Hlk26340023"/><text:span text:style-name="T217">i</text:span><text:span text:style-name="T222">1</text:span><text:bookmark-end text:name="_Hlk26340150"/><text:bookmark-end text:name="_Hlk26340023"/><text:span text:style-name="T217">, </text:span><text:bookmark-start text:name="_Hlk510627406"/><text:span text:style-name="T217">.</text:span><text:bookmark-end text:name="_Hlk510627406"/><text:span text:style-name="T217">..</text:span><text:bookmark-start text:name="_Hlk26340222"/><text:span text:style-name="T217"> </text:span><text:bookmark-end text:name="_Hlk26340222"/><text:span text:style-name="T217">P</text:span><text:span text:style-name="T222">m</text:span><text:span text:style-name="T217">.i</text:span><text:span text:style-name="T222">m</text:span><text:bookmark-end text:name="_Hlk509677638"/><text:span text:style-name="T217">)</text:span><text:bookmark-end text:name="OLE_LINK199"/><text:bookmark-end text:name="OLE_LINK200"/><text:bookmark-end text:name="OLE_LINK216"/></text:h>
          </table:table-cell>
          <table:table-cell table:style-name="Table9.A1" office:value-type="string">
            <text:h text:style-name="P69" text:outline-level="1" loext:marker-style-name="T242"><text:bookmark text:name="_Hlk26183904"/><text:bookmark-start text:name="_Hlk510630065"/><text:span text:style-name="T218">for</text:span><text:span text:style-name="T217"> j</text:span><text:span text:style-name="T224">≠</text:span><text:span text:style-name="T217">k </text:span><text:span text:style-name="T218">and</text:span><text:span text:style-name="T217"> j,k</text:span><text:bookmark-start text:name="_Hlk26109013"/><text:bookmark-start text:name="OLE_LINK10"/><text:span text:style-name="T217">≤</text:span><text:bookmark-end text:name="_Hlk26109013"/><text:bookmark-end text:name="OLE_LINK10"/><text:span text:style-name="T217">m</text:span><text:span text:style-name="T218"> </text:span><text:span text:style-name="T243">:</text:span></text:h>
            <text:h text:style-name="P75" text:outline-level="1" loext:marker-style-name="T244"><text:bookmark text:name="_Hlk26183904_Copy_1"/><text:bookmark-start text:name="_Hlk511204862"/><text:span text:style-name="T237"></text:span><text:span text:style-name="T238">(</text:span><text:span text:style-name="T217">P</text:span><text:span text:style-name="T222">j</text:span><text:span text:style-name="T238">)</text:span><text:bookmark-end text:name="_Hlk511204862"/><text:span text:style-name="T216">=2</text:span><text:span text:style-name="T218"> , </text:span><text:span text:style-name="T217">P</text:span><text:span text:style-name="T222">j</text:span><text:span text:style-name="T233"> </text:span><text:span text:style-name="T224">≠</text:span><text:span text:style-name="T217">P</text:span><text:span text:style-name="T222">k</text:span><text:span text:style-name="T218">, if </text:span><text:span text:style-name="T217">i</text:span><text:span text:style-name="T222">j</text:span><text:span text:style-name="T216">=1</text:span><text:span text:style-name="T218"> then </text:span><text:span text:style-name="T217">l</text:span><text:span text:style-name="T222">j</text:span><text:span text:style-name="T216">=2</text:span><text:span text:style-name="T218"> else </text:span><text:span text:style-name="T217">l</text:span><text:span text:style-name="T222">j</text:span><text:span text:style-name="T216">=1</text:span><text:span text:style-name="T218">;</text:span></text:h>
            <text:h text:style-name="P58" text:outline-level="1" loext:marker-style-name="T236"><text:span text:style-name="T218"><text:s text:c="6"/>and </text:span><text:span text:style-name="T217">P</text:span><text:span text:style-name="T218"> fresh predicate name</text:span><text:span text:style-name="T238"> </text:span><text:bookmark-end text:name="_Hlk510630065"/><text:span text:style-name="T238">of arity m+1</text:span></text:h>
          </table:table-cell>
        </table:table-row>
        <table:table-row table:style-name="Table9.1">
          <table:table-cell table:style-name="Table9.A1" table:number-columns-spanned="2" office:value-type="string">
            <text:p text:style-name="P76"><text:bookmark text:name="_Hlk26377391_Copy_1"/><text:bookmark-start text:name="_Hlk512851064"/><text:bookmark-start text:name="OLE_LINK11"/>(MACRO)</text:p>
            <text:h text:style-name="P77" text:outline-level="1"><text:span text:style-name="T180">FactTypeRule(P </text:span><text:bookmark-start text:name="_Hlk26340227"/><text:span text:style-name="T180">(P</text:span><text:span text:style-name="T228">1</text:span><text:span text:style-name="T180">.i</text:span><text:span text:style-name="T228">1</text:span><text:span text:style-name="T180"> </text:span><text:span text:style-name="T245">➤</text:span><text:span text:style-name="T246"> [</text:span><text:span text:style-name="T180">P</text:span><text:span text:style-name="T228">1</text:span><text:span text:style-name="T180">.l</text:span><text:span text:style-name="T228">1</text:span><text:span text:style-name="T180"> </text:span><text:span text:style-name="T247">⋈</text:span><text:span text:style-name="T180"> ?x])</text:span><text:bookmark-end text:name="_Hlk26340227"/><text:span text:style-name="T180"> ... (P</text:span><text:span text:style-name="T228">m</text:span><text:span text:style-name="T180">.i</text:span><text:span text:style-name="T228">m</text:span><text:span text:style-name="T180"> </text:span><text:span text:style-name="T245">➤</text:span><text:span text:style-name="T246"> [</text:span><text:span text:style-name="T180">P</text:span><text:span text:style-name="T228">m</text:span><text:span text:style-name="T180">.l</text:span><text:span text:style-name="T228">m</text:span><text:span text:style-name="T180"> </text:span><text:span text:style-name="T247">⋈</text:span><text:span text:style-name="T180"> ?x] (?x))</text:span><text:bookmark-end text:name="_Hlk512851064"/><text:bookmark-end text:name="OLE_LINK11"/></text:h>
            <text:p text:style-name="P78"><text:bookmark-start text:name="OLE_LINK220"/><text:bookmark-start text:name="OLE_LINK219"/>Unique(P.1 ... P.m)<text:bookmark-end text:name="OLE_LINK220"/><text:bookmark-end text:name="OLE_LINK219"/></text:p>
          </table:table-cell>
          <table:covered-table-cell/>
        </table:table-row>
      </table:table>
      <text:h text:style-name="P70" text:outline-level="1" loext:marker-style-name="T70"/>
      <text:h text:style-name="P70"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9" text:outline-level="1" loext:marker-style-name="T155"><text:span text:style-name="T217">ExternalIdentification(T, P</text:span><text:span text:style-name="T222">1</text:span><text:bookmark-start text:name="OLE_LINK61"/><text:bookmark-start text:name="OLE_LINK63"/><text:span text:style-name="T217">.i</text:span><text:span text:style-name="T222">1</text:span><text:span text:style-name="T217">, ... P</text:span><text:span text:style-name="T222">m</text:span><text:span text:style-name="T217">.</text:span><text:bookmark-end text:name="OLE_LINK61"/><text:bookmark-end text:name="OLE_LINK63"/><text:span text:style-name="T217">i</text:span><text:span text:style-name="T222">m</text:span><text:span text:style-name="T217">))</text:span></text:h>
          </table:table-cell>
          <table:table-cell table:style-name="Table10.A1" office:value-type="string">
            <text:h text:style-name="P80" text:outline-level="1" loext:marker-style-name="T242"><text:span text:style-name="T218">for</text:span><text:span text:style-name="T217"> j</text:span><text:span text:style-name="T224">≠</text:span><text:span text:style-name="T217">k </text:span><text:span text:style-name="T218">and</text:span><text:span text:style-name="T217"> j,k≤m</text:span><text:span text:style-name="T218"> </text:span><text:span text:style-name="T243">:</text:span></text:h>
            <text:h text:style-name="P80" text:outline-level="1" loext:marker-style-name="T248"><text:bookmark-start text:name="OLE_LINK30"/><text:bookmark-start text:name="_Hlk29306787"/><text:span text:style-name="T249"><text:s text:c="4"/></text:span><text:span text:style-name="T237"></text:span><text:span text:style-name="T249">(</text:span><text:span text:style-name="T217">P</text:span><text:span text:style-name="T222">j</text:span><text:span text:style-name="T238">)</text:span><text:span text:style-name="T216">=2</text:span><text:bookmark-end text:name="OLE_LINK30"/><text:bookmark-end text:name="_Hlk29306787"/><text:span text:style-name="T218"> , </text:span><text:span text:style-name="T217">P</text:span><text:span text:style-name="T222">j</text:span><text:span text:style-name="T224">≠</text:span><text:span text:style-name="T217">P</text:span><text:span text:style-name="T222">k</text:span><text:span text:style-name="T218">,</text:span></text:h>
            <text:h text:style-name="P79" text:outline-level="1" loext:marker-style-name="T244"><text:span text:style-name="T218"><text:s text:c="3"/>if </text:span><text:span text:style-name="T217">i</text:span><text:span text:style-name="T222">j</text:span><text:span text:style-name="T216">=1</text:span><text:span text:style-name="T218"> then </text:span><text:span text:style-name="T217">l</text:span><text:span text:style-name="T222">j</text:span><text:span text:style-name="T216">=2</text:span><text:span text:style-name="T218"> else </text:span><text:span text:style-name="T217">l</text:span><text:span text:style-name="T222">j</text:span><text:span text:style-name="T216">=1</text:span><text:span text:style-name="T218">;</text:span></text:h>
            <text:h text:style-name="P79" text:outline-level="1" loext:marker-style-name="T236"><text:span text:style-name="T218"><text:s text:c="3"/>and </text:span><text:span text:style-name="T217">P</text:span><text:span text:style-name="T218"> fresh predicate name</text:span><text:span text:style-name="T238"> of arity m+1;</text:span></text:h>
            <text:h text:style-name="P58" text:outline-level="1" loext:marker-style-name="T236"><text:span text:style-name="T238"><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38">fresh binary predicate names;</text:span></text:h>
            <text:h text:style-name="P79" text:outline-level="1" loext:marker-style-name="T236"><text:span text:style-name="T238"><text:s text:c="3"/>and </text:span><text:span text:style-name="T250">ID-s</text:span><text:span text:style-name="T238"> <text:s/>a fresh name globally unique</text:span></text:h>
          </table:table-cell>
        </table:table-row>
        <table:table-row table:style-name="Table10.1">
          <table:table-cell table:style-name="Table10.A1" table:number-columns-spanned="2" office:value-type="string">
            <text:h text:style-name="P81" text:outline-level="1">(MACRO)</text:h>
            <text:h text:style-name="P82" text:outline-level="1"><text:span text:style-name="T180">FactTypeRule(P </text:span><text:bookmark-start text:name="OLE_LINK280"/><text:bookmark-start text:name="OLE_LINK283"/><text:span text:style-name="T180">(P</text:span><text:span text:style-name="T228">1</text:span><text:bookmark-end text:name="OLE_LINK280"/><text:bookmark-end text:name="OLE_LINK283"/><text:span text:style-name="T180">.i</text:span><text:span text:style-name="T228">1</text:span><text:span text:style-name="T180"> </text:span><text:span text:style-name="T245">➤</text:span><text:span text:style-name="T246"> </text:span><text:span text:style-name="T251">[</text:span><text:span text:style-name="T180">P</text:span><text:span text:style-name="T228">1</text:span><text:span text:style-name="T180">.l</text:span><text:span text:style-name="T228">1</text:span><text:span text:style-name="T180"> </text:span><text:span text:style-name="T247">⋈</text:span><text:span text:style-name="T180"> ?x]) ... (P</text:span><text:span text:style-name="T228">m</text:span><text:span text:style-name="T180">.i</text:span><text:span text:style-name="T228">m</text:span><text:span text:style-name="T180"> </text:span><text:span text:style-name="T245">➤</text:span><text:span text:style-name="T246"> </text:span><text:span text:style-name="T251">[</text:span><text:span text:style-name="T180">P</text:span><text:span text:style-name="T228">m</text:span><text:span text:style-name="T180">.l</text:span><text:span text:style-name="T228">m</text:span><text:span text:style-name="T180"> </text:span><text:span text:style-name="T247">⋈</text:span><text:span text:style-name="T180"> ?x]) (?x))</text:span></text:h>
            <text:h text:style-name="P83" text:outline-level="1">Unique(P.1 ... P.m)</text:h>
            <text:h text:style-name="P83" text:outline-level="1">Unique(P.m+1)</text:h>
            <text:h text:style-name="P83" text:outline-level="1"><text:bookmark-start text:name="OLE_LINK53"/><text:bookmark-start text:name="OLE_LINK28"/>Mandatory(T (P.m+1))<text:bookmark-end text:name="OLE_LINK53"/><text:bookmark-end text:name="OLE_LINK28"/></text:h>
            <text:h text:style-name="P84" text:outline-level="1"><text:span text:style-name="T180">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80">(P</text:span><text:span text:style-name="T228">1</text:span><text:span text:style-name="T180">.l</text:span><text:span text:style-name="T228">1</text:span><text:span text:style-name="T180"> </text:span><text:span text:style-name="T245">➤</text:span><text:span text:style-name="T246"> [</text:span><text:span text:style-name="T180">P</text:span><text:span text:style-name="T228">1</text:span><text:span text:style-name="T180">.i</text:span><text:span text:style-name="T228">1</text:span><text:span text:style-name="T180"> </text:span><text:span text:style-name="T247">⋈</text:span><text:span text:style-name="T180"> ?x]) (?x))</text:span></text:h>
            <text:h text:style-name="P85" text:outline-level="1">…</text:h>
            <text:h text:style-name="P86" text:outline-level="1"><text:span text:style-name="T180">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80">(P</text:span><text:span text:style-name="T228">m</text:span><text:span text:style-name="T180">.l</text:span><text:span text:style-name="T228">m</text:span><text:span text:style-name="T180"> </text:span><text:span text:style-name="T245">➤</text:span><text:span text:style-name="T246"> [</text:span><text:span text:style-name="T180">P</text:span><text:span text:style-name="T228">m</text:span><text:span text:style-name="T180">.i</text:span><text:span text:style-name="T228">m</text:span><text:span text:style-name="T180"> </text:span><text:span text:style-name="T247">⋈</text:span><text:span text:style-name="T180"> ?x]) (?x))</text:span></text:h>
          </table:table-cell>
          <table:covered-table-cell/>
        </table:table-row>
      </table:table>
      <text:h text:style-name="P74" text:outline-level="1" loext:marker-style-name="T70"/>
      <text:h text:style-name="P70"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58" text:outline-level="1" loext:marker-style-name="T242"><text:span text:style-name="T217">Frequency(P.i</text:span><text:span text:style-name="T222">1</text:span><text:span text:style-name="T217">, ... P.i</text:span><text:span text:style-name="T222">m</text:span><text:span text:style-name="T217"> </text:span><text:span text:style-name="T252">F</text:span><text:span text:style-name="T217">)</text:span></text:h>
          </table:table-cell>
          <table:table-cell table:style-name="Table11.A1" office:value-type="string">
            <text:h text:style-name="P69" text:outline-level="1" loext:marker-style-name="T242"><text:span text:style-name="T218">for</text:span><text:span text:style-name="T217"> j</text:span><text:span text:style-name="T224">≠</text:span><text:span text:style-name="T217">k </text:span><text:span text:style-name="T218">and</text:span><text:span text:style-name="T217"> j,k≤m: i</text:span><text:span text:style-name="T222">j</text:span><text:span text:style-name="T233"> </text:span><text:span text:style-name="T224">≠</text:span><text:span text:style-name="T233"> </text:span><text:span text:style-name="T217">i</text:span><text:span text:style-name="T222">k</text:span></text:h>
            <text:h text:style-name="P58" text:outline-level="1" loext:marker-style-name="T253"><text:span text:style-name="T217">p,q≥1 <text:line-break/></text:span><text:span text:style-name="T254"/></text:h>
            <text:list xml:id="list3059229855" text:style-name="WWNum3">
              <text:list-item>
                <text:h text:style-name="P87" text:outline-level="1" loext:marker-style-name="T236"><text:bookmark-start text:name="_Hlk32334069"/><text:span text:style-name="T252">F</text:span><text:span text:style-name="T238"> </text:span><text:span text:style-name="T255">⩴</text:span><text:span text:style-name="T217">(p..)</text:span><text:bookmark-end text:name="_Hlk32334069"/></text:h>
              </text:list-item>
              <text:list-item>
                <text:h text:style-name="P87" text:outline-level="1" loext:marker-style-name="T236"><text:span text:style-name="T252">F</text:span><text:span text:style-name="T238"> </text:span><text:span text:style-name="T255">⩴</text:span><text:span text:style-name="T217">(..q)</text:span></text:h>
              </text:list-item>
              <text:list-item>
                <text:h text:style-name="P87" text:outline-level="1" loext:marker-style-name="T236"><text:span text:style-name="T252">F</text:span><text:span text:style-name="T238"> </text:span><text:span text:style-name="T255">⩴</text:span><text:span text:style-name="T217">(p..q)</text:span></text:h>
              </text:list-item>
              <text:list-item>
                <text:h text:style-name="P87" text:outline-level="1" loext:marker-style-name="T236"><text:span text:style-name="T252">F</text:span><text:span text:style-name="T238"> </text:span><text:span text:style-name="T255">⩴</text:span><text:span text:style-name="T217">(p)</text:span></text:h>
              </text:list-item>
            </text:list>
          </table:table-cell>
        </table:table-row>
        <table:table-row table:style-name="Table11.1">
          <table:table-cell table:style-name="Table11.A1" table:number-columns-spanned="2" office:value-type="string">
            <text:list text:style-name="WWNum4">
              <text:list-item>
                <text:h text:style-name="P88" text:outline-level="1" loext:marker-style-name="T256"><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88" text:outline-level="1" loext:marker-style-name="T256"><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88" text:outline-level="1" loext:marker-style-name="T256"><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57"><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88" text:outline-level="1" loext:marker-style-name="T256"><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89" text:outline-level="1" loext:marker-style-name="T71"/>
      <text:h text:style-name="P74"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58" text:outline-level="1" loext:marker-style-name="T236"><text:span text:style-name="T217">ExternalFrequency(</text:span><text:bookmark-start text:name="_Hlk35617818"/><text:bookmark-start text:name="OLE_LINK270"/><text:span text:style-name="T217">P</text:span><text:span text:style-name="T222">1</text:span><text:bookmark-end text:name="_Hlk35617818"/><text:bookmark-end text:name="OLE_LINK270"/><text:span text:style-name="T217">.i</text:span><text:span text:style-name="T222">1</text:span><text:span text:style-name="T217">, ... P</text:span><text:span text:style-name="T222">m</text:span><text:span text:style-name="T217">.i</text:span><text:span text:style-name="T222">m</text:span><text:span text:style-name="T217"> </text:span><text:span text:style-name="T252">F</text:span><text:span text:style-name="T217">)</text:span></text:h>
          </table:table-cell>
          <table:table-cell table:style-name="Table12.A1" office:value-type="string">
            <text:h text:style-name="P69" text:outline-level="1" loext:marker-style-name="T242"><text:bookmark-start text:name="_Hlk35443662"/><text:span text:style-name="T218">for</text:span><text:span text:style-name="T217"> j</text:span><text:span text:style-name="T224">≠</text:span><text:span text:style-name="T217">k </text:span><text:span text:style-name="T218">and</text:span><text:span text:style-name="T217"> j,k≤m</text:span><text:span text:style-name="T218"> </text:span><text:span text:style-name="T243">:</text:span><text:bookmark-end text:name="_Hlk35443662"/></text:h>
            <text:h text:style-name="P69" text:outline-level="1" loext:marker-style-name="T244"><text:span text:style-name="T249"><text:s text:c="7"/></text:span><text:span text:style-name="T237"></text:span><text:span text:style-name="T238">(</text:span><text:span text:style-name="T217">P</text:span><text:span text:style-name="T222">j</text:span><text:span text:style-name="T238">)</text:span><text:span text:style-name="T216">=2</text:span><text:span text:style-name="T218"> , </text:span><text:span text:style-name="T217">P</text:span><text:span text:style-name="T222">j</text:span><text:span text:style-name="T233"> </text:span><text:span text:style-name="T224">≠</text:span><text:span text:style-name="T217">P</text:span><text:span text:style-name="T222">k</text:span><text:span text:style-name="T218">, if </text:span><text:span text:style-name="T217">i</text:span><text:span text:style-name="T222">j</text:span><text:span text:style-name="T216">=1</text:span><text:span text:style-name="T218"> then </text:span><text:span text:style-name="T217">l</text:span><text:span text:style-name="T222">j</text:span><text:span text:style-name="T216">=2</text:span><text:span text:style-name="T218"> else </text:span><text:span text:style-name="T217">l</text:span><text:span text:style-name="T222">j</text:span><text:span text:style-name="T216">=1</text:span><text:span text:style-name="T218">;</text:span></text:h>
            <text:h text:style-name="P58" text:outline-level="1" loext:marker-style-name="T242"><text:span text:style-name="T218"><text:s text:c="6"/>and </text:span><text:span text:style-name="T217">P</text:span><text:span text:style-name="T218"> fresh predicate name </text:span><text:span text:style-name="T258">of arity m+1.</text:span></text:h>
            <text:h text:style-name="P58" text:outline-level="1" loext:marker-style-name="T253"><text:span text:style-name="T217">p,q≥1 <text:line-break/></text:span><text:span text:style-name="T254"/></text:h>
            <text:list text:style-name="WWNum5">
              <text:list-item>
                <text:h text:style-name="P90" text:outline-level="1" loext:marker-style-name="T236"><text:span text:style-name="T252">F</text:span><text:span text:style-name="T238"> </text:span><text:span text:style-name="T255">⩴</text:span><text:span text:style-name="T217">(p..)</text:span></text:h>
              </text:list-item>
              <text:list-item>
                <text:h text:style-name="P90" text:outline-level="1" loext:marker-style-name="T236"><text:span text:style-name="T252">F</text:span><text:span text:style-name="T238"> </text:span><text:span text:style-name="T255">⩴</text:span><text:span text:style-name="T217">(..q)</text:span></text:h>
              </text:list-item>
              <text:list-item>
                <text:h text:style-name="P90" text:outline-level="1" loext:marker-style-name="T236"><text:span text:style-name="T252">F</text:span><text:span text:style-name="T238"> </text:span><text:span text:style-name="T255">⩴</text:span><text:span text:style-name="T217">(p..q)</text:span></text:h>
              </text:list-item>
              <text:list-item>
                <text:h text:style-name="P90" text:outline-level="1" loext:marker-style-name="T236"><text:span text:style-name="T252">F</text:span><text:span text:style-name="T238"> </text:span><text:span text:style-name="T255">⩴</text:span><text:span text:style-name="T217">(p)</text:span></text:h>
              </text:list-item>
            </text:list>
          </table:table-cell>
        </table:table-row>
        <table:table-row table:style-name="Table12.1">
          <table:table-cell table:style-name="Table12.A1" table:number-columns-spanned="2" office:value-type="string">
            <text:h text:style-name="P91" text:outline-level="1"><text:span text:style-name="T227">(MACRO)<text:line-break/></text:span><text:span text:style-name="T180">FactTypeRule(P (P</text:span><text:span text:style-name="T228">1</text:span><text:span text:style-name="T180">.i</text:span><text:span text:style-name="T228">1</text:span><text:span text:style-name="T180"> </text:span><text:span text:style-name="T245">➤</text:span><text:span text:style-name="T246"> </text:span><text:span text:style-name="T180">[P</text:span><text:span text:style-name="T228">1</text:span><text:span text:style-name="T180">.l</text:span><text:span text:style-name="T228">1</text:span><text:span text:style-name="T180"> </text:span><text:span text:style-name="T247">⋈</text:span><text:span text:style-name="T180"> ?x]) ... (P</text:span><text:span text:style-name="T228">m</text:span><text:span text:style-name="T180">.i</text:span><text:span text:style-name="T228">m</text:span><text:span text:style-name="T180"> </text:span><text:span text:style-name="T245">➤</text:span><text:span text:style-name="T246"> </text:span><text:span text:style-name="T180">[P</text:span><text:span text:style-name="T228">m</text:span><text:span text:style-name="T180">.l</text:span><text:span text:style-name="T228">m</text:span><text:span text:style-name="T180"> </text:span><text:span text:style-name="T247">⋈</text:span><text:span text:style-name="T180"> ?x]) (?x))</text:span></text:h>
            <text:h text:style-name="P92" text:outline-level="1"><text:span text:style-name="T180">Frequency(P.1 ... P.m </text:span><text:span text:style-name="T259">F</text:span><text:span text:style-name="T180">)</text:span></text:h>
          </table:table-cell>
          <table:covered-table-cell/>
        </table:table-row>
      </table:table>
      <text:h text:style-name="P89" text:outline-level="1" loext:marker-style-name="T71"/>
      <text:h text:style-name="P70"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58" text:outline-level="1" loext:marker-style-name="T155"><text:span text:style-name="T217">Subtype((</text:span><text:span text:style-name="T216">T</text:span><text:span text:style-name="T260">1</text:span><text:span text:style-name="T216">, ... T</text:span><text:span text:style-name="T260">m</text:span><text:span text:style-name="T217">) </text:span><text:span text:style-name="T216">T</text:span><text:span text:style-name="T217">)</text:span></text:h>
          </table:table-cell>
          <table:table-cell table:style-name="Table13.A1" office:value-type="string">
            <text:h text:style-name="P93" text:outline-level="1" loext:marker-style-name="T155"/>
          </table:table-cell>
        </table:table-row>
        <table:table-row table:style-name="Table13.1">
          <table:table-cell table:style-name="Table13.A1" table:number-columns-spanned="2" office:value-type="string">
            <text:h text:style-name="P59" text:outline-level="1" loext:marker-style-name="T155"><text:bookmark-start text:name="_Hlk32588576"/><text:bookmark-start text:name="OLE_LINK234"/><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74" text:outline-level="1" loext:marker-style-name="T70"/>
      <text:h text:style-name="P70"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8" text:outline-level="1" loext:marker-style-name="T155"><text:span text:style-name="T217">ExclusiveSubtypes</text:span><text:bookmark-start text:name="OLE_LINK2"/><text:bookmark-start text:name="OLE_LINK3"/><text:span text:style-name="T217">((</text:span><text:span text:style-name="T216">T</text:span><text:span text:style-name="T260">1</text:span><text:span text:style-name="T216">, ... T</text:span><text:span text:style-name="T260">m</text:span><text:span text:style-name="T217">) </text:span><text:span text:style-name="T216">T</text:span><text:span text:style-name="T217">)</text:span><text:bookmark-end text:name="OLE_LINK2"/><text:bookmark-end text:name="OLE_LINK3"/></text:h>
          </table:table-cell>
          <table:table-cell table:style-name="Table14.A1" office:value-type="string">
            <text:h text:style-name="P93" text:outline-level="1" loext:marker-style-name="T155"/>
          </table:table-cell>
        </table:table-row>
        <table:table-row table:style-name="Table14.1">
          <table:table-cell table:style-name="Table14.A1" table:number-columns-spanned="2" office:value-type="string">
            <text:h text:style-name="P59" text:outline-level="1" loext:marker-style-name="T155"><text:bookmark-start text:name="OLE_LINK229"/><text:bookmark-start text:name="OLE_LINK233"/><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74" text:outline-level="1" loext:marker-style-name="T70"/>
      <text:h text:style-name="P70"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8" text:outline-level="1" loext:marker-style-name="T155"><text:span text:style-name="T217">ExhaustiveSubtypes((</text:span><text:span text:style-name="T216">T</text:span><text:span text:style-name="T260">1</text:span><text:span text:style-name="T216">, … T</text:span><text:span text:style-name="T260">m</text:span><text:span text:style-name="T217">) </text:span><text:span text:style-name="T216">T</text:span><text:span text:style-name="T217">)</text:span></text:h>
          </table:table-cell>
          <table:table-cell table:style-name="Table15.A1" office:value-type="string">
            <text:h text:style-name="P93" text:outline-level="1" loext:marker-style-name="T155"/>
          </table:table-cell>
        </table:table-row>
        <table:table-row table:style-name="Table15.1">
          <table:table-cell table:style-name="Table15.A1" table:number-columns-spanned="2" office:value-type="string">
            <text:h text:style-name="P59" text:outline-level="1" loext:marker-style-name="T155"><text:bookmark-start text:name="OLE_LINK249"/><text:bookmark-start text:name="OLE_LINK258"/><draw:frame draw:style-name="fr2" draw:name="Object43" text:anchor-type="as-char" svg:y="-0.325cm" svg:width="11.411cm" svg:height="0.453cm" draw:z-index="46"><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74" text:outline-level="1" loext:marker-style-name="T70"/>
      <text:h text:style-name="P70" text:outline-level="1" loext:marker-style-name="T70"><text:soft-page-break/></text:h>
      <text:h text:style-name="P70"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8" text:outline-level="1" loext:marker-style-name="T155"><text:bookmark-start text:name="OLE_LINK4"/><text:bookmark-start text:name="_Hlk26202051"/><text:bookmark-start text:name="OLE_LINK59"/><text:bookmark-start text:name="_Hlk512850820"/><text:span text:style-name="T217">Subset</text:span><text:bookmark-end text:name="OLE_LINK4"/><text:bookmark-end text:name="_Hlk512850820"/><text:span text:style-name="T217">((</text:span><text:bookmark-start text:name="_Hlk509678089"/><text:bookmark-start text:name="_Hlk510888461"/><text:span text:style-name="T217">P</text:span><text:bookmark-end text:name="_Hlk510888461"/><text:span text:style-name="T222">1</text:span><text:span text:style-name="T217">.i</text:span><text:span text:style-name="T222">1</text:span><text:span text:style-name="T217">, P</text:span><text:span text:style-name="T222">2</text:span><text:span text:style-name="T217">.h</text:span><text:span text:style-name="T222">1</text:span><text:bookmark-end text:name="_Hlk509678089"/><text:span text:style-name="T217">) ... (P</text:span><text:span text:style-name="T222">1</text:span><text:span text:style-name="T217">.i</text:span><text:span text:style-name="T222">m</text:span><text:span text:style-name="T217">, P</text:span><text:span text:style-name="T222">2</text:span><text:span text:style-name="T217">.h</text:span><text:span text:style-name="T222">m</text:span><text:span text:style-name="T217">))</text:span><text:bookmark-end text:name="_Hlk26202051"/><text:bookmark-end text:name="OLE_LINK59"/></text:h>
          </table:table-cell>
          <table:table-cell table:style-name="Table16.A1" office:value-type="string">
            <text:h text:style-name="P69" text:outline-level="1" loext:marker-style-name="T261"><text:span text:style-name="T217">P</text:span><text:span text:style-name="T222">1</text:span><text:span text:style-name="T224">≠</text:span><text:span text:style-name="T217">P</text:span><text:span text:style-name="T222">2 </text:span><text:span text:style-name="T218"><text:s/>and <text:s/>for</text:span><text:span text:style-name="T217"> j</text:span><text:span text:style-name="T224">≠</text:span><text:span text:style-name="T217">k </text:span><text:span text:style-name="T218">and</text:span><text:span text:style-name="T217"> j,k≤m</text:span><text:span text:style-name="T218"> </text:span><text:span text:style-name="T243">:</text:span></text:h>
            <text:h text:style-name="P69" text:outline-level="1" loext:marker-style-name="T242"><text:span text:style-name="T217"><text:s text:c="2"/>P</text:span><text:span text:style-name="T222">1</text:span><text:span text:style-name="T217">.i</text:span><text:span text:style-name="T222">j</text:span><text:span text:style-name="T233"> </text:span><text:span text:style-name="T224">≠</text:span><text:span text:style-name="T217"> P</text:span><text:span text:style-name="T222">1</text:span><text:span text:style-name="T217">.i</text:span><text:span text:style-name="T222">k </text:span><text:span text:style-name="T218">and</text:span><text:span text:style-name="T217"> P</text:span><text:span text:style-name="T222">2</text:span><text:span text:style-name="T217">.h</text:span><text:span text:style-name="T222">j</text:span><text:span text:style-name="T233"> </text:span><text:span text:style-name="T224">≠</text:span><text:span text:style-name="T217"> P</text:span><text:span text:style-name="T222">2</text:span><text:span text:style-name="T217">.h</text:span><text:span text:style-name="T222">k</text:span></text:h>
          </table:table-cell>
        </table:table-row>
        <table:table-row table:style-name="Table16.1">
          <table:table-cell table:style-name="Table16.A1" table:number-columns-spanned="2" office:value-type="string">
            <text:h text:style-name="P59" text:outline-level="1" loext:marker-style-name="T155"><text:bookmark-start text:name="OLE_LINK70"/><text:bookmark-start text:name="OLE_LINK103"/><text:bookmark-start text:name="OLE_LINK198"/><draw:frame draw:style-name="fr2" draw:name="Object44" text:anchor-type="as-char" svg:y="-0.316cm" svg:width="11.243cm" svg:height="0.482cm" draw:z-index="35"><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74" text:outline-level="1" loext:marker-style-name="T70"/>
      <text:h text:style-name="P57"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8" text:outline-level="1" loext:marker-style-name="T155"><text:bookmark-start text:name="_Hlk512850828"/><text:span text:style-name="T217">Exclusive</text:span><text:bookmark-end text:name="_Hlk512850828"/><text:span text:style-name="T217">((P</text:span><text:span text:style-name="T222">1</text:span><text:span text:style-name="T217">.i</text:span><text:span text:style-name="T222">1</text:span><text:span text:style-name="T217">, P</text:span><text:span text:style-name="T222">2</text:span><text:span text:style-name="T217">.h</text:span><text:span text:style-name="T222">1</text:span><text:span text:style-name="T217">) ... (P</text:span><text:span text:style-name="T222">1</text:span><text:span text:style-name="T217">.i</text:span><text:span text:style-name="T222">m</text:span><text:span text:style-name="T217">, P</text:span><text:span text:style-name="T222">2</text:span><text:span text:style-name="T217">.h</text:span><text:span text:style-name="T222">m</text:span><text:span text:style-name="T217">))</text:span></text:h>
          </table:table-cell>
          <table:table-cell table:style-name="Table17.A1" office:value-type="string">
            <text:h text:style-name="P69" text:outline-level="1" loext:marker-style-name="T261"><text:span text:style-name="T217">P</text:span><text:span text:style-name="T222">1</text:span><text:span text:style-name="T224">≠</text:span><text:span text:style-name="T217">P</text:span><text:span text:style-name="T222">2 </text:span><text:span text:style-name="T218"><text:s/>and <text:s/>for</text:span><text:span text:style-name="T217"> j≠k </text:span><text:bookmark-start text:name="_Hlk29307022"/><text:bookmark-start text:name="OLE_LINK48"/><text:span text:style-name="T218">and</text:span><text:span text:style-name="T217"> </text:span><text:bookmark-end text:name="_Hlk29307022"/><text:bookmark-end text:name="OLE_LINK48"/><text:span text:style-name="T217">j,k≤m</text:span><text:span text:style-name="T218"> </text:span><text:span text:style-name="T243">:</text:span></text:h>
            <text:h text:style-name="P69" text:outline-level="1" loext:marker-style-name="T242"><text:span text:style-name="T217"><text:s text:c="2"/>P</text:span><text:span text:style-name="T222">1</text:span><text:span text:style-name="T217">.i</text:span><text:span text:style-name="T222">j</text:span><text:span text:style-name="T233"> </text:span><text:span text:style-name="T224">≠</text:span><text:span text:style-name="T217"> P</text:span><text:span text:style-name="T222">1</text:span><text:span text:style-name="T217">.i</text:span><text:span text:style-name="T222">k </text:span><text:bookmark-start text:name="_Hlk29307035"/><text:bookmark-start text:name="OLE_LINK51"/><text:span text:style-name="T218">and</text:span><text:span text:style-name="T217"> </text:span><text:bookmark-end text:name="_Hlk29307035"/><text:bookmark-end text:name="OLE_LINK51"/><text:span text:style-name="T217">P</text:span><text:span text:style-name="T222">2</text:span><text:span text:style-name="T217">.h</text:span><text:span text:style-name="T222">j</text:span><text:span text:style-name="T233"> </text:span><text:span text:style-name="T224">≠</text:span><text:span text:style-name="T217"> P</text:span><text:span text:style-name="T222">2</text:span><text:span text:style-name="T217">.h</text:span><text:span text:style-name="T222">k</text:span></text:h>
          </table:table-cell>
        </table:table-row>
        <table:table-row table:style-name="Table17.1">
          <table:table-cell table:style-name="Table17.A1" table:number-columns-spanned="2" office:value-type="string">
            <text:h text:style-name="P59" text:outline-level="1" loext:marker-style-name="T155"><text:bookmark-start text:name="_Hlk35441438"/><draw:frame draw:style-name="fr2" draw:name="Object45" text:anchor-type="as-char" svg:y="-0.316cm" svg:width="11.234cm" svg:height="0.482cm" draw:z-index="36"><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4" text:outline-level="1" loext:marker-style-name="T70"/>
      <text:h text:style-name="P57"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9" text:outline-level="1" loext:marker-style-name="T155"><text:bookmark-start text:name="_Hlk512850835"/><text:span text:style-name="T217">Equal</text:span><text:bookmark-end text:name="_Hlk512850835"/><text:span text:style-name="T217">((P</text:span><text:span text:style-name="T222">1</text:span><text:span text:style-name="T217">.i</text:span><text:span text:style-name="T222">1</text:span><text:span text:style-name="T217">, P</text:span><text:span text:style-name="T222">2</text:span><text:span text:style-name="T217">.h</text:span><text:span text:style-name="T222">1</text:span><text:span text:style-name="T217">) ... (P</text:span><text:span text:style-name="T222">1</text:span><text:span text:style-name="T217">.i</text:span><text:span text:style-name="T222">m</text:span><text:span text:style-name="T217">, P</text:span><text:span text:style-name="T222">2</text:span><text:span text:style-name="T217">.h</text:span><text:span text:style-name="T222">m</text:span><text:span text:style-name="T217">))</text:span></text:h>
          </table:table-cell>
          <table:table-cell table:style-name="Table18.A1" office:value-type="string">
            <text:h text:style-name="P80" text:outline-level="1" loext:marker-style-name="T261"><text:span text:style-name="T217">P</text:span><text:span text:style-name="T222">1</text:span><text:span text:style-name="T224">≠</text:span><text:span text:style-name="T217">P</text:span><text:span text:style-name="T222">2 </text:span><text:span text:style-name="T218"><text:s/>and <text:s/>for </text:span><text:span text:style-name="T217">j</text:span><text:span text:style-name="T224">≠</text:span><text:span text:style-name="T217">k </text:span><text:span text:style-name="T218">and</text:span><text:span text:style-name="T217"> j,k≤m</text:span><text:span text:style-name="T218"> </text:span><text:span text:style-name="T243">:</text:span></text:h>
            <text:h text:style-name="P80" text:outline-level="1" loext:marker-style-name="T242"><text:span text:style-name="T217"><text:s text:c="2"/>P</text:span><text:span text:style-name="T222">1</text:span><text:span text:style-name="T217">.i</text:span><text:span text:style-name="T222">j</text:span><text:span text:style-name="T233"> </text:span><text:span text:style-name="T224">≠</text:span><text:span text:style-name="T217"> P</text:span><text:span text:style-name="T222">1</text:span><text:span text:style-name="T217">.i</text:span><text:span text:style-name="T222">k </text:span><text:span text:style-name="T218">and </text:span><text:span text:style-name="T217">P</text:span><text:span text:style-name="T222">2</text:span><text:span text:style-name="T217">.h</text:span><text:span text:style-name="T222">j</text:span><text:span text:style-name="T233"> </text:span><text:span text:style-name="T224">≠</text:span><text:span text:style-name="T217"> P</text:span><text:span text:style-name="T222">2</text:span><text:span text:style-name="T217">.h</text:span><text:span text:style-name="T222">k</text:span></text:h>
          </table:table-cell>
        </table:table-row>
        <table:table-row table:style-name="Table18.1">
          <table:table-cell table:style-name="Table18.A1" table:number-columns-spanned="2" office:value-type="string">
            <text:h text:style-name="P94" text:outline-level="1"><text:bookmark-start text:name="OLE_LINK126"/><text:bookmark-start text:name="OLE_LINK125"/>(MACRO)<text:bookmark-end text:name="OLE_LINK126"/><text:bookmark-end text:name="OLE_LINK125"/></text:h>
            <text:h text:style-name="P86" text:outline-level="1"><text:span text:style-name="T180">Subset((P</text:span><text:span text:style-name="T228">1</text:span><text:span text:style-name="T180">.i</text:span><text:span text:style-name="T228">1</text:span><text:span text:style-name="T180"> P</text:span><text:span text:style-name="T228">2</text:span><text:span text:style-name="T180">.h</text:span><text:span text:style-name="T228">1</text:span><text:span text:style-name="T180">) ... (</text:span><text:bookmark-start text:name="_Hlk26290372"/><text:bookmark-start text:name="OLE_LINK152"/><text:span text:style-name="T180">P</text:span><text:span text:style-name="T228">1</text:span><text:span text:style-name="T180">.i</text:span><text:span text:style-name="T228">m</text:span><text:bookmark-end text:name="_Hlk26290372"/><text:bookmark-end text:name="OLE_LINK152"/><text:span text:style-name="T180"> P</text:span><text:span text:style-name="T228">2</text:span><text:span text:style-name="T180">.h</text:span><text:span text:style-name="T228">m</text:span><text:span text:style-name="T180">))</text:span></text:h>
            <text:h text:style-name="P86" text:outline-level="1"><text:span text:style-name="T180">Subset((P</text:span><text:span text:style-name="T228">2</text:span><text:span text:style-name="T180">.h</text:span><text:span text:style-name="T228">1</text:span><text:span text:style-name="T180"> P</text:span><text:span text:style-name="T228">1</text:span><text:span text:style-name="T180">.i</text:span><text:span text:style-name="T228">1</text:span><text:span text:style-name="T180">) ... (P</text:span><text:span text:style-name="T228">2</text:span><text:span text:style-name="T180">.h</text:span><text:span text:style-name="T228">m</text:span><text:span text:style-name="T180"> P</text:span><text:span text:style-name="T228">1</text:span><text:span text:style-name="T180">.i</text:span><text:span text:style-name="T228">m</text:span><text:span text:style-name="T180">))</text:span></text:h>
          </table:table-cell>
          <table:covered-table-cell/>
        </table:table-row>
      </table:table>
      <text:h text:style-name="P95" text:outline-level="1" loext:marker-style-name="T70"/>
      <text:h text:style-name="P95"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96" text:outline-level="1" loext:marker-style-name="T155"><text:span text:style-name="T262">≶</text:span><text:span text:style-name="T217">(</text:span><text:bookmark-start text:name="_Hlk27214510"/><text:span text:style-name="T217">P.i</text:span><text:span text:style-name="T222">1</text:span><text:bookmark-end text:name="_Hlk27214510"/><text:span text:style-name="T217">, P.i</text:span><text:span text:style-name="T222">2</text:span><text:span text:style-name="T217">)</text:span></text:h>
          </table:table-cell>
          <table:table-cell table:style-name="Table24.A1" office:value-type="string">
            <text:h text:style-name="P96" text:outline-level="1" loext:marker-style-name="T236"><text:bookmark-start text:name="OLE_LINK167"/><text:bookmark-start text:name="OLE_LINK168"/><text:span text:style-name="T262">≶ ⩴ </text:span><text:span text:style-name="T263"></text:span><text:span text:style-name="T262"> | </text:span><text:span text:style-name="T263"></text:span><text:span text:style-name="T262"> | </text:span><text:span text:style-name="T263"></text:span><text:span text:style-name="T262"> | </text:span><text:span text:style-name="T263"></text:span><text:span text:style-name="T262"> | </text:span><text:span text:style-name="T263"></text:span><text:span text:style-name="T262"> | </text:span><text:bookmark-start text:name="_Hlk26796192"/><text:span text:style-name="T263"></text:span><text:bookmark-end text:name="OLE_LINK167"/><text:bookmark-end text:name="OLE_LINK168"/><text:bookmark-end text:name="_Hlk26796192"/></text:h>
            <text:h text:style-name="P96" text:outline-level="1" loext:marker-style-name="T261"><text:bookmark-start text:name="_Hlk27214523"/><text:span text:style-name="T238">and V</text:span><text:span text:style-name="T264">1</text:span><text:span text:style-name="T238"> is the value type associated to </text:span><text:span text:style-name="T217">P.i</text:span><text:span text:style-name="T222">1</text:span><text:bookmark-end text:name="_Hlk27214523"/></text:h>
            <text:h text:style-name="P96" text:outline-level="1" loext:marker-style-name="T265"><text:span text:style-name="T238">and V</text:span><text:span text:style-name="T264">2</text:span><text:span text:style-name="T238"> is the value type associated to </text:span><text:span text:style-name="T217">P.i</text:span><text:span text:style-name="T222">2</text:span></text:h>
          </table:table-cell>
        </table:table-row>
        <table:table-row table:style-name="Table24.1">
          <table:table-cell table:style-name="Table24.A1" table:number-columns-spanned="2" office:value-type="string">
            <text:h text:style-name="P97" text:outline-level="1" loext:marker-style-name="T155"><text:bookmark-start text:name="OLE_LINK207"/><text:bookmark-start text:name="OLE_LINK213"/><draw:frame draw:style-name="fr2" draw:name="Object58" text:anchor-type="as-char" svg:y="-0.325cm" svg:width="6.193cm" svg:height="0.485cm" draw:z-index="47"><draw:object xlink:href="./Object 52" xlink:type="simple" xlink:show="embed" xlink:actuate="onLoad"/><draw:image xlink:href="./ObjectReplacements/Object 52" xlink:type="simple" xlink:show="embed" xlink:actuate="onLoad"/><svg:desc>formula</svg:desc></draw:frame><text:bookmark-end text:name="OLE_LINK207"/><text:bookmark-end text:name="OLE_LINK213"/></text:h>
          </table:table-cell>
          <table:covered-table-cell/>
        </table:table-row>
      </table:table>
      <text:h text:style-name="P98" text:outline-level="1" loext:marker-style-name="T70"/>
      <text:h text:style-name="P99"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100" text:outline-level="1" loext:marker-style-name="T155"><text:span text:style-name="T217">Objectifies(T, P)</text:span></text:h>
          </table:table-cell>
          <table:table-cell table:style-name="Table21.A1" office:value-type="string">
            <text:h text:style-name="P101" text:outline-level="1">for i from 1 to α(P), use predicate symbol T.P.i </text:h>
            <text:h text:style-name="P101" text:outline-level="1">For each link predicate T.P.i we may now define an</text:h>
            <text:h text:style-name="P102" text:outline-level="1"><text:span text:style-name="T238">AlternatePredicate(T.P.i, Q </text:span><text:span text:style-name="T266">(1 2)</text:span><text:span text:style-name="T238">) where Q is a new predicate name.</text:span></text:h>
          </table:table-cell>
        </table:table-row>
        <table:table-row table:style-name="Table21.1">
          <table:table-cell table:style-name="Table21.A1" table:number-columns-spanned="2" office:value-type="string">
            <text:h text:style-name="P103" text:outline-level="1" loext:marker-style-name="T267"><draw:frame draw:style-name="fr2" draw:name="Object50" text:anchor-type="as-char" svg:y="-0.325cm" svg:width="6.292cm" svg:height="0.476cm" draw:z-index="88"><draw:object xlink:href="./Object 48" xlink:type="simple" xlink:show="embed" xlink:actuate="onLoad"/><draw:image xlink:href="./ObjectReplacements/Object 48" xlink:type="simple" xlink:show="embed" xlink:actuate="onLoad"/><svg:desc>formula</svg:desc></draw:frame></text:h>
            <text:h text:style-name="P103" text:outline-level="1" loext:marker-style-name="T155"><draw:frame draw:style-name="fr2" draw:name="Object51" text:anchor-type="as-char" svg:y="-0.325cm" svg:width="10.105cm" svg:height="0.476cm" draw:z-index="89"><draw:object xlink:href="./Object 49" xlink:type="simple" xlink:show="embed" xlink:actuate="onLoad"/><draw:image xlink:href="./ObjectReplacements/Object 49" xlink:type="simple" xlink:show="embed" xlink:actuate="onLoad"/><svg:desc>formula</svg:desc></draw:frame></text:h>
          </table:table-cell>
          <table:covered-table-cell/>
        </table:table-row>
      </table:table>
      <text:h text:style-name="P99" text:outline-level="1" loext:marker-style-name="T70"/>
      <text:h text:style-name="P70"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8" text:outline-level="1" loext:marker-style-name="T155"><text:span text:style-name="T217">ValuesOf(</text:span><text:span text:style-name="T216">V (</text:span><text:span text:style-name="T217">R</text:span><text:bookmark-start text:name="OLE_LINK105"/><text:bookmark-start text:name="OLE_LINK106"/><text:span text:style-name="T222">1 </text:span><text:bookmark-end text:name="OLE_LINK105"/><text:bookmark-end text:name="OLE_LINK106"/><text:span text:style-name="T222">...</text:span><text:span text:style-name="T217"> R</text:span><text:bookmark-start text:name="_Hlk26794001"/><text:span text:style-name="T222">m</text:span><text:bookmark-end text:name="_Hlk26794001"/><text:span text:style-name="T216">)</text:span><text:span text:style-name="T217">)</text:span></text:h>
          </table:table-cell>
          <table:table-cell table:style-name="Table22.A1" office:value-type="string">
            <text:list xml:id="list172843134066740" text:continue-list="list3059229855" text:style-name="WWNum12">
              <text:list-item text:start-value="1">
                <text:h text:style-name="P104" text:outline-level="1" text:restart-numbering="true" text:start-value="1" loext:marker-style-name="T236"><text:span text:style-name="T252">R</text:span><text:bookmark-start text:name="_Hlk32334069_Copy_1"/><text:span text:style-name="T238"> </text:span><text:span text:style-name="T255">⩴</text:span><text:span text:style-name="T217">(</text:span><text:span text:style-name="T268">d</text:span><text:span text:style-name="T217">..)</text:span><text:bookmark-end text:name="_Hlk32334069_Copy_1"/></text:h>
              </text:list-item>
              <text:list-item text:style-override="WWNum3">
                <text:h text:style-name="P105" text:outline-level="1" loext:marker-style-name="T236"><text:span text:style-name="T252">R</text:span><text:span text:style-name="T238"> </text:span><text:span text:style-name="T255">⩴</text:span><text:span text:style-name="T217">(..</text:span><text:span text:style-name="T269">e</text:span><text:span text:style-name="T217">)</text:span></text:h>
              </text:list-item>
              <text:list-item text:style-override="WWNum3">
                <text:h text:style-name="P87" text:outline-level="1" loext:marker-style-name="T236"><text:span text:style-name="T252">R</text:span><text:span text:style-name="T238"> </text:span><text:span text:style-name="T255">⩴</text:span><text:span text:style-name="T217">(</text:span><text:span text:style-name="T269">d</text:span><text:span text:style-name="T217">..</text:span><text:span text:style-name="T269">e</text:span><text:span text:style-name="T217">)</text:span></text:h>
              </text:list-item>
              <text:list-item text:style-override="WWNum3">
                <text:h text:style-name="P87" text:outline-level="1" loext:marker-style-name="T236"><text:span text:style-name="T252">R</text:span><text:span text:style-name="T238"> </text:span><text:span text:style-name="T255">⩴</text:span><text:span text:style-name="T217">(</text:span><text:span text:style-name="T269">d</text:span><text:span text:style-name="T217">)</text:span></text:h>
              </text:list-item>
            </text:list>
          </table:table-cell>
        </table:table-row>
        <table:table-row table:style-name="Table22.2">
          <table:table-cell table:style-name="Table22.A1" table:number-columns-spanned="2" office:value-type="string">
            <text:list xml:id="list172844287337695" text:continue-list="list172843134066740" text:style-name="WWNum3">
              <text:list-item text:start-value="1">
                <text:h text:style-name="P106" text:outline-level="1" text:restart-numbering="true" text:start-value="-1"><draw:frame draw:style-name="fr2" draw:name="Object102" text:anchor-type="as-char" svg:y="-0.316cm" svg:width="3.18cm" svg:height="0.445cm" draw:z-index="62"><draw:object xlink:href="./Object 102" xlink:type="simple" xlink:show="embed" xlink:actuate="onLoad"/><draw:image xlink:href="./ObjectReplacements/Object 102" xlink:type="simple" xlink:show="embed" xlink:actuate="onLoad"/><svg:desc>formula</svg:desc></draw:frame></text:h>
              </text:list-item>
              <text:list-item>
                <text:h text:style-name="P107" text:outline-level="1"><draw:frame draw:style-name="fr2" draw:name="Object103" text:anchor-type="as-char" svg:y="-0.316cm" svg:width="3.152cm" svg:height="0.445cm" draw:z-index="69"><draw:object xlink:href="./Object 103" xlink:type="simple" xlink:show="embed" xlink:actuate="onLoad"/><draw:image xlink:href="./ObjectReplacements/Object 103" xlink:type="simple" xlink:show="embed" xlink:actuate="onLoad"/><svg:desc>formula</svg:desc></draw:frame></text:h>
              </text:list-item>
              <text:list-item>
                <text:h text:style-name="P107" text:outline-level="1"><draw:frame draw:style-name="fr2" draw:name="Object104" text:anchor-type="as-char" svg:y="-0.316cm" svg:width="4.316cm" svg:height="0.445cm" draw:z-index="70"><draw:object xlink:href="./Object 104" xlink:type="simple" xlink:show="embed" xlink:actuate="onLoad"/><draw:image xlink:href="./ObjectReplacements/Object 104" xlink:type="simple" xlink:show="embed" xlink:actuate="onLoad"/><svg:desc>formula</svg:desc></draw:frame></text:h>
              </text:list-item>
              <text:list-item>
                <text:h text:style-name="P107" text:outline-level="1"><draw:frame draw:style-name="fr2" draw:name="Object101" text:anchor-type="as-char" svg:y="-0.316cm" svg:width="3.203cm" svg:height="0.445cm" draw:z-index="71"><draw:object xlink:href="./Object 101" xlink:type="simple" xlink:show="embed" xlink:actuate="onLoad"/><draw:image xlink:href="./ObjectReplacements/Object 101" xlink:type="simple" xlink:show="embed" xlink:actuate="onLoad"/><svg:desc>formula</svg:desc></draw:frame></text:h>
              </text:list-item>
            </text:list>
            <text:h text:style-name="P108" text:outline-level="1"><draw:frame draw:style-name="fr2" draw:name="Object56" text:anchor-type="as-char" svg:y="-0.325cm" svg:width="7.211cm" svg:height="0.453cm" draw:z-index="72"><draw:object xlink:href="./Object 56" xlink:type="simple" xlink:show="embed" xlink:actuate="onLoad"/><draw:image xlink:href="./ObjectReplacements/Object 56" xlink:type="simple" xlink:show="embed" xlink:actuate="onLoad"/></draw:frame></text:h>
          </table:table-cell>
          <table:covered-table-cell/>
        </table:table-row>
      </table:table>
      <text:h text:style-name="P74" text:outline-level="1" loext:marker-style-name="T70"/>
      <text:h text:style-name="P70" text:outline-level="1" loext:marker-style-name="T70"/>
      <table:table table:name="Table23" table:style-name="Table23">
        <table:table-column table:style-name="Table23.A"/>
        <table:table-column table:style-name="Table23.B"/>
        <table:table-row table:style-name="Table23.1">
          <table:table-cell table:style-name="Table23.A1" office:value-type="string">
            <text:h text:style-name="P109" text:outline-level="1"><text:span text:style-name="T217">ValuesOf(</text:span><text:span text:style-name="T216">P.i </text:span><text:span text:style-name="T270">(</text:span><text:span text:style-name="T271">R</text:span><text:bookmark-start text:name="OLE_LINK105 Copy 2"/><text:bookmark-start text:name="OLE_LINK106 Copy 2"/><text:span text:style-name="T272">1</text:span><text:bookmark-end text:name="OLE_LINK105 Copy 2"/><text:bookmark-end text:name="OLE_LINK106 Copy 2"/><text:span text:style-name="T271"> ... R</text:span><text:bookmark-start text:name="_Hlk26794001 Copy 2"/><text:span text:style-name="T272">m</text:span><text:bookmark-end text:name="_Hlk26794001 Copy 2"/><text:span text:style-name="T216">)</text:span><text:span text:style-name="T217">)</text:span></text:h>
          </table:table-cell>
          <table:table-cell table:style-name="Table23.A1" office:value-type="string">
            <text:list text:continue-list="list172844287337695" text:style-name="WWNum12">
              <text:list-item text:start-value="1">
                <text:h text:style-name="P110" text:outline-level="1" text:restart-numbering="true" text:start-value="1"><text:span text:style-name="T252">R</text:span><text:bookmark-start text:name="_Hlk32334069_Copy_1 Copy 2"/><text:span text:style-name="T238"> </text:span><text:span text:style-name="T255">⩴</text:span><text:span text:style-name="T217">(</text:span><text:span text:style-name="T268">d</text:span><text:span text:style-name="T217">..)</text:span><text:bookmark-end text:name="_Hlk32334069_Copy_1 Copy 2"/></text:h>
              </text:list-item>
              <text:list-item>
                <text:h text:style-name="P110" text:outline-level="1"><text:span text:style-name="T252">R</text:span><text:span text:style-name="T238"> </text:span><text:span text:style-name="T255">⩴</text:span><text:span text:style-name="T217">(..</text:span><text:span text:style-name="T269">e</text:span><text:span text:style-name="T217">)</text:span></text:h>
              </text:list-item>
              <text:list-item>
                <text:h text:style-name="P110" text:outline-level="1"><text:span text:style-name="T252">R</text:span><text:span text:style-name="T238"> </text:span><text:span text:style-name="T255">⩴</text:span><text:span text:style-name="T217">(</text:span><text:span text:style-name="T269">d</text:span><text:span text:style-name="T217">..</text:span><text:span text:style-name="T269">e</text:span><text:span text:style-name="T217">)</text:span></text:h>
              </text:list-item>
              <text:list-item>
                <text:h text:style-name="P111" text:outline-level="1"><text:span text:style-name="T273">R</text:span><text:span text:style-name="T274"> </text:span><text:span text:style-name="T275">⩴</text:span><text:span text:style-name="T276">(</text:span><text:span text:style-name="T277">d</text:span><text:span text:style-name="T276">)</text:span></text:h>
              </text:list-item>
            </text:list>
          </table:table-cell>
        </table:table-row>
        <table:table-row table:style-name="Table23.1">
          <table:table-cell table:style-name="Table23.A1" table:number-columns-spanned="2" office:value-type="string">
            <text:list text:style-name="WWNum9">
              <text:list-item>
                <text:h text:style-name="P112" text:outline-level="1" text:restart-numbering="true" text:start-value="-1"><draw:frame draw:style-name="fr2" draw:name="Object24" text:anchor-type="as-char" svg:y="-0.316cm" svg:width="3.18cm" svg:height="0.445cm" draw:z-index="73"><draw:object xlink:href="./Object 24" xlink:type="simple" xlink:show="embed" xlink:actuate="onLoad"/><draw:image xlink:href="./ObjectReplacements/Object 24" xlink:type="simple" xlink:show="embed" xlink:actuate="onLoad"/><svg:desc>formula</svg:desc></draw:frame></text:h>
              </text:list-item>
              <text:list-item>
                <text:h text:style-name="P113" text:outline-level="1"><draw:frame draw:style-name="fr2" draw:name="Object25" text:anchor-type="as-char" svg:y="-0.316cm" svg:width="3.152cm" svg:height="0.445cm" draw:z-index="74"><draw:object xlink:href="./Object 25" xlink:type="simple" xlink:show="embed" xlink:actuate="onLoad"/><draw:image xlink:href="./ObjectReplacements/Object 25" xlink:type="simple" xlink:show="embed" xlink:actuate="onLoad"/><svg:desc>formula</svg:desc></draw:frame></text:h>
              </text:list-item>
              <text:list-item>
                <text:h text:style-name="P113" text:outline-level="1"><text:soft-page-break/><draw:frame draw:style-name="fr2" draw:name="Object26" text:anchor-type="as-char" svg:y="-0.316cm" svg:width="4.316cm" svg:height="0.445cm" draw:z-index="75"><draw:object xlink:href="./Object 26" xlink:type="simple" xlink:show="embed" xlink:actuate="onLoad"/><draw:image xlink:href="./ObjectReplacements/Object 26" xlink:type="simple" xlink:show="embed" xlink:actuate="onLoad"/><svg:desc>formula</svg:desc></draw:frame></text:h>
              </text:list-item>
              <text:list-item>
                <text:h text:style-name="P113" text:outline-level="1"><draw:frame draw:style-name="fr2" draw:name="Object23" text:anchor-type="as-char" svg:y="-0.316cm" svg:width="3.203cm" svg:height="0.445cm" draw:z-index="76"><draw:object xlink:href="./Object 23" xlink:type="simple" xlink:show="embed" xlink:actuate="onLoad"/><draw:image xlink:href="./ObjectReplacements/Object 23" xlink:type="simple" xlink:show="embed" xlink:actuate="onLoad"/><svg:desc>formula</svg:desc></draw:frame></text:h>
              </text:list-item>
            </text:list>
            <text:p text:style-name="P114"/>
            <text:h text:style-name="P59" text:outline-level="1"><draw:frame draw:style-name="fr2" draw:name="Object57" text:anchor-type="as-char" svg:y="-0.325cm" svg:width="9.225cm" svg:height="0.476cm" draw:z-index="77"><draw:object xlink:href="./Object 57" xlink:type="simple" xlink:show="embed" xlink:actuate="onLoad"/><draw:image xlink:href="./ObjectReplacements/Object 57" xlink:type="simple" xlink:show="embed" xlink:actuate="onLoad"/></draw:frame></text:h>
          </table:table-cell>
          <table:covered-table-cell/>
        </table:table-row>
      </table:table>
      <text:h text:style-name="P74" text:outline-level="1" loext:marker-style-name="T70"/>
      <text:h text:style-name="P70"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96" text:outline-level="1" loext:marker-style-name="T155"><text:span text:style-name="T217">TypeCardinality(</text:span><text:span text:style-name="T216">T (p .. q)</text:span><text:span text:style-name="T217">)</text:span></text:h>
          </table:table-cell>
          <table:table-cell table:style-name="Table19.A1" office:value-type="string">
            <text:h text:style-name="P96" text:outline-level="1" loext:marker-style-name="T155"><text:span text:style-name="T217">p,q ≥ 0</text:span><text:span text:style-name="T218"> <text:s/>and</text:span><text:span text:style-name="T217"> q</text:span><text:span text:style-name="T218"> <text:s/>possibly <text:s/>∞</text:span><text:bookmark text:name="_Hlk29892942"/><text:span text:style-name="T218"> </text:span><text:span text:style-name="T278">(</text:span><text:span text:style-name="T218">or omitted</text:span><text:span text:style-name="T278">)</text:span></text:h>
          </table:table-cell>
        </table:table-row>
        <table:table-row table:style-name="Table19.1">
          <table:table-cell table:style-name="Table19.A1" table:number-columns-spanned="2" office:value-type="string">
            <text:h text:style-name="P97" text:outline-level="1" loext:marker-style-name="T155"><text:bookmark-start text:name="_Hlk32597182"/><text:bookmark-start text:name="OLE_LINK260"/><draw:frame draw:style-name="fr2" draw:name="Object46" text:anchor-type="as-char" svg:y="-0.367cm" svg:width="1.397cm" svg:height="0.445cm" draw:z-index="78"><draw:object xlink:href="./Object 46" xlink:type="simple" xlink:show="embed" xlink:actuate="onLoad"/><draw:image xlink:href="./ObjectReplacements/Object 46" xlink:type="simple" xlink:show="embed" xlink:actuate="onLoad"/><svg:desc>formula</svg:desc></draw:frame><text:bookmark-end text:name="_Hlk32597182"/><text:bookmark-end text:name="OLE_LINK260"/></text:h>
          </table:table-cell>
          <table:covered-table-cell/>
        </table:table-row>
      </table:table>
      <text:h text:style-name="P98" text:outline-level="1" loext:marker-style-name="T70"/>
      <text:h text:style-name="P95"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96" text:outline-level="1" loext:marker-style-name="T155"><text:span text:style-name="T217">RoleCardinality(</text:span><text:span text:style-name="T216">P.i (p .. q)</text:span><text:bookmark-start text:name="_Hlk512849083"/><text:span text:style-name="T217">)</text:span><text:bookmark-end text:name="_Hlk512849083"/></text:h>
          </table:table-cell>
          <table:table-cell table:style-name="Table20.A1" office:value-type="string">
            <text:h text:style-name="P96" text:outline-level="1" loext:marker-style-name="T155"><text:span text:style-name="T217">p,q ≥ 0</text:span><text:span text:style-name="T218"> <text:s/>and</text:span><text:span text:style-name="T217"> q</text:span><text:span text:style-name="T218"> <text:s/>possibly <text:s/>∞ </text:span><text:span text:style-name="T278">(</text:span><text:span text:style-name="T218">or omitted</text:span><text:span text:style-name="T278">)</text:span></text:h>
          </table:table-cell>
        </table:table-row>
        <table:table-row table:style-name="Table20.1">
          <table:table-cell table:style-name="Table20.A1" table:number-columns-spanned="2" office:value-type="string">
            <text:h text:style-name="P97" text:outline-level="1" loext:marker-style-name="T155"><text:bookmark-start text:name="_Hlk32597249"/><text:bookmark-start text:name="OLE_LINK261"/><draw:frame draw:style-name="fr2" draw:name="Object47" text:anchor-type="as-char" svg:y="-0.367cm" svg:width="5.565cm" svg:height="0.519cm" draw:z-index="79"><draw:object xlink:href="./Object 47" xlink:type="simple" xlink:show="embed" xlink:actuate="onLoad"/><draw:image xlink:href="./ObjectReplacements/Object 47" xlink:type="simple" xlink:show="embed" xlink:actuate="onLoad"/><svg:desc>formula</svg:desc></draw:frame><text:bookmark-end text:name="_Hlk32597249"/><text:bookmark-end text:name="OLE_LINK261"/></text:h>
          </table:table-cell>
          <table:covered-table-cell/>
        </table:table-row>
      </table:table>
      <text:h text:style-name="P98" text:outline-level="1" loext:marker-style-name="T70"/>
      <text:h text:style-name="P98"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9" text:outline-level="1" loext:marker-style-name="T155"><text:span text:style-name="T279">RingConstraint</text:span><text:span text:style-name="T217">(</text:span><text:bookmark-start text:name="_Hlk29306877"/><text:bookmark-start text:name="OLE_LINK43"/><text:span text:style-name="T217">P</text:span><text:bookmark-end text:name="_Hlk29306877"/><text:bookmark-end text:name="OLE_LINK43"/><text:span text:style-name="T217">.i, P.j)</text:span></text:h>
          </table:table-cell>
          <table:table-cell table:style-name="Table25.A1" office:value-type="string">
            <text:h text:style-name="P80" text:outline-level="1" loext:marker-style-name="T155"><text:span text:style-name="T217">i</text:span><text:span text:style-name="T224">≠</text:span><text:span text:style-name="T217">j</text:span><text:span text:style-name="T218"> </text:span><text:span text:style-name="T226"><text:s/></text:span><text:bookmark-start text:name="_Hlk29485657"/><text:bookmark-start text:name="OLE_LINK111"/><text:span text:style-name="T218">and </text:span><text:span text:style-name="T217">P</text:span><text:span text:style-name="T222">b</text:span><text:span text:style-name="T218"> fresh predicate name</text:span><text:span text:style-name="T238"> </text:span><text:span text:style-name="T218">with </text:span><draw:frame draw:style-name="fr2" draw:name="Object59" text:anchor-type="as-char" svg:y="-0.325cm" svg:width="1.371cm" svg:height="0.453cm" draw:z-index="37"><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115" loext:marker-style-name="T280"><text:span text:style-name="T281">(MACRO)<text:line-break/></text:span><text:span text:style-name="T282">JoinPath(P</text:span><text:span text:style-name="T283">b</text:span><text:span text:style-name="T282"> (P.i</text:span><text:span text:style-name="T283"> </text:span><text:span text:style-name="T282">P</text:span><text:span text:style-name="T283">1</text:span><text:span text:style-name="T282">.j))</text:span></text:p>
            <text:p text:style-name="P116" loext:marker-style-name="T284"/>
            <text:list text:style-name="WWNum1">
              <text:list-item>
                <text:p text:style-name="P117" loext:marker-style-name="T284"><text:span text:style-name="T217">LocallyReflexive</text:span><text:span text:style-name="T285"/></text:p>
                <text:list>
                  <text:list-header>
                    <text:p text:style-name="P117" loext:marker-style-name="T286"><text:bookmark-start text:name="_Hlk511749523"/><text:bookmark-start text:name="OLE_LINK281"/><draw:frame draw:style-name="fr2" draw:name="Object60" text:anchor-type="as-char" svg:y="-0.316cm" svg:width="3.616cm" svg:height="0.445cm" draw:z-index="38"><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118" loext:marker-style-name="T287"/>
            <text:list text:continue-numbering="true" text:style-name="WWNum1">
              <text:list-item>
                <text:p text:style-name="P117" loext:marker-style-name="T284"><text:span text:style-name="T217">PurelyReflexive</text:span><text:span text:style-name="T285"/></text:p>
                <text:list>
                  <text:list-header>
                    <text:p text:style-name="P117" loext:marker-style-name="T286"><draw:frame draw:style-name="fr2" draw:name="Object61" text:anchor-type="as-char" svg:y="-0.316cm" svg:width="3.48cm" svg:height="0.445cm" draw:z-index="39"><draw:object xlink:href="./Object 61" xlink:type="simple" xlink:show="embed" xlink:actuate="onLoad"/><draw:image xlink:href="./ObjectReplacements/Object 61" xlink:type="simple" xlink:show="embed" xlink:actuate="onLoad"/></draw:frame></text:p>
                  </text:list-header>
                </text:list>
              </text:list-item>
            </text:list>
            <text:p text:style-name="P118" loext:marker-style-name="T287"/>
            <text:list text:continue-numbering="true" text:style-name="WWNum1">
              <text:list-item>
                <text:p text:style-name="P119" loext:marker-style-name="T284"><text:span text:style-name="T217">Irreflexive</text:span><text:span text:style-name="T285"/></text:p>
                <text:list>
                  <text:list-header>
                    <text:p text:style-name="P119" loext:marker-style-name="T286"><draw:frame draw:style-name="fr2" draw:name="Object62" text:anchor-type="as-char" svg:y="-0.316cm" svg:width="1.829cm" svg:height="0.445cm" draw:z-index="40"><draw:object xlink:href="./Object 62" xlink:type="simple" xlink:show="embed" xlink:actuate="onLoad"/><draw:image xlink:href="./ObjectReplacements/Object 62" xlink:type="simple" xlink:show="embed" xlink:actuate="onLoad"/></draw:frame></text:p>
                  </text:list-header>
                </text:list>
              </text:list-item>
            </text:list>
            <text:p text:style-name="P120" loext:marker-style-name="T287"/>
            <text:list text:continue-numbering="true" text:style-name="WWNum1">
              <text:list-item>
                <text:p text:style-name="P119" loext:marker-style-name="T242"><text:span text:style-name="T217">Symmetric</text:span><text:span text:style-name="T285"/></text:p>
                <text:list>
                  <text:list-header>
                    <text:p text:style-name="P119" loext:marker-style-name="T286"><draw:frame draw:style-name="fr2" draw:name="Object63" text:anchor-type="as-char" svg:y="-0.316cm" svg:width="3.62cm" svg:height="0.445cm" draw:z-index="41"><draw:object xlink:href="./Object 63" xlink:type="simple" xlink:show="embed" xlink:actuate="onLoad"/><draw:image xlink:href="./ObjectReplacements/Object 63" xlink:type="simple" xlink:show="embed" xlink:actuate="onLoad"/></draw:frame></text:p>
                  </text:list-header>
                </text:list>
              </text:list-item>
            </text:list>
            <text:p text:style-name="P118" loext:marker-style-name="T287"/>
            <text:list text:continue-numbering="true" text:style-name="WWNum1">
              <text:list-item>
                <text:p text:style-name="P119" loext:marker-style-name="T242"><text:span text:style-name="T217">Asymmetric</text:span><text:span text:style-name="T285"/></text:p>
                <text:list>
                  <text:list-header>
                    <text:p text:style-name="P119" loext:marker-style-name="T286"><draw:frame draw:style-name="fr2" draw:name="Object64" text:anchor-type="as-char" svg:y="-0.316cm" svg:width="3.893cm" svg:height="0.445cm" draw:z-index="42"><draw:object xlink:href="./Object 64" xlink:type="simple" xlink:show="embed" xlink:actuate="onLoad"/><draw:image xlink:href="./ObjectReplacements/Object 64" xlink:type="simple" xlink:show="embed" xlink:actuate="onLoad"/></draw:frame></text:p>
                  </text:list-header>
                </text:list>
              </text:list-item>
            </text:list>
            <text:p text:style-name="P121" loext:marker-style-name="T288"/>
            <text:list text:continue-numbering="true" text:style-name="WWNum1">
              <text:list-item>
                <text:p text:style-name="P119" loext:marker-style-name="T284"><text:span text:style-name="T217">Antisymmetric</text:span><text:span text:style-name="T285"/></text:p>
                <text:list>
                  <text:list-header>
                    <text:p text:style-name="P119" loext:marker-style-name="T286"><draw:frame draw:style-name="fr2" draw:name="Object65" text:anchor-type="as-char" svg:y="-0.316cm" svg:width="5.094cm" svg:height="0.445cm" draw:z-index="43"><draw:object xlink:href="./Object 65" xlink:type="simple" xlink:show="embed" xlink:actuate="onLoad"/><draw:image xlink:href="./ObjectReplacements/Object 65" xlink:type="simple" xlink:show="embed" xlink:actuate="onLoad"/></draw:frame></text:p>
                  </text:list-header>
                </text:list>
              </text:list-item>
            </text:list>
            <text:p text:style-name="P118" loext:marker-style-name="T287"/>
            <text:list text:continue-numbering="true" text:style-name="WWNum1">
              <text:list-item>
                <text:p text:style-name="P119" loext:marker-style-name="T242"><text:span text:style-name="T217">Transitive</text:span><text:span text:style-name="T285"/></text:p>
                <text:list>
                  <text:list-header>
                    <text:p text:style-name="P119" loext:marker-style-name="T286"><text:bookmark-start text:name="_Hlk511750205"/><draw:frame draw:style-name="fr2" draw:name="Object66" text:anchor-type="as-char" svg:y="-0.316cm" svg:width="7.001cm" svg:height="0.445cm" draw:z-index="44"><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18" loext:marker-style-name="T287"/>
            <text:list text:continue-numbering="true" text:style-name="WWNum1">
              <text:list-item>
                <text:p text:style-name="P119" loext:marker-style-name="T242"><text:span text:style-name="T217">Intransitive</text:span></text:p>
                <text:list>
                  <text:list-header>
                    <text:p text:style-name="P122" loext:marker-style-name="T286"><text:bookmark-start text:name="_Hlk511750205 Copy 1"/><draw:frame draw:style-name="fr2" draw:name="Object99" text:anchor-type="as-char" svg:y="-0.316cm" svg:width="7.235cm" svg:height="0.445cm" draw:z-index="80"><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18" loext:marker-style-name="T287"/>
            <text:list text:continue-numbering="true" text:style-name="WWNum1">
              <text:list-item>
                <text:p text:style-name="P119" loext:marker-style-name="T242"><text:span text:style-name="T217">StronglyIntransitive</text:span></text:p>
                <text:list>
                  <text:list-header>
                    <text:p text:style-name="P119" loext:marker-style-name="T286"><draw:frame draw:style-name="fr2" draw:name="Object67" text:anchor-type="as-char" svg:y="-0.367cm" svg:width="7.347cm" svg:height="0.496cm" draw:z-index="81"><draw:object xlink:href="./Object 67" xlink:type="simple" xlink:show="embed" xlink:actuate="onLoad"/><draw:image xlink:href="./ObjectReplacements/Object 67" xlink:type="simple" xlink:show="embed" xlink:actuate="onLoad"/><svg:desc>formula</svg:desc></draw:frame></text:p>
                  </text:list-header>
                </text:list>
              </text:list-item>
            </text:list>
            <text:p text:style-name="P118" loext:marker-style-name="T287"/>
            <text:list text:continue-numbering="true" text:style-name="WWNum1">
              <text:list-item>
                <text:p text:style-name="P119" loext:marker-style-name="T242"><text:span text:style-name="T217">Acyclic</text:span><text:span text:style-name="T285"/></text:p>
                <text:list>
                  <text:list-header>
                    <text:p text:style-name="P119" loext:marker-style-name="T286"><draw:frame draw:style-name="fr2" draw:name="Object69" text:anchor-type="as-char" svg:y="-0.367cm" svg:width="1.94cm" svg:height="0.496cm" draw:z-index="45"><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h text:style-name="P22" text:outline-level="1" loext:marker-style-name="T70"><text:span text:style-name="T71">Derivation Rules</text:span></text:h>
      <text:p text:style-name="P123" loext:marker-style-name="T286"><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8" text:outline-level="1" loext:marker-style-name="T289"><text:span text:style-name="T290">SubTypeRule(T, PATH)</text:span></text:h>
          </table:table-cell>
          <table:table-cell table:style-name="Table26.A1" office:value-type="string">
            <text:h text:style-name="P124" text:outline-level="1" loext:marker-style-name="T291"/>
          </table:table-cell>
        </table:table-row>
        <table:table-row table:style-name="Table26.1">
          <table:table-cell table:style-name="Table26.A1" table:number-columns-spanned="2" office:value-type="string">
            <text:h text:style-name="P125" text:outline-level="1" loext:marker-style-name="T292"><draw:frame draw:style-name="fr2" draw:name="Object70" text:anchor-type="as-char" svg:y="-0.459cm" svg:width="2.808cm" svg:height="0.536cm" draw:z-index="48"><draw:object xlink:href="./Object 54" xlink:type="simple" xlink:show="embed" xlink:actuate="onLoad"/><draw:image xlink:href="./ObjectReplacements/Object 54" xlink:type="simple" xlink:show="embed" xlink:actuate="onLoad"/></draw:frame><text:span text:style-name="T293"><text:tab/></text:span><text:span text:style-name="T294"> </text:span><draw:frame draw:style-name="fr2" draw:name="Object71" text:anchor-type="as-char" svg:y="-0.316cm" svg:width="1.614cm" svg:height="0.445cm" draw:z-index="49"><draw:object xlink:href="./Object 55" xlink:type="simple" xlink:show="embed" xlink:actuate="onLoad"/><draw:image xlink:href="./ObjectReplacements/Object 55" xlink:type="simple" xlink:show="embed" xlink:actuate="onLoad"/></draw:frame><text:span text:style-name="T295"><text:s/>includes all the </text:span><text:bookmark-start text:name="_Hlk26382000"/><text:bookmark-start text:name="OLE_LINK257"/><text:span text:style-name="T296">?VAR</text:span><text:bookmark-end text:name="_Hlk26382000"/><text:bookmark-end text:name="OLE_LINK257"/><text:span text:style-name="T295"> variable symbols in </text:span><draw:frame draw:style-name="fr2" draw:name="Object72" text:anchor-type="as-char" svg:y="-0.367cm" svg:width="1.02cm" svg:height="0.445cm" draw:z-index="50"><draw:object xlink:href="./Object 58" xlink:type="simple" xlink:show="embed" xlink:actuate="onLoad"/><draw:image xlink:href="./ObjectReplacements/Object 58" xlink:type="simple" xlink:show="embed" xlink:actuate="onLoad"/></draw:frame></text:h>
          </table:table-cell>
          <table:covered-table-cell/>
        </table:table-row>
      </table:table>
      <text:h text:style-name="P89" text:outline-level="1" loext:marker-style-name="T71"/>
      <text:p text:style-name="P126" loext:marker-style-name="T297"/>
      <table:table table:name="Table27" table:style-name="Table27">
        <table:table-column table:style-name="Table27.A"/>
        <table:table-column table:style-name="Table27.B"/>
        <table:table-row table:style-name="Table27.1">
          <table:table-cell table:style-name="Table27.A1" office:value-type="string">
            <text:h text:style-name="P59" text:outline-level="1" loext:marker-style-name="T298"><text:bookmark-start text:name="OLE_LINK71"/><text:bookmark-start text:name="OLE_LINK66"/><text:span text:style-name="T290">FactTypeRule</text:span><text:bookmark-end text:name="OLE_LINK71"/><text:bookmark-end text:name="OLE_LINK66"/><text:span text:style-name="T290">(P, </text:span><text:bookmark-start text:name="_Hlk26280966"/><text:bookmark-start text:name="OLE_LINK130"/><text:span text:style-name="T299">PATH</text:span><text:span text:style-name="T300">1</text:span><text:bookmark-end text:name="_Hlk26280966"/><text:bookmark-end text:name="OLE_LINK130"/><text:span text:style-name="T301">, ...</text:span><text:bookmark-start text:name="_Hlk26292291"/><text:bookmark-start text:name="OLE_LINK187"/><text:span text:style-name="T301"> </text:span><text:bookmark-end text:name="_Hlk26292291"/><text:bookmark-end text:name="OLE_LINK187"/><text:span text:style-name="T299">PATH</text:span><text:span text:style-name="T302">α(P)</text:span><text:span text:style-name="T290">)</text:span></text:h>
          </table:table-cell>
          <table:table-cell table:style-name="Table27.A1" office:value-type="string">
            <text:h text:style-name="P127" text:outline-level="1" loext:marker-style-name="T303"/>
          </table:table-cell>
        </table:table-row>
        <table:table-row table:style-name="Table27.2">
          <table:table-cell table:style-name="Table27.A1" table:number-columns-spanned="2" office:value-type="string">
            <text:h text:style-name="P128" text:outline-level="1" loext:marker-style-name="T304"><draw:frame draw:style-name="fr2" draw:name="Object31" text:anchor-type="as-char" svg:y="-0.459cm" svg:width="7.135cm" svg:height="0.61cm" draw:z-index="82"><draw:object xlink:href="./Object 32" xlink:type="simple" xlink:show="embed" xlink:actuate="onLoad"/><draw:image xlink:href="./ObjectReplacements/Object 32" xlink:type="simple" xlink:show="embed" xlink:actuate="onLoad"/><svg:desc>formula</svg:desc></draw:frame></text:h>
          </table:table-cell>
          <table:covered-table-cell/>
        </table:table-row>
      </table:table>
      <text:p text:style-name="P129" loext:marker-style-name="T286"/>
      <text:p text:style-name="P129" loext:marker-style-name="T286"/>
      <table:table table:name="Table28" table:style-name="Table28">
        <table:table-column table:style-name="Table28.A"/>
        <table:table-column table:style-name="Table28.B"/>
        <table:table-row table:style-name="Table28.1">
          <table:table-cell table:style-name="Table28.A1" office:value-type="string">
            <text:h text:style-name="P58" text:outline-level="1" loext:marker-style-name="T289"><text:span text:style-name="T290">SubTypeSemiRule(T, PATH)</text:span><text:span text:style-name="T305"/></text:h>
          </table:table-cell>
          <table:table-cell table:style-name="Table28.A1" office:value-type="string">
            <text:h text:style-name="P124" text:outline-level="1" loext:marker-style-name="T291"/>
          </table:table-cell>
        </table:table-row>
        <table:table-row table:style-name="Table28.1">
          <table:table-cell table:style-name="Table28.A1" table:number-columns-spanned="2" office:value-type="string">
            <text:h text:style-name="P125" text:outline-level="1" loext:marker-style-name="T292"><draw:frame draw:style-name="fr2" draw:name="Object76" text:anchor-type="as-char" svg:y="-0.459cm" svg:width="2.769cm" svg:height="0.536cm" draw:z-index="51"><draw:object xlink:href="./Object 76" xlink:type="simple" xlink:show="embed" xlink:actuate="onLoad"/><draw:image xlink:href="./ObjectReplacements/Object 76" xlink:type="simple" xlink:show="embed" xlink:actuate="onLoad"/></draw:frame><text:span text:style-name="T294"><text:tab/> </text:span><text:span text:style-name="T306"><draw:frame draw:style-name="fr2" draw:name="Object77" text:anchor-type="as-char" svg:y="-0.316cm" svg:width="1.67cm" svg:height="0.445cm" draw:z-index="83"><draw:object xlink:href="./Object 68" xlink:type="simple" xlink:show="embed" xlink:actuate="onLoad"/><draw:image xlink:href="./ObjectReplacements/Object 68" xlink:type="simple" xlink:show="embed" xlink:actuate="onLoad"/></draw:frame></text:span><text:span text:style-name="T295"><text:s/>includes all the </text:span><text:span text:style-name="T296">?VAR</text:span><text:span text:style-name="T295"> variable symbols in </text:span><text:span text:style-name="T306"><draw:frame draw:style-name="fr2" draw:name="Object78" text:anchor-type="as-char" svg:y="-0.367cm" svg:width="1.296cm" svg:height="0.52cm" draw:z-index="52"><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89" text:outline-level="1" loext:marker-style-name="T71"/>
      <text:p text:style-name="P126" loext:marker-style-name="T297"/>
      <table:table table:name="Table29" table:style-name="Table29">
        <table:table-column table:style-name="Table29.A"/>
        <table:table-column table:style-name="Table29.B"/>
        <table:table-row table:style-name="Table29.1">
          <table:table-cell table:style-name="Table29.A1" office:value-type="string">
            <text:h text:style-name="P59" text:outline-level="1" loext:marker-style-name="T298"><text:span text:style-name="T290">FactTypeSemiRule(P, PATH</text:span><text:span text:style-name="T307">1</text:span><text:span text:style-name="T301">, ... </text:span><text:span text:style-name="T290">PATH</text:span><text:span text:style-name="T302">α(P)</text:span><text:span text:style-name="T290">)</text:span></text:h>
          </table:table-cell>
          <table:table-cell table:style-name="Table29.A1" office:value-type="string">
            <text:h text:style-name="P127" text:outline-level="1" loext:marker-style-name="T303"/>
          </table:table-cell>
        </table:table-row>
        <table:table-row table:style-name="Table29.2">
          <table:table-cell table:style-name="Table29.A1" table:number-columns-spanned="2" office:value-type="string">
            <text:h text:style-name="P128" text:outline-level="1" loext:marker-style-name="T304"><draw:frame draw:style-name="fr2" draw:name="Object68" text:anchor-type="as-char" svg:y="-0.459cm" svg:width="7.096cm" svg:height="0.61cm" draw:z-index="84"><draw:object xlink:href="./Object 77" xlink:type="simple" xlink:show="embed" xlink:actuate="onLoad"/><draw:image xlink:href="./ObjectReplacements/Object 77" xlink:type="simple" xlink:show="embed" xlink:actuate="onLoad"/><svg:desc>formula</svg:desc></draw:frame></text:h>
          </table:table-cell>
          <table:covered-table-cell/>
        </table:table-row>
      </table:table>
      <text:p text:style-name="P129" loext:marker-style-name="T286"/>
      <text:p text:style-name="P129" loext:marker-style-name="T286"/>
      <table:table table:name="Table30" table:style-name="Table30">
        <table:table-column table:style-name="Table30.A"/>
        <table:table-column table:style-name="Table30.B"/>
        <table:table-row table:style-name="Table30.1">
          <table:table-cell table:style-name="Table30.A1" office:value-type="string">
            <text:h text:style-name="P58" text:outline-level="1" loext:marker-style-name="T308"><text:bookmark text:name="OLE_LINK285_Copy_1"/><text:bookmark text:name="OLE_LINK284_Copy_1"/><text:bookmark-start text:name="OLE_LINK89"/><text:bookmark-start text:name="OLE_LINK90"/><text:span text:style-name="T217">JoinPath(P (</text:span><text:bookmark-start text:name="_Hlk26290304"/><text:bookmark-start text:name="OLE_LINK143"/><text:bookmark-start text:name="OLE_LINK169"/><text:bookmark-start text:name="_Hlk26290471"/><text:bookmark-start text:name="OLE_LINK163"/><text:bookmark-start text:name="OLE_LINK196"/><text:span text:style-name="T217">P</text:span><text:span text:style-name="T222">1</text:span><text:bookmark-end text:name="_Hlk26290471"/><text:bookmark-end text:name="OLE_LINK163"/><text:bookmark-end text:name="OLE_LINK196"/><text:span text:style-name="T217">.i</text:span><text:span text:style-name="T222">1</text:span><text:bookmark-end text:name="_Hlk26290304"/><text:bookmark-end text:name="OLE_LINK143"/><text:bookmark-end text:name="OLE_LINK169"/><text:span text:style-name="T222">, </text:span><text:bookmark-start text:name="_Hlk26290482"/><text:bookmark-start text:name="OLE_LINK170"/><text:span text:style-name="T222">1</text:span><text:span text:style-name="T217">.j</text:span><text:span text:style-name="T222">1</text:span><text:bookmark-end text:name="_Hlk26290482"/><text:bookmark-end text:name="OLE_LINK170"/><text:span text:style-name="T217">) ...</text:span><text:bookmark-start text:name="_Hlk26290543"/><text:bookmark-start text:name="OLE_LINK172"/><text:span text:style-name="T217"> </text:span><text:bookmark-end text:name="_Hlk26290543"/><text:bookmark-end text:name="OLE_LINK172"/><text:span text:style-name="T217">(P</text:span><text:span text:style-name="T222">m</text:span><text:span text:style-name="T217">.i</text:span><text:span text:style-name="T222">m, </text:span><text:span text:style-name="T217">P</text:span><text:span text:style-name="T222">m</text:span><text:span text:style-name="T217">.j</text:span><text:span text:style-name="T222">m</text:span><text:span text:style-name="T217">))</text:span><text:bookmark-end text:name="OLE_LINK89"/><text:bookmark-end text:name="OLE_LINK90"/></text:h>
          </table:table-cell>
          <table:table-cell table:style-name="Table30.A1" office:value-type="string">
            <text:h text:style-name="P69" text:outline-level="1" loext:marker-style-name="T303"><draw:frame draw:style-name="fr2" draw:name="Object82" text:anchor-type="as-char" svg:y="-0.325cm" svg:width="1.249cm" svg:height="0.427cm" draw:z-index="53"><draw:object xlink:href="./Object 82" xlink:type="simple" xlink:show="embed" xlink:actuate="onLoad"/><draw:image xlink:href="./ObjectReplacements/Object 82" xlink:type="simple" xlink:show="embed" xlink:actuate="onLoad"/></draw:frame><text:span text:style-name="T218"><text:s/>and <text:s/>for</text:span><text:span text:style-name="T217"> k≤m: i</text:span><text:span text:style-name="T222">k</text:span><text:span text:style-name="T233"> </text:span><text:span text:style-name="T224">≠</text:span><text:span text:style-name="T217">j</text:span><text:span text:style-name="T222">k</text:span></text:h>
          </table:table-cell>
        </table:table-row>
        <table:table-row table:style-name="Table30.1">
          <table:table-cell table:style-name="Table30.A1" table:number-columns-spanned="2" office:value-type="string">
            <text:h text:style-name="P130" text:outline-level="1"><text:span text:style-name="T227">(MACRO)<text:line-break/></text:span><text:bookmark-start text:name="_Hlk26340048"/><text:bookmark-start text:name="OLE_LINK208"/><text:span text:style-name="T180">FactTypeRule(P<text:tab/>(</text:span><text:bookmark-start text:name="_Hlk26290519"/><text:bookmark-start text:name="OLE_LINK171"/><text:bookmark-start text:name="_Hlk26290595"/><text:bookmark-start text:name="OLE_LINK173"/><text:span text:style-name="T180">P</text:span><text:span text:style-name="T228">1</text:span><text:span text:style-name="T180">.i</text:span><text:span text:style-name="T228">1</text:span><text:span text:style-name="T180"> </text:span><text:span text:style-name="T245">➤</text:span><text:span text:style-name="T246"> </text:span><text:span text:style-name="T180">[P</text:span><text:span text:style-name="T228">1</text:span><text:span text:style-name="T180">.j</text:span><text:span text:style-name="T228">1</text:span><text:bookmark-end text:name="_Hlk26290595"/><text:bookmark-end text:name="OLE_LINK173"/><text:span text:style-name="T180"> </text:span><text:bookmark-start text:name="OLE_LINK188"/><text:bookmark-start text:name="OLE_LINK189"/><text:span text:style-name="T247">⋈</text:span><text:span text:style-name="T180"> </text:span><text:bookmark-end text:name="OLE_LINK188"/><text:bookmark-end text:name="OLE_LINK189"/><text:span text:style-name="T180">(P</text:span><text:span text:style-name="T228">2</text:span><text:span text:style-name="T180">.i</text:span><text:span text:style-name="T228">2</text:span><text:span text:style-name="T180"> </text:span><text:span text:style-name="T245">➤</text:span><text:span text:style-name="T246"> </text:span><text:span text:style-name="T180">[P</text:span><text:span text:style-name="T228">2</text:span><text:span text:style-name="T180">.j</text:span><text:span text:style-name="T228">2</text:span><text:span text:style-name="T180"> </text:span><text:span text:style-name="T247">⋈</text:span><text:span text:style-name="T180"> (... (P</text:span><text:span text:style-name="T228">m</text:span><text:span text:style-name="T180">.i</text:span><text:span text:style-name="T228">m</text:span><text:span text:style-name="T180"> </text:span><text:span text:style-name="T245">➤</text:span><text:span text:style-name="T246"> </text:span><text:span text:style-name="T180">[P</text:span><text:span text:style-name="T228">m</text:span><text:span text:style-name="T180">.j</text:span><text:span text:style-name="T228">m</text:span><text:span text:style-name="T180"> </text:span><text:span text:style-name="T247">⋈</text:span><text:span text:style-name="T180"> ?x]))])</text:span><text:bookmark-end text:name="_Hlk26290519"/><text:bookmark-end text:name="OLE_LINK171"/><text:span text:style-name="T180">]) (?x))</text:span><text:bookmark-end text:name="_Hlk26340048"/><text:bookmark-end text:name="OLE_LINK208"/></text:h>
          </table:table-cell>
          <table:covered-table-cell/>
        </table:table-row>
      </table:table>
      <text:h text:style-name="P74" text:outline-level="1" loext:marker-style-name="T70"/>
      <text:h text:style-name="P131" text:outline-level="1" loext:marker-style-name="T309"><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32" text:outline-level="1" loext:marker-style-name="T310"><text:span text:style-name="T311">RELATION </text:span><text:span text:style-name="T312">::=</text:span><text:span text:style-name="T311"><text:tab/>PATH</text:span><text:span text:style-name="T313">1</text:span><text:span text:style-name="T314"> X … X PATH</text:span><text:span text:style-name="T313">n</text:span></text:h>
            <text:h text:style-name="P133" text:outline-level="1" loext:marker-style-name="T310"><text:span text:style-name="T217">PATH </text:span><text:span text:style-name="T315">::=</text:span><text:span text:style-name="T217"><text:tab/></text:span><text:bookmark text:name="_Hlk26379047"/><text:bookmark text:name="OLE_LINK224"/><text:span text:style-name="T217">T</text:span><text:bookmark-start text:name="_Hlk26291676"/><text:bookmark-start text:name="OLE_LINK181"/><text:span text:style-name="T217"> </text:span><text:bookmark-start text:name="_Hlk26284544"/><text:bookmark-start text:name="OLE_LINK166"/><text:span text:style-name="T315">|</text:span><text:bookmark-end text:name="_Hlk26291676"/><text:bookmark-end text:name="OLE_LINK181"/><text:bookmark-end text:name="_Hlk26284544"/><text:bookmark-end text:name="OLE_LINK166"/><text:bookmark-start text:name="_Hlk29309331"/><text:bookmark-start text:name="OLE_LINK65"/></text:h>
            <text:h text:style-name="P134" text:outline-level="1" loext:marker-style-name="T316"><text:bookmark-end text:name="OLE_LINK65"/><text:bookmark-end text:name="_Hlk29309331"/><text:bookmark-start text:name="_Hlk26290460"/><text:bookmark-start text:name="OLE_LINK160"/><text:span text:style-name="T217">P.i </text:span><text:bookmark-start text:name="_Hlk26290314"/><text:bookmark-start text:name="OLE_LINK145"/><text:span text:style-name="T317">➤</text:span><text:bookmark-end text:name="_Hlk26290314"/><text:bookmark-end text:name="OLE_LINK145"/><text:span text:style-name="T318"> </text:span><text:span text:style-name="T217">[P.i</text:span><text:span text:style-name="T319">1</text:span><text:span text:style-name="T217"> </text:span><text:bookmark-start text:name="_Hlk26280539"/><text:bookmark-start text:name="OLE_LINK91"/><text:bookmark-start text:name="OLE_LINK81"/><text:bookmark-start text:name="OLE_LINK82"/><text:span text:style-name="T320">⋈</text:span><text:span text:style-name="T217"> </text:span><text:bookmark-end text:name="OLE_LINK81"/><text:bookmark-end text:name="OLE_LINK82"/><text:span text:style-name="T217">PATH</text:span><text:span text:style-name="T222">1</text:span><text:bookmark-end text:name="_Hlk26290460"/><text:bookmark-end text:name="OLE_LINK160"/><text:bookmark-end text:name="_Hlk26280539"/><text:bookmark-end text:name="OLE_LINK91"/><text:bookmark-start text:name="_Hlk26280615"/><text:bookmark-start text:name="OLE_LINK118"/><text:span text:style-name="T217">] </text:span><text:bookmark-start text:name="_Hlk26280785"/><text:bookmark-start text:name="OLE_LINK129"/><text:bookmark-start text:name="OLE_LINK134"/><text:bookmark-start text:name="OLE_LINK241"/><text:span text:style-name="T217">… </text:span><text:bookmark-end text:name="_Hlk26280615"/><text:bookmark-end text:name="OLE_LINK118"/><text:bookmark-end text:name="_Hlk26280785"/><text:bookmark-end text:name="OLE_LINK129"/><text:bookmark-end text:name="OLE_LINK134"/><text:bookmark-end text:name="OLE_LINK241"/><text:span text:style-name="T217">[P.i</text:span><text:span text:style-name="T222">m</text:span><text:span text:style-name="T217"> </text:span><text:span text:style-name="T320">⋈</text:span><text:span text:style-name="T217"> PATH</text:span><text:span text:style-name="T222">m</text:span><text:span text:style-name="T217">] </text:span><text:span text:style-name="T315">|</text:span></text:h>
            <text:h text:style-name="P135" text:outline-level="1" loext:marker-style-name="T316"><text:span text:style-name="T217"><text:tab/>PATH</text:span><text:span text:style-name="T222">1</text:span><text:span text:style-name="T217"> ∨ </text:span><text:bookmark-start text:name="_Hlk26280553"/><text:bookmark-start text:name="OLE_LINK93"/><text:span text:style-name="T217">PATH</text:span><text:span text:style-name="T222">2</text:span><text:bookmark-end text:name="_Hlk26280553"/><text:bookmark-end text:name="OLE_LINK93"/><text:span text:style-name="T217"> </text:span><text:span text:style-name="T315">|</text:span></text:h>
            <text:h text:style-name="P135" text:outline-level="1" loext:marker-style-name="T316"><text:span text:style-name="T217"><text:tab/>PATH</text:span><text:span text:style-name="T222">1</text:span><text:span text:style-name="T217"> </text:span><text:bookmark-start text:name="_Hlk26281424"/><text:bookmark-start text:name="OLE_LINK135"/><text:bookmark-start text:name="OLE_LINK174"/><text:span text:style-name="T217">∧</text:span><text:bookmark-end text:name="_Hlk26281424"/><text:bookmark-end text:name="OLE_LINK135"/><text:bookmark-end text:name="OLE_LINK174"/><text:span text:style-name="T217"> PATH</text:span><text:span text:style-name="T222">2</text:span><text:span text:style-name="T217"> </text:span><text:span text:style-name="T315">|</text:span></text:h>
            <text:h text:style-name="P135" text:outline-level="1" loext:marker-style-name="T316"><text:span text:style-name="T217"><text:tab/>PATH</text:span><text:span text:style-name="T222">1</text:span><text:span text:style-name="T217"> </text:span><text:bookmark-start text:name="_Hlk29311988"/><text:span text:style-name="T217">∖</text:span><text:bookmark-end text:name="_Hlk29311988"/><text:span text:style-name="T217"> PATH</text:span><text:span text:style-name="T222">2</text:span><text:bookmark-start text:name="OLE_LINK94"/><text:bookmark-start text:name="OLE_LINK114"/><text:span text:style-name="T217"> </text:span><text:span text:style-name="T315">|</text:span><text:bookmark-end text:name="OLE_LINK94"/><text:bookmark-end text:name="OLE_LINK114"/></text:h>
            <text:h text:style-name="P136" text:outline-level="1" loext:marker-style-name="T316"><text:span text:style-name="T217"><text:tab/></text:span><text:bookmark-start text:name="OLE_LINK254"/><text:bookmark-start text:name="OLE_LINK255"/><text:span text:style-name="T217">?VAR</text:span><text:bookmark-end text:name="OLE_LINK254"/><text:bookmark-end text:name="OLE_LINK255"/><text:bookmark-start text:name="OLE_LINK182"/><text:bookmark-start text:name="OLE_LINK183"/><text:span text:style-name="T217"> </text:span><text:span text:style-name="T315">|</text:span><text:bookmark-end text:name="OLE_LINK182"/><text:bookmark-end text:name="OLE_LINK183"/></text:h>
            <text:h text:style-name="P137" text:outline-level="1" loext:marker-style-name="T316"><text:span text:style-name="T217"><text:tab/>{</text:span><text:bookmark-start text:name="OLE_LINK243"/><text:bookmark-start text:name="OLE_LINK244"/><text:bookmark-start text:name="_Hlk26381256"/><text:bookmark-start text:name="OLE_LINK242"/><text:bookmark-start text:name="_Hlk26280643"/><text:bookmark-start text:name="OLE_LINK119"/><text:span text:style-name="T217">d</text:span><text:bookmark-end text:name="_Hlk26280643"/><text:bookmark-end text:name="OLE_LINK119"/><text:span text:style-name="T222">1</text:span><text:bookmark-end text:name="_Hlk26381256"/><text:bookmark-end text:name="OLE_LINK242"/><text:span text:style-name="T217"> ... d</text:span><text:span text:style-name="T222">n</text:span><text:bookmark-end text:name="OLE_LINK243"/><text:bookmark-end text:name="OLE_LINK244"/><text:span text:style-name="T217">} </text:span><text:span text:style-name="T315">|</text:span></text:h>
            <text:h text:style-name="P135" text:outline-level="1" loext:marker-style-name="T316"><text:span text:style-name="T217"><text:tab/></text:span><text:span text:style-name="T255">≶</text:span><text:span text:style-name="T217"> TERM</text:span><text:bookmark text:name="_Hlk26379047_Copy_1"/><text:bookmark text:name="OLE_LINK224_Copy_1"/></text:h>
            <text:h text:style-name="P135" text:outline-level="1" loext:marker-style-name="T316"><text:span text:style-name="T217">TERM </text:span><text:span text:style-name="T315">::=</text:span><text:span text:style-name="T217"> </text:span><text:bookmark-start text:name="OLE_LINK179"/><text:bookmark-start text:name="OLE_LINK180"/><text:span text:style-name="T217">d</text:span><text:bookmark-end text:name="OLE_LINK179"/><text:bookmark-end text:name="OLE_LINK180"/><text:span text:style-name="T217"> </text:span><text:span text:style-name="T315">|</text:span><text:span text:style-name="T217"> ?VAR </text:span><text:span text:style-name="T315">|</text:span><text:span text:style-name="T217"> </text:span><text:bookmark-start text:name="_Hlk26379821"/><text:bookmark-start text:name="OLE_LINK191"/><text:bookmark-start text:name="_Hlk26781865"/><text:span text:style-name="T217">f</text:span><text:bookmark-end text:name="_Hlk26781865"/><text:span text:style-name="T217">(TERM</text:span><text:span text:style-name="T222">1</text:span><text:span text:style-name="T217">, ... TERM</text:span><text:span text:style-name="T321">α(</text:span><text:span text:style-name="T222">f</text:span><text:span text:style-name="T321">)</text:span><text:span text:style-name="T217">)</text:span><text:bookmark-end text:name="_Hlk26379821"/><text:bookmark-end text:name="OLE_LINK191"/></text:h>
          </table:table-cell>
          <table:table-cell table:style-name="Table31.A1" office:value-type="string">
            <text:h text:style-name="P138" text:outline-level="1"><text:span text:style-name="T322">≶ </text:span><text:bookmark-start text:name="_Hlk32334374"/><text:span text:style-name="T322">⩴</text:span><text:bookmark-end text:name="_Hlk32334374"/><text:span text:style-name="T322"> </text:span><text:span text:style-name="T323"></text:span><text:span text:style-name="T324"> | </text:span><text:span text:style-name="T325">≥</text:span><text:span text:style-name="T324"> | </text:span><text:span text:style-name="T326"></text:span><text:span text:style-name="T324"> | </text:span><text:span text:style-name="T326"></text:span><text:span text:style-name="T327">≤</text:span><text:span text:style-name="T326"> </text:span><text:span text:style-name="T324">| </text:span><text:span text:style-name="T326"></text:span><text:span text:style-name="T324"> | </text:span><text:span text:style-name="T326"></text:span></text:h>
            <text:h text:style-name="P139" text:outline-level="1" loext:marker-style-name="T248"><text:span text:style-name="T328">0 </text:span><text:span text:style-name="T329">≤ </text:span><text:span text:style-name="T330">m </text:span><text:span text:style-name="T329">≤ </text:span></text:h>
            <text:h text:style-name="P140" text:outline-level="1" loext:marker-style-name="T248"><text:span text:style-name="T329">i </text:span><text:span text:style-name="T331"></text:span><text:span text:style-name="T329"> i</text:span><text:span text:style-name="T332">j</text:span><text:span text:style-name="T333"> and i </text:span><text:span text:style-name="T332">j</text:span><text:span text:style-name="T334"></text:span><text:span text:style-name="T333"> i</text:span><text:span text:style-name="T332">k</text:span><text:span text:style-name="T333"> for any j </text:span><text:span text:style-name="T334"> </text:span><text:span text:style-name="T333">k and j, k ≤ m</text:span></text:h>
            <text:h text:style-name="P141" text:outline-level="1" loext:marker-style-name="T248"/>
            <text:h text:style-name="P142" text:outline-level="1">Operator precedence is (lowest to highest):</text:h>
            <text:h text:style-name="P143" text:outline-level="1"><text:span text:style-name="T335">disjunction </text:span><text:span text:style-name="T336">∨</text:span><text:span text:style-name="T335">, conjunction </text:span><text:span text:style-name="T337">∧</text:span><text:span text:style-name="T335">, exception \</text:span></text:h>
            <text:h text:style-name="P144" text:outline-level="1" loext:marker-style-name="T338"><text:span text:style-name="T255"/></text:h>
            <text:h text:style-name="P144" text:outline-level="1" loext:marker-style-name="T339"><text:span text:style-name="T255"/></text:h>
            <text:h text:style-name="P145" text:outline-level="1"><text:span text:style-name="T340"/></text:h>
          </table:table-cell>
        </table:table-row>
        <table:table-row table:style-name="Table31.1">
          <table:table-cell table:style-name="Table31.A1" table:number-columns-spanned="2" office:value-type="string">
            <text:h text:style-name="P146" text:outline-level="1" loext:marker-style-name="T341"><text:span text:style-name="T217"><text:tab/></text:span><text:span text:style-name="T342">PATH</text:span><text:span text:style-name="T343">1</text:span><text:span text:style-name="T344"> X … X PATH</text:span><text:span text:style-name="T343">n</text:span><text:span text:style-name="T296"> </text:span><text:bookmark text:name="_Hlk26380938 Copy 1"/><text:bookmark text:name="OLE_LINK240 Copy 1"/><text:bookmark text:name="OLE_LINK250 Copy 1"/><text:span text:style-name="T345">↠</text:span><text:bookmark-start text:name="OLE_LINK227 Copy 1"/><text:bookmark-start text:name="_Hlk26379341 Copy 1"/><text:span text:style-name="T296"><text:tab/></text:span><text:bookmark-start text:name="OLE_LINK226 Copy 1"/><text:bookmark-start text:name="OLE_LINK225 Copy 1"/><text:bookmark-start text:name="_Hlk26379308 Copy 1"/><text:span text:style-name="T346"><draw:frame draw:style-name="fr2" draw:name="Object30" text:anchor-type="as-char" svg:y="-0.367cm" svg:width="6.886cm" svg:height="0.496cm" draw:z-index="85"><draw:object xlink:href="./Object 31" xlink:type="simple" xlink:show="embed" xlink:actuate="onLoad"/><draw:image xlink:href="./ObjectReplacements/Object 31" xlink:type="simple" xlink:show="embed" xlink:actuate="onLoad"/><svg:desc>formula</svg:desc></draw:frame></text:span><text:bookmark-end text:name="OLE_LINK227 Copy 1"/><text:bookmark-end text:name="_Hlk26379341 Copy 1"/><text:bookmark-end text:name="OLE_LINK226 Copy 1"/><text:bookmark-end text:name="OLE_LINK225 Copy 1"/><text:bookmark-end text:name="_Hlk26379308 Copy 1"/></text:h>
            <text:h text:style-name="P147" text:outline-level="1"><text:span text:style-name="T338">{</text:span><text:span text:style-name="T347">var</text:span><text:span text:style-name="T348">1</text:span><text:span text:style-name="T349"> … </text:span><text:span text:style-name="T350">var</text:span><text:span text:style-name="T348">m</text:span><text:span text:style-name="T349">} are the ?VAR variable symbols in PATH</text:span><text:span text:style-name="T348">1</text:span><text:span text:style-name="T349">, … , PATH</text:span><text:span text:style-name="T348">n</text:span></text:h>
            <text:h text:style-name="P148" text:outline-level="1" loext:marker-style-name="T341"><text:span text:style-name="T217"><text:tab/></text:span><text:span text:style-name="T296">T </text:span><text:bookmark-start text:name="_Hlk26379341"/><text:bookmark-start text:name="OLE_LINK227"/><text:bookmark-start text:name="_Hlk26380938"/><text:bookmark-start text:name="OLE_LINK240"/><text:bookmark-start text:name="OLE_LINK250"/><text:span text:style-name="T351">↦</text:span><text:bookmark-end text:name="_Hlk26380938"/><text:bookmark-end text:name="OLE_LINK240"/><text:bookmark-end text:name="OLE_LINK250"/><text:span text:style-name="T296"><text:tab/></text:span><text:bookmark-start text:name="_Hlk26379308"/><text:bookmark-start text:name="OLE_LINK225"/><text:bookmark-start text:name="OLE_LINK226"/><text:span text:style-name="T306"><draw:frame draw:style-name="fr2" draw:name="Object84" text:anchor-type="as-char" svg:y="-0.316cm" svg:width="0.885cm" svg:height="0.393cm" draw:z-index="54"><draw:object xlink:href="./Object 84" xlink:type="simple" xlink:show="embed" xlink:actuate="onLoad"/><draw:image xlink:href="./ObjectReplacements/Object 84" xlink:type="simple" xlink:show="embed" xlink:actuate="onLoad"/></draw:frame></text:span><text:bookmark-end text:name="_Hlk26379341"/><text:bookmark-end text:name="OLE_LINK227"/><text:bookmark-end text:name="_Hlk26379308"/><text:bookmark-end text:name="OLE_LINK225"/><text:bookmark-end text:name="OLE_LINK226"/></text:h>
            <text:h text:style-name="P149" text:outline-level="1"><text:span text:style-name="T180"><text:tab/> P.i</text:span><text:span text:style-name="T352"> </text:span><text:span text:style-name="T245">➤</text:span><text:span text:style-name="T246"> </text:span><text:span text:style-name="T180">[P.i</text:span><text:span text:style-name="T228">1</text:span><text:span text:style-name="T180"> </text:span><text:span text:style-name="T247">⋈</text:span><text:span text:style-name="T180"> PATH</text:span><text:span text:style-name="T228">1</text:span><text:span text:style-name="T180">]…[P.i</text:span><text:span text:style-name="T228">m</text:span><text:span text:style-name="T180"> </text:span><text:span text:style-name="T247">⋈</text:span><text:span text:style-name="T180"> PATH</text:span><text:span text:style-name="T228">m</text:span><text:span text:style-name="T180">]</text:span><text:span text:style-name="T352"> </text:span><text:span text:style-name="T247">↦</text:span><text:span text:style-name="T180"> </text:span><draw:frame draw:style-name="fr2" draw:name="Object86" text:anchor-type="as-char" svg:y="-0.367cm" svg:width="8.86cm" svg:height="0.527cm" draw:z-index="55"><draw:object xlink:href="./Object 86" xlink:type="simple" xlink:show="embed" xlink:actuate="onLoad"/><draw:image xlink:href="./ObjectReplacements/Object 86" xlink:type="simple" xlink:show="embed" xlink:actuate="onLoad"/></draw:frame></text:h>
            <text:h text:style-name="P149" text:outline-level="1"><text:span text:style-name="T180"><text:tab/></text:span><text:bookmark-start text:name="_Hlk26379389"/><text:bookmark-start text:name="OLE_LINK228"/><text:span text:style-name="T180"> </text:span><draw:frame draw:style-name="fr2" draw:name="Object87" text:anchor-type="as-char" svg:y="-0.316cm" svg:width="2.552cm" svg:height="0.445cm" draw:z-index="56"><draw:object xlink:href="./Object 87" xlink:type="simple" xlink:show="embed" xlink:actuate="onLoad"/><draw:image xlink:href="./ObjectReplacements/Object 87" xlink:type="simple" xlink:show="embed" xlink:actuate="onLoad"/></draw:frame><text:bookmark-end text:name="_Hlk26379389"/><text:bookmark-end text:name="OLE_LINK228"/><text:span text:style-name="T180"><text:s/></text:span><text:span text:style-name="T247">↦</text:span><text:span text:style-name="T180"><text:tab/></text:span><text:bookmark-start text:name="OLE_LINK49"/><text:bookmark-start text:name="OLE_LINK50"/><draw:frame draw:style-name="fr2" draw:name="Object88" text:anchor-type="as-char" svg:y="-0.367cm" svg:width="3.314cm" svg:height="0.496cm" draw:z-index="57"><draw:object xlink:href="./Object 88" xlink:type="simple" xlink:show="embed" xlink:actuate="onLoad"/><draw:image xlink:href="./ObjectReplacements/Object 88" xlink:type="simple" xlink:show="embed" xlink:actuate="onLoad"/></draw:frame><text:bookmark-end text:name="OLE_LINK49"/><text:bookmark-end text:name="OLE_LINK50"/></text:h>
            <text:h text:style-name="P149" text:outline-level="1"><text:span text:style-name="T180"><text:tab/></text:span><text:bookmark-start text:name="_Hlk26379389_Copy_1"/><text:bookmark-start text:name="OLE_LINK228_Copy_1"/><text:span text:style-name="T180"> </text:span><draw:frame draw:style-name="fr2" draw:name="Object89" text:anchor-type="as-char" svg:y="-0.316cm" svg:width="2.552cm" svg:height="0.445cm" draw:z-index="58"><draw:object xlink:href="./Object 89" xlink:type="simple" xlink:show="embed" xlink:actuate="onLoad"/><draw:image xlink:href="./ObjectReplacements/Object 89" xlink:type="simple" xlink:show="embed" xlink:actuate="onLoad"/></draw:frame><text:bookmark-end text:name="_Hlk26379389_Copy_1"/><text:bookmark-end text:name="OLE_LINK228_Copy_1"/><text:span text:style-name="T180"><text:s/></text:span><text:span text:style-name="T247">↦</text:span><text:span text:style-name="T180"><text:tab/></text:span><draw:frame draw:style-name="fr2" draw:name="Object90" text:anchor-type="as-char" svg:y="-0.367cm" svg:width="3.314cm" svg:height="0.496cm" draw:z-index="59"><draw:object xlink:href="./Object 90" xlink:type="simple" xlink:show="embed" xlink:actuate="onLoad"/><draw:image xlink:href="./ObjectReplacements/Object 90" xlink:type="simple" xlink:show="embed" xlink:actuate="onLoad"/></draw:frame></text:h>
            <text:h text:style-name="P149" text:outline-level="1"><text:span text:style-name="T180"><text:tab/></text:span><text:bookmark-start text:name="_Hlk26379389_Copy_2"/><text:bookmark-start text:name="OLE_LINK228_Copy_2"/><text:span text:style-name="T180"> </text:span><draw:frame draw:style-name="fr2" draw:name="Object91" text:anchor-type="as-char" svg:y="-0.316cm" svg:width="2.489cm" svg:height="0.445cm" draw:z-index="60"><draw:object xlink:href="./Object 91" xlink:type="simple" xlink:show="embed" xlink:actuate="onLoad"/><draw:image xlink:href="./ObjectReplacements/Object 91" xlink:type="simple" xlink:show="embed" xlink:actuate="onLoad"/></draw:frame><text:bookmark-end text:name="_Hlk26379389_Copy_2"/><text:bookmark-end text:name="OLE_LINK228_Copy_2"/><text:span text:style-name="T180"><text:s/></text:span><text:span text:style-name="T247">↦</text:span><text:span text:style-name="T180"><text:tab/></text:span><draw:frame draw:style-name="fr2" draw:name="Object92" text:anchor-type="as-char" svg:y="-0.367cm" svg:width="3.588cm" svg:height="0.496cm" draw:z-index="61"><draw:object xlink:href="./Object 92" xlink:type="simple" xlink:show="embed" xlink:actuate="onLoad"/><draw:image xlink:href="./ObjectReplacements/Object 92" xlink:type="simple" xlink:show="embed" xlink:actuate="onLoad"/></draw:frame><text:bookmark text:name="_Hlk26778339"/></text:h>
            <text:h text:style-name="P150" text:outline-level="1"><text:span text:style-name="T180"><text:tab/>?VAR </text:span><text:span text:style-name="T247">↦</text:span><text:span text:style-name="T180"><text:tab/></text:span><draw:frame draw:style-name="fr2" draw:name="Object94" text:anchor-type="as-char" svg:y="-0.316cm" svg:width="1.873cm" svg:height="0.393cm" draw:z-index="63"><draw:object xlink:href="./Object 94" xlink:type="simple" xlink:show="embed" xlink:actuate="onLoad"/><draw:image xlink:href="./ObjectReplacements/Object 94" xlink:type="simple" xlink:show="embed" xlink:actuate="onLoad"/></draw:frame></text:h>
            <text:h text:style-name="P150" text:outline-level="1"><text:span text:style-name="T180"><text:tab/>{d</text:span><text:span text:style-name="T228">1</text:span><text:span text:style-name="T180"> … d</text:span><text:span text:style-name="T228">n</text:span><text:span text:style-name="T180">} </text:span><text:span text:style-name="T247">↦</text:span><text:span text:style-name="T180"><text:tab/></text:span><text:bookmark text:name="_Hlk26778339 Copy 1"/><text:span text:style-name="T180"><draw:frame draw:style-name="fr2" draw:name="Object93" text:anchor-type="as-char" svg:y="-0.316cm" svg:width="2.986cm" svg:height="0.445cm" draw:z-index="86"><draw:object xlink:href="./Object 30" xlink:type="simple" xlink:show="embed" xlink:actuate="onLoad"/><draw:image xlink:href="./ObjectReplacements/Object 30" xlink:type="simple" xlink:show="embed" xlink:actuate="onLoad"/><svg:desc>formula</svg:desc></draw:frame></text:span></text:h>
            <text:h text:style-name="P151" text:outline-level="1"><text:span text:style-name="T180"><text:tab/></text:span><text:span text:style-name="T353">≶</text:span><text:span text:style-name="T180"> TERM</text:span><text:bookmark-start text:name="_Hlk26379833"/><text:bookmark-start text:name="OLE_LINK217"/><text:span text:style-name="T180"> </text:span><text:bookmark-end text:name="_Hlk26379833"/><text:bookmark-end text:name="OLE_LINK217"/><text:span text:style-name="T247">↦</text:span><text:span text:style-name="T180"><text:tab/></text:span><draw:frame draw:style-name="fr2" draw:name="Object95" text:anchor-type="as-char" svg:y="-0.367cm" svg:width="2.164cm" svg:height="0.445cm" draw:z-index="64"><draw:object xlink:href="./Object 95" xlink:type="simple" xlink:show="embed" xlink:actuate="onLoad"/><draw:image xlink:href="./ObjectReplacements/Object 95" xlink:type="simple" xlink:show="embed" xlink:actuate="onLoad"/></draw:frame></text:h>
            <text:h text:style-name="P149" text:outline-level="1"><text:span text:style-name="T180"><text:tab/>d </text:span><draw:frame draw:style-name="fr2" draw:name="Object96" text:anchor-type="as-char" svg:y="-0.316cm" svg:width="0.434cm" svg:height="0.393cm" draw:z-index="65"><draw:object xlink:href="./Object 96" xlink:type="simple" xlink:show="embed" xlink:actuate="onLoad"/><draw:image xlink:href="./ObjectReplacements/Object 96" xlink:type="simple" xlink:show="embed" xlink:actuate="onLoad"/></draw:frame><text:span text:style-name="T180"><text:tab/>d</text:span></text:h>
            <text:h text:style-name="P152" text:outline-level="1" loext:marker-style-name="T354"><text:span text:style-name="T282"><text:tab/></text:span><text:bookmark-start text:name="OLE_LINK175"/><text:bookmark-start text:name="OLE_LINK177"/><text:span text:style-name="T296">?VAR </text:span><text:span text:style-name="T306"><draw:frame draw:style-name="fr2" draw:name="Object97" text:anchor-type="as-char" svg:y="-0.316cm" svg:width="0.434cm" svg:height="0.393cm" draw:z-index="66"><draw:object xlink:href="./Object 97" xlink:type="simple" xlink:show="embed" xlink:actuate="onLoad"/><draw:image xlink:href="./ObjectReplacements/Object 97" xlink:type="simple" xlink:show="embed" xlink:actuate="onLoad"/></draw:frame></text:span><text:span text:style-name="T296"><text:tab/>?VAR</text:span><text:bookmark-end text:name="OLE_LINK175"/><text:bookmark-end text:name="OLE_LINK177"/></text:h>
            <text:h text:style-name="P152" text:outline-level="1" loext:marker-style-name="T355"><text:span text:style-name="T282"><text:tab/></text:span><text:bookmark-start text:name="OLE_LINK218"/><text:bookmark-start text:name="OLE_LINK230"/><text:span text:style-name="T296">f(</text:span><text:bookmark-start text:name="_Hlk26777996"/><text:span text:style-name="T296">TERM</text:span><text:bookmark-end text:name="_Hlk26777996"/><text:span text:style-name="T356">1</text:span><text:span text:style-name="T296"> … TERM</text:span><text:bookmark-start text:name="_Hlk26782079"/><text:span text:style-name="T357"></text:span><text:span text:style-name="T358">𝓕</text:span><text:span text:style-name="T359">(</text:span><text:span text:style-name="T356">f</text:span><text:span text:style-name="T359">)</text:span><text:bookmark-end text:name="_Hlk26782079"/><text:span text:style-name="T296">)</text:span><text:bookmark-end text:name="OLE_LINK218"/><text:bookmark-end text:name="OLE_LINK230"/><text:span text:style-name="T360"> </text:span><text:span text:style-name="T306"><draw:frame draw:style-name="fr2" draw:name="Object98" text:anchor-type="as-char" svg:y="-0.316cm" svg:width="0.434cm" svg:height="0.393cm" draw:z-index="67"><draw:object xlink:href="./Object 98" xlink:type="simple" xlink:show="embed" xlink:actuate="onLoad"/><draw:image xlink:href="./ObjectReplacements/Object 98" xlink:type="simple" xlink:show="embed" xlink:actuate="onLoad"/></draw:frame></text:span><text:span text:style-name="T282"><text:tab/></text:span><text:bookmark-start text:name="_Hlk26777924"/><draw:frame draw:style-name="fr2" draw:name="Object100" text:anchor-type="as-char" svg:y="-0.367cm" svg:width="3.531cm" svg:height="0.533cm" draw:z-index="68"><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h text:style-name="P153" text:outline-level="1" loext:marker-style-name="T70"><text:span text:style-name="T71">Populations</text:span></text:h>
      <text:p text:style-name="P154" loext:marker-style-name="T286"><text:bookmark text:name="_Hlk510951444 Copy 2"/></text:p>
      <table:table table:name="Table33" table:style-name="Table33">
        <table:table-column table:style-name="Table33.A"/>
        <table:table-column table:style-name="Table33.B"/>
        <table:table-row table:style-name="Table33.1">
          <table:table-cell table:style-name="Table33.A1" office:value-type="string">
            <text:h text:style-name="P155" text:outline-level="1" loext:marker-style-name="T289"><text:span text:style-name="T361">ValueInstance</text:span><text:span text:style-name="T290">(</text:span><text:span text:style-name="T361">U, V</text:span><text:span text:style-name="T290">, </text:span><text:span text:style-name="T361">d</text:span><text:span text:style-name="T290">)</text:span></text:h>
          </table:table-cell>
          <table:table-cell table:style-name="Table33.A1" office:value-type="string">
            <text:h text:style-name="P156" text:outline-level="1"><text:span text:style-name="T362">for</text:span> <text:span text:style-name="T363">ValuesOf(</text:span><text:span text:style-name="T364">V ({d}</text:span><text:bookmark text:name="OLE_LINK105 Copy 1"/><text:bookmark text:name="OLE_LINK106 Copy 1"/><text:span text:style-name="T364">)</text:span><text:span text:style-name="T363">)</text:span></text:h>
            <text:h text:style-name="P157" text:outline-level="1"><text:span text:style-name="T363"/></text:h>
            <text:h text:style-name="P158" text:outline-level="1" loext:marker-style-name="T291">U is the predicate name of the population to which this instance belongs</text:h>
          </table:table-cell>
        </table:table-row>
        <table:table-row table:style-name="Table33.1">
          <table:table-cell table:style-name="Table33.A1" table:number-columns-spanned="2" office:value-type="string">
            <text:h text:style-name="P159" text:outline-level="1">(MACRO)</text:h>
            <text:h text:style-name="P160" text:outline-level="1" loext:marker-style-name="T292"><text:span text:style-name="T365">Sub</text:span><text:span text:style-name="T366">Type</text:span><text:span text:style-name="T365">SemiRule</text:span><text:span text:style-name="T366">(</text:span><text:span text:style-name="T365">V</text:span><text:span text:style-name="T367">, </text:span><text:span text:style-name="T368">¬</text:span><text:span text:style-name="T369">U <text:s/>∨</text:span><text:span text:style-name="T370"> </text:span><text:span text:style-name="T371">V({d})</text:span><text:span text:style-name="T367">)</text:span></text:h>
          </table:table-cell>
          <table:covered-table-cell/>
        </table:table-row>
      </table:table>
      <text:p text:style-name="P154" loext:marker-style-name="T286"><text:bookmark text:name="_Hlk510951444 Copy 2 Copy 1"/></text:p>
      <table:table table:name="Table34" table:style-name="Table34">
        <table:table-column table:style-name="Table34.A"/>
        <table:table-column table:style-name="Table34.B"/>
        <table:table-row table:style-name="Table34.1">
          <table:table-cell table:style-name="Table34.A1" office:value-type="string">
            <text:h text:style-name="P155" text:outline-level="1" loext:marker-style-name="T289"><text:span text:style-name="T372">Fact</text:span><text:span text:style-name="T290">(</text:span><text:span text:style-name="T372">P</text:span><text:span text:style-name="T290">, </text:span><text:span text:style-name="T373">(</text:span><text:span text:style-name="T361">d</text:span><text:span text:style-name="T374">1</text:span><text:span text:style-name="T375">, …, d</text:span><text:span text:style-name="T374">α(P)</text:span><text:span text:style-name="T376">)</text:span><text:span text:style-name="T290">)</text:span></text:h>
          </table:table-cell>
          <table:table-cell table:style-name="Table34.A1" office:value-type="string">
            <text:h text:style-name="P161" text:outline-level="1"><text:span text:style-name="T377">for</text:span><text:span text:style-name="T378"> </text:span><text:span text:style-name="T181">FactType(P (</text:span><text:bookmark-start text:name="_Hlk511201255 Copy 2"/><text:bookmark-start text:name="_Hlk26281043 Copy 2"/><text:bookmark-start text:name="OLE_LINK132 Copy 2"/><draw:frame draw:style-name="fr2" draw:name="Object32" text:anchor-type="as-char" svg:y="-0.316cm" svg:width="1.58cm" svg:height="0.467cm" draw:z-index="87"><draw:object xlink:href="./Object 70" xlink:type="simple" xlink:show="embed" xlink:actuate="onLoad"/><draw:image xlink:href="./ObjectReplacements/Object 70" xlink:type="simple" xlink:show="embed" xlink:actuate="onLoad"/><svg:desc>formula</svg:desc></draw:frame><text:bookmark-end text:name="_Hlk511201255 Copy 2"/><text:bookmark-end text:name="_Hlk26281043 Copy 2"/><text:bookmark-end text:name="OLE_LINK132 Copy 2"/><text:span text:style-name="T181">)),</text:span></text:h>
            <text:h text:style-name="P162" text:outline-level="1"><text:span text:style-name="T364">ValuesOf(</text:span><text:span text:style-name="T379">T</text:span><text:span text:style-name="T380">i</text:span><text:span text:style-name="T364"> ({d</text:span><text:span text:style-name="T380">i</text:span><text:span text:style-name="T364">}</text:span><text:bookmark text:name="OLE_LINK105 Copy 1 Copy 1"/><text:bookmark text:name="OLE_LINK106 Copy 1 Copy 1"/><text:span text:style-name="T364">)),</text:span><text:span text:style-name="T379"> 1 </text:span><text:span text:style-name="T381">≤ </text:span><text:span text:style-name="T382">i </text:span><text:span text:style-name="T381">≤ </text:span><text:span text:style-name="T382">α(P)</text:span></text:h>
            <text:h text:style-name="P163" text:outline-level="1"><text:span text:style-name="T364"/></text:h>
            <text:h text:style-name="P164" text:outline-level="1">Problem<text:span text:style-name="T383">s</text:span>: this doesn’t allow specification of an entity instance as a role player. <text:span text:style-name="T383">Not sure how to associate this fact with a population U.</text:span></text:h>
          </table:table-cell>
        </table:table-row>
        <table:table-row table:style-name="Table34.1">
          <table:table-cell table:style-name="Table34.A1" table:number-columns-spanned="2" office:value-type="string">
            <text:h text:style-name="P159" text:outline-level="1">(MACRO)</text:h>
            <text:h text:style-name="P165" text:outline-level="1" loext:marker-style-name="T292"><text:span text:style-name="T384">Fact</text:span><text:span text:style-name="T366">Type</text:span><text:span text:style-name="T365">SemiRule</text:span><text:span text:style-name="T385">(</text:span><text:span text:style-name="T386">P</text:span><text:span text:style-name="T387">, </text:span><text:span text:style-name="T388">{d</text:span><text:span text:style-name="T389">1</text:span><text:span text:style-name="T388">}</text:span><text:span text:style-name="T390">,</text:span><text:span text:style-name="T388"> … </text:span><text:span text:style-name="T390">, </text:span><text:span text:style-name="T388">{d</text:span><text:span text:style-name="T389">α(P)</text:span><text:span text:style-name="T388">}</text:span><text:span text:style-name="T387">)</text:span></text:h>
          </table:table-cell>
          <table:covered-table-cell/>
        </table:table-row>
      </table:table>
      <text:h text:style-name="P166" text:outline-level="1" loext:marker-style-name="T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4-09T10:02:46.644292080</meta:print-date>
    <dc:date>2025-08-11T17:26:54.335900943</dc:date>
    <meta:editing-cycles>1604</meta:editing-cycles>
    <meta:editing-duration>P22DT22H46M39S</meta:editing-duration>
    <meta:generator>LibreOffice/24.8.3.2$MacOSX_AARCH64 LibreOffice_project/48a6bac9e7e268aeb4c3483fcf825c94556d9f92</meta:generator>
    <meta:document-statistic meta:table-count="33" meta:image-count="0" meta:object-count="90" meta:page-count="10" meta:paragraph-count="296" meta:word-count="3269" meta:character-count="20083" meta:non-whitespace-character-count="17001"/>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31/content.xml><?xml version="1.0" encoding="utf-8"?>
<math xmlns="http://www.w3.org/1998/Math/MathML" display="block">
  <semantics>
    <mstyle mathcolor="#2E8B57">
      <mstyle mathsize="10pt">
        <mrow>
          <msub>
            <mi mathvariant="italic">λx</mi>
            <mn>1</mn>
          </msub>
          <mtext>...</mtext>
          <msub>
            <mi>x</mi>
            <mi>n</mi>
          </msub>
          <mi>.</mi>
          <mo stretchy="false">∃</mo>
          <mstyle mathvariant="italic">
            <msub>
              <mi mathvariant="italic">var</mi>
              <mn>1</mn>
            </msub>
          </mstyle>
          <mn>...</mn>
          <mstyle mathvariant="italic">
            <msub>
              <mi mathvariant="italic">var</mi>
              <mi>m</mi>
            </msub>
          </mstyle>
          <mi>.</mi>
          <msubsup>
            <mi mathvariant="italic">PATH</mi>
            <mn>1</mn>
            <mtext>↦</mtext>
          </msubsup>
          <mrow>
            <msub>
              <mi>x</mi>
              <mn>1</mn>
            </msub>
            <mo stretchy="false">∧</mo>
            <mtext>...</mtext>
            <mo stretchy="false">∧</mo>
            <msubsup>
              <mi mathvariant="italic">PATH</mi>
              <mi>n</mi>
              <mtext>↦</mtext>
            </msubsup>
          </mrow>
          <msub>
            <mi>x</mi>
            <mi>n</mi>
          </msub>
        </mrow>
      </mstyle>
    </mstyle>
    <annotation encoding="StarMath 5.0">color seagreen size 10 { λx rsub 1 "..." x rsub n .
exists ital var rsub 1 ... ital var rsub m .
PATH rsub 1 rsup "↦" x rsub 1 and "..." and PATH rsub n rsup "↦" x rsub n
}</annotation>
  </semantics>
</math>
</file>

<file path=Object 3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rarrow "RELATION" rsup size 9 "↠" x rsub 1 ... x rsub {α\(P\)}
}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49/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i>T</mi>
          <mi>.</mi>
          <mi>P</mi>
          <mi>.</mi>
          <mn>1</mn>
          <mi>x</mi>
          <mrow>
            <msub>
              <mi>x</mi>
              <mn>1</mn>
            </msub>
            <mo stretchy="false">∧</mo>
            <mn>...</mn>
            <mo stretchy="false">∧</mo>
            <mi>T</mi>
          </mrow>
          <mi>.</mi>
          <mi>P</mi>
          <mi>.</mi>
          <mrow>
            <mi>α</mi>
            <mo stretchy="false">(</mo>
            <mi>P</mi>
            <mo stretchy="false">)</mo>
          </mrow>
          <mi>x</mi>
          <msub>
            <mi>x</mi>
            <mrow>
              <mi>α</mi>
              <mo stretchy="false">(</mo>
              <mi>P</mi>
              <mo stretchy="false">)</mo>
            </mrow>
          </msub>
          <mo stretchy="false">)</mo>
        </mrow>
      </mstyle>
    </mstyle>
    <annotation encoding="StarMath 5.0">color seagreen size 10 {
forall x x rsub 1 ... x rsub {α\(P\)} . {l} rsub {P} \({x} rsub {1} ... {x} rsub {α\(P\)} \) = x
dlrarrow \({T}.{P}.{1} x {x} rsub {1} and ... and {T}.{P}.{α\(P\)} x {x} rsub {α\(P\)} \) }
</annotation>
  </semantics>
</math>
</file>

<file path=Object 5/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4/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rarrow PATH rsup size 9 "↦" x
}</annotation>
  </semantics>
</math>
</file>

<file path=Object 55/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8/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76/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arrow PATH rsup size 9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arrow "RELATION" rsup size 9 "↠" x rsub 1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and "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or "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 ∖ </mtext>
          <msub>
            <mi mathvariant="italic">PATH</mi>
            <mn>2</mn>
          </msub>
        </mrow>
      </mstyle>
    </mstyle>
    <annotation encoding="StarMath 5.0">color seagreen size 10 {
PATH rsub 1 " ∖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x</mi>
          <mtext>≶</mtext>
          <msup>
            <mi mathvariant="italic">TERM</mi>
            <mtext>↪</mtext>
          </msup>
        </mrow>
      </mstyle>
    </mstyle>
    <annotation encoding="StarMath 5.0">color seagreen size 10 {
λx . x "≶"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